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6mm"/>
    </style:style>
    <style:style style:name="co2" style:family="table-column">
      <style:table-column-properties fo:break-before="auto" style:column-width="11.64mm"/>
    </style:style>
    <style:style style:name="co3" style:family="table-column">
      <style:table-column-properties fo:break-before="auto" style:column-width="25.33mm"/>
    </style:style>
    <style:style style:name="co4" style:family="table-column">
      <style:table-column-properties fo:break-before="auto" style:column-width="32.91mm"/>
    </style:style>
    <style:style style:name="co5" style:family="table-column">
      <style:table-column-properties fo:break-before="auto" style:column-width="35.03mm"/>
    </style:style>
    <style:style style:name="co6" style:family="table-column">
      <style:table-column-properties fo:break-before="auto" style:column-width="21.77mm"/>
    </style:style>
    <style:style style:name="co7" style:family="table-column">
      <style:table-column-properties fo:break-before="auto" style:column-width="7.78mm"/>
    </style:style>
    <style:style style:name="co8" style:family="table-column">
      <style:table-column-properties fo:break-before="auto" style:column-width="9.47mm"/>
    </style:style>
    <style:style style:name="co9" style:family="table-column">
      <style:table-column-properties fo:break-before="auto" style:column-width="11.39mm"/>
    </style:style>
    <style:style style:name="co10" style:family="table-column">
      <style:table-column-properties fo:break-before="auto" style:column-width="8.75mm"/>
    </style:style>
    <style:style style:name="co11" style:family="table-column">
      <style:table-column-properties fo:break-before="auto" style:column-width="10.42mm"/>
    </style:style>
    <style:style style:name="co12" style:family="table-column">
      <style:table-column-properties fo:break-before="auto" style:column-width="8.93mm"/>
    </style:style>
    <style:style style:name="co13" style:family="table-column">
      <style:table-column-properties fo:break-before="auto" style:column-width="16.23mm"/>
    </style:style>
    <style:style style:name="co14" style:family="table-column">
      <style:table-column-properties fo:break-before="auto" style:column-width="9.7mm"/>
    </style:style>
    <style:style style:name="co15" style:family="table-column">
      <style:table-column-properties fo:break-before="auto" style:column-width="13.81mm"/>
    </style:style>
    <style:style style:name="co16" style:family="table-column">
      <style:table-column-properties fo:break-before="auto" style:column-width="14.78mm"/>
    </style:style>
    <style:style style:name="co17" style:family="table-column">
      <style:table-column-properties fo:break-before="auto" style:column-width="12.07mm"/>
    </style:style>
    <style:style style:name="co18" style:family="table-column">
      <style:table-column-properties fo:break-before="auto" style:column-width="14.23mm"/>
    </style:style>
    <style:style style:name="co19" style:family="table-column">
      <style:table-column-properties fo:break-before="auto" style:column-width="13.74mm"/>
    </style:style>
    <style:style style:name="co20" style:family="table-column">
      <style:table-column-properties fo:break-before="auto" style:column-width="318.82mm"/>
    </style:style>
    <style:style style:name="co21" style:family="table-column">
      <style:table-column-properties fo:break-before="auto" style:column-width="24.18mm"/>
    </style:style>
    <style:style style:name="co22" style:family="table-column">
      <style:table-column-properties fo:break-before="auto" style:column-width="17.67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31.19mm"/>
    </style:style>
    <style:style style:name="co25" style:family="table-column">
      <style:table-column-properties fo:break-before="auto" style:column-width="56.22mm"/>
    </style:style>
    <style:style style:name="co26" style:family="table-column">
      <style:table-column-properties fo:break-before="auto" style:column-width="39.07mm"/>
    </style:style>
    <style:style style:name="co27" style:family="table-column">
      <style:table-column-properties fo:break-before="auto" style:column-width="32.67mm"/>
    </style:style>
    <style:style style:name="co28" style:family="table-column">
      <style:table-column-properties fo:break-before="auto" style:column-width="22.67mm"/>
    </style:style>
    <style:style style:name="co29" style:family="table-column">
      <style:table-column-properties fo:break-before="auto" style:column-width="24.43mm"/>
    </style:style>
    <style:style style:name="co30" style:family="table-column">
      <style:table-column-properties fo:break-before="auto" style:column-width="11.57mm"/>
    </style:style>
    <style:style style:name="co31" style:family="table-column">
      <style:table-column-properties fo:break-before="auto" style:column-width="52.65mm"/>
    </style:style>
    <style:style style:name="co32" style:family="table-column">
      <style:table-column-properties fo:break-before="auto" style:column-width="58.93mm"/>
    </style:style>
    <style:style style:name="co33" style:family="table-column">
      <style:table-column-properties fo:break-before="auto" style:column-width="31.91mm"/>
    </style:style>
    <style:style style:name="co34" style:family="table-column">
      <style:table-column-properties fo:break-before="auto" style:column-width="22.49mm"/>
    </style:style>
    <style:style style:name="co35" style:family="table-column">
      <style:table-column-properties fo:break-before="auto" style:column-width="23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fff45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2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normal" style:font-style-asian="normal" style:font-style-complex="normal"/>
    </style:style>
    <style:style style:name="ce18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50" style:family="table-cell" style:parent-style-name="Default">
      <style:table-cell-properties fo:wrap-option="no-wrap"/>
    </style:style>
    <style:style style:name="ce51" style:family="table-cell" style:parent-style-name="Default">
      <style:table-cell-properties fo:wrap-option="no-wrap" fo:border="none"/>
    </style:style>
    <style:style style:name="ce5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style="normal" style:font-style-asian="normal" style:font-style-complex="normal"/>
    </style:style>
    <style:style style:name="ce5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no-wrap"/>
      <style:text-properties fo:font-style="normal" style:font-style-asian="normal" style:font-style-complex="normal"/>
    </style:style>
    <style:style style:name="ce5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font-style-asian="normal" style:font-style-complex="normal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23" style:family="table-cell" style:parent-style-name="Default" style:data-style-name="N0"/>
    <style:style style:name="ce24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bcaed5"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61" style:family="table-cell" style:parent-style-name="Default">
      <style:table-cell-properties fo:background-color="#bcaed5"/>
      <style:text-properties fo:font-style="normal" style:font-style-asian="normal" style:font-style-complex="normal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55.3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Arrowheads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s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-group>
          <table:table-column table:style-name="co6" table:default-cell-style-name="ce7"/>
          <table:table-column table:style-name="co7" table:default-cell-style-name="ce7"/>
          <table:table-column table:style-name="co8" table:default-cell-style-name="ce7"/>
          <table:table-column table:style-name="co7" table:default-cell-style-name="Default"/>
          <table:table-column table:style-name="co9" table:default-cell-style-name="ce7"/>
          <table:table-column table:style-name="co7" table:default-cell-style-name="Default"/>
          <table:table-column table:style-name="co10" table:default-cell-style-name="ce7"/>
          <table:table-column table:style-name="co11" table:default-cell-style-name="Default"/>
          <table:table-column table:style-name="co12" table:default-cell-style-name="Default"/>
          <table:table-column table:style-name="co11" table:number-columns-repeated="2" table:default-cell-style-name="ce11"/>
        </table:table-column-group>
        <table:table-column-group>
          <table:table-column table:style-name="co13" table:default-cell-style-name="ce7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ce7"/>
          <table:table-column table:style-name="co16" table:default-cell-style-name="Default"/>
          <table:table-column table:style-name="co17" table:default-cell-style-name="Default"/>
          <table:table-column table:style-name="co18" table:default-cell-style-name="Default"/>
          <table:table-column table:style-name="co19" table:default-cell-style-name="Default"/>
        </table:table-column-group>
        <table:table-column-group>
          <table:table-column table:style-name="co20" table:default-cell-style-name="Default"/>
        </table:table-column-group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5" table:default-cell-style-name="ce50"/>
        <table:table-column table:style-name="co26" table:default-cell-style-name="Default"/>
        <table:table-column table:style-name="co27" table:default-cell-style-name="Default"/>
        <table:table-column table:style-name="co28" table:default-cell-style-name="ce15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8" table:number-columns-repeated="982" table:default-cell-style-name="Default"/>
        <table:table-row table:style-name="ro1" table:visibility="collapse">
          <table:table-cell table:style-name="ce1" office:value-type="string" calcext:value-type="string">
            <text:p>effets</text:p>
          </table:table-cell>
          <table:table-cell table:style-name="ce5" table:number-columns-repeated="2"/>
          <table:table-cell table:number-columns-repeated="22"/>
          <table:table-cell office:value-type="string" calcext:value-type="string">
            <text:p>tax_income</text:p>
          </table:table-cell>
          <table:table-cell office:value-type="string" calcext:value-type="string">
            <text:p>valeur absolue</text:p>
          </table:table-cell>
          <table:table-cell office:value-type="string" calcext:value-type="string">
            <text:p>tax_income</text:p>
          </table:table-cell>
          <table:table-cell/>
          <table:table-cell office:value-type="string" calcext:value-type="string">
            <text:p>tax_income</text:p>
          </table:table-cell>
          <table:table-cell/>
          <table:table-cell office:value-type="string" calcext:value-type="string">
            <text:p>tax_income</text:p>
          </table:table-cell>
          <table:table-cell table:number-columns-repeated="7"/>
          <table:table-cell office:value-type="string" calcext:value-type="string">
            <text:p>relique_mineure</text:p>
          </table:table-cell>
          <table:table-cell office:value-type="string" calcext:value-type="string">
            <text:p>TECH_LIGHT_INFANTRY</text:p>
          </table:table-cell>
          <table:table-cell table:number-columns-repeated="983"/>
        </table:table-row>
        <table:table-row-group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ocal_tax_modifier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ocal_tax_modifier</text:p>
            </table:table-cell>
            <table:table-cell/>
            <table:table-cell office:value-type="string" calcext:value-type="string">
              <text:p>local_tax_modifier</text:p>
            </table:table-cell>
            <table:table-cell/>
            <table:table-cell office:value-type="string" calcext:value-type="string">
              <text:p>local_tax_modifier</text:p>
            </table:table-cell>
            <table:table-cell table:number-columns-repeated="7"/>
            <table:table-cell office:value-type="string" calcext:value-type="string">
              <text:p>trad_chretienne</text:p>
            </table:table-cell>
            <table:table-cell office:value-type="string" calcext:value-type="string">
              <text:p>TECH_HEAVY_INFANTRY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tech_growth_modifier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tech_growth_modifier</text:p>
            </table:table-cell>
            <table:table-cell/>
            <table:table-cell office:value-type="string" calcext:value-type="string">
              <text:p>tech_growth_modifier</text:p>
            </table:table-cell>
            <table:table-cell/>
            <table:table-cell office:value-type="string" calcext:value-type="string">
              <text:p>tech_growth_modifier</text:p>
            </table:table-cell>
            <table:table-cell table:number-columns-repeated="6"/>
            <table:table-cell office:value-type="string" calcext:value-type="string">
              <text:p>arctic</text:p>
            </table:table-cell>
            <table:table-cell office:value-type="string" calcext:value-type="string">
              <text:p>trad_musulmane</text:p>
            </table:table-cell>
            <table:table-cell office:value-type="string" calcext:value-type="string">
              <text:p>TECH_CAVALRY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monthly_character_prestig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monthly_character_prestige</text:p>
            </table:table-cell>
            <table:table-cell/>
            <table:table-cell office:value-type="string" calcext:value-type="string">
              <text:p>monthly_character_prestige</text:p>
            </table:table-cell>
            <table:table-cell/>
            <table:table-cell office:value-type="string" calcext:value-type="string">
              <text:p>monthly_character_prestige</text:p>
            </table:table-cell>
            <table:table-cell table:number-columns-repeated="6"/>
            <table:table-cell office:value-type="string" calcext:value-type="string">
              <text:p>farmlands</text:p>
            </table:table-cell>
            <table:table-cell office:value-type="string" calcext:value-type="string">
              <text:p>trad_autre</text:p>
            </table:table-cell>
            <table:table-cell office:value-type="string" calcext:value-type="string">
              <text:p>TECH_SIEGE_EQUIPMENT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monthly_character_piety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monthly_character_piety</text:p>
            </table:table-cell>
            <table:table-cell/>
            <table:table-cell office:value-type="string" calcext:value-type="string">
              <text:p>monthly_character_piety</text:p>
            </table:table-cell>
            <table:table-cell/>
            <table:table-cell office:value-type="string" calcext:value-type="string">
              <text:p>monthly_character_piety</text:p>
            </table:table-cell>
            <table:table-cell table:number-columns-repeated="6"/>
            <table:table-cell office:value-type="string" calcext:value-type="string">
              <text:p>forest</text:p>
            </table:table-cell>
            <table:table-cell office:value-type="string" calcext:value-type="string">
              <text:p>minorite_chretienne</text:p>
            </table:table-cell>
            <table:table-cell office:value-type="string" calcext:value-type="string">
              <text:p>TECH_NAVAL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disease_defenc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disease_defence</text:p>
            </table:table-cell>
            <table:table-cell/>
            <table:table-cell office:value-type="string" calcext:value-type="string">
              <text:p>disease_defence</text:p>
            </table:table-cell>
            <table:table-cell/>
            <table:table-cell office:value-type="string" calcext:value-type="string">
              <text:p>disease_defence</text:p>
            </table:table-cell>
            <table:table-cell table:number-columns-repeated="6"/>
            <table:table-cell office:value-type="string" calcext:value-type="string">
              <text:p>hills</text:p>
            </table:table-cell>
            <table:table-cell office:value-type="string" calcext:value-type="string">
              <text:p>minorite_musulmane</text:p>
            </table:table-cell>
            <table:table-cell office:value-type="string" calcext:value-type="string">
              <text:p>TECH_RECRUITMENT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and_moral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and_morale</text:p>
            </table:table-cell>
            <table:table-cell/>
            <table:table-cell office:value-type="string" calcext:value-type="string">
              <text:p>land_morale</text:p>
            </table:table-cell>
            <table:table-cell/>
            <table:table-cell office:value-type="string" calcext:value-type="string">
              <text:p>land_morale</text:p>
            </table:table-cell>
            <table:table-cell table:number-columns-repeated="6"/>
            <table:table-cell office:value-type="string" calcext:value-type="string">
              <text:p>woods</text:p>
            </table:table-cell>
            <table:table-cell office:value-type="string" calcext:value-type="string">
              <text:p>province_cotiere</text:p>
            </table:table-cell>
            <table:table-cell office:value-type="string" calcext:value-type="string">
              <text:p>TECH_CASTLE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ocal_build_time_modifier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ocal_build_time_modifier</text:p>
            </table:table-cell>
            <table:table-cell/>
            <table:table-cell office:value-type="string" calcext:value-type="string">
              <text:p>local_build_time_modifier</text:p>
            </table:table-cell>
            <table:table-cell/>
            <table:table-cell office:value-type="string" calcext:value-type="string">
              <text:p>local_build_time_modifier</text:p>
            </table:table-cell>
            <table:table-cell table:number-columns-repeated="6"/>
            <table:table-cell office:value-type="string" calcext:value-type="string">
              <text:p>mountain</text:p>
            </table:table-cell>
            <table:table-cell office:value-type="string" calcext:value-type="string">
              <text:p>province_fleuve</text:p>
            </table:table-cell>
            <table:table-cell office:value-type="string" calcext:value-type="string">
              <text:p>TECH_CITY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ocal_gold_cost_modifier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ocal_gold_cost_modifier</text:p>
            </table:table-cell>
            <table:table-cell/>
            <table:table-cell office:value-type="string" calcext:value-type="string">
              <text:p>local_gold_cost_modifier</text:p>
            </table:table-cell>
            <table:table-cell/>
            <table:table-cell office:value-type="string" calcext:value-type="string">
              <text:p>local_gold_cost_modifier</text:p>
            </table:table-cell>
            <table:table-cell table:number-columns-repeated="6"/>
            <table:table-cell office:value-type="string" calcext:value-type="string">
              <text:p>steppe</text:p>
            </table:table-cell>
            <table:table-cell office:value-type="string" calcext:value-type="string">
              <text:p>province_terrestre</text:p>
            </table:table-cell>
            <table:table-cell office:value-type="string" calcext:value-type="string">
              <text:p>TECH_TEMPLE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fort_level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fort_level</text:p>
            </table:table-cell>
            <table:table-cell/>
            <table:table-cell office:value-type="string" calcext:value-type="string">
              <text:p>fort_level</text:p>
            </table:table-cell>
            <table:table-cell/>
            <table:table-cell office:value-type="string" calcext:value-type="string">
              <text:p>fort_level</text:p>
            </table:table-cell>
            <table:table-cell table:number-columns-repeated="6"/>
            <table:table-cell office:value-type="string" calcext:value-type="string">
              <text:p>plains</text:p>
            </table:table-cell>
            <table:table-cell office:value-type="string" calcext:value-type="string">
              <text:p>route_fluviale</text:p>
            </table:table-cell>
            <table:table-cell office:value-type="string" calcext:value-type="string">
              <text:p>TECH_FORTIFICATIONS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evy_reinforce_rat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evy_reinforce_rate</text:p>
            </table:table-cell>
            <table:table-cell/>
            <table:table-cell office:value-type="string" calcext:value-type="string">
              <text:p>levy_reinforce_rate</text:p>
            </table:table-cell>
            <table:table-cell/>
            <table:table-cell office:value-type="string" calcext:value-type="string">
              <text:p>levy_reinforce_rate</text:p>
            </table:table-cell>
            <table:table-cell table:number-columns-repeated="6"/>
            <table:table-cell office:value-type="string" calcext:value-type="string">
              <text:p>jungle</text:p>
            </table:table-cell>
            <table:table-cell office:value-type="string" calcext:value-type="string">
              <text:p>route_terrestre</text:p>
            </table:table-cell>
            <table:table-cell office:value-type="string" calcext:value-type="string">
              <text:p>TECH_TRADE_PRACTICES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evy_siz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evy_size</text:p>
            </table:table-cell>
            <table:table-cell/>
            <table:table-cell office:value-type="string" calcext:value-type="string">
              <text:p>levy_size</text:p>
            </table:table-cell>
            <table:table-cell/>
            <table:table-cell office:value-type="string" calcext:value-type="string">
              <text:p>levy_size</text:p>
            </table:table-cell>
            <table:table-cell table:number-columns-repeated="6"/>
            <table:table-cell office:value-type="string" calcext:value-type="string">
              <text:p>marsh</text:p>
            </table:table-cell>
            <table:table-cell office:value-type="string" calcext:value-type="string">
              <text:p>noeud_commercial_annexe</text:p>
            </table:table-cell>
            <table:table-cell office:value-type="string" calcext:value-type="string">
              <text:p>TECH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garrison_siz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garrison_size</text:p>
            </table:table-cell>
            <table:table-cell/>
            <table:table-cell office:value-type="string" calcext:value-type="string">
              <text:p>garrison_size</text:p>
            </table:table-cell>
            <table:table-cell/>
            <table:table-cell office:value-type="string" calcext:value-type="string">
              <text:p>garrison_size</text:p>
            </table:table-cell>
            <table:table-cell table:number-columns-repeated="6"/>
            <table:table-cell office:value-type="string" calcext:value-type="string">
              <text:p>desert</text:p>
            </table:table-cell>
            <table:table-cell office:value-type="string" calcext:value-type="string">
              <text:p>noeud_commercial_primaire</text:p>
            </table:table-cell>
            <table:table-cell office:value-type="string" calcext:value-type="string">
              <text:p>TECH_NOBLE_CUSTOMS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archers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archers</text:p>
            </table:table-cell>
            <table:table-cell/>
            <table:table-cell office:value-type="string" calcext:value-type="string">
              <text:p>archers</text:p>
            </table:table-cell>
            <table:table-cell/>
            <table:table-cell office:value-type="string" calcext:value-type="string">
              <text:p>archers</text:p>
            </table:table-cell>
            <table:table-cell table:number-columns-repeated="6"/>
            <table:table-cell office:value-type="string" calcext:value-type="string">
              <text:p>coastal_desert</text:p>
            </table:table-cell>
            <table:table-cell/>
            <table:table-cell office:value-type="string" calcext:value-type="string">
              <text:p>TECH_POPULAR_CUSTOMS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pikemen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pikemen</text:p>
            </table:table-cell>
            <table:table-cell/>
            <table:table-cell office:value-type="string" calcext:value-type="string">
              <text:p>pikemen</text:p>
            </table:table-cell>
            <table:table-cell/>
            <table:table-cell office:value-type="string" calcext:value-type="string">
              <text:p>pikemen</text:p>
            </table:table-cell>
            <table:table-cell table:number-columns-repeated="8"/>
            <table:table-cell office:value-type="string" calcext:value-type="string">
              <text:p>TECH_RELIGIOUS_CUSTOMS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ight_infantry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light_infantry</text:p>
            </table:table-cell>
            <table:table-cell/>
            <table:table-cell office:value-type="string" calcext:value-type="string">
              <text:p>light_infantry</text:p>
            </table:table-cell>
            <table:table-cell/>
            <table:table-cell office:value-type="string" calcext:value-type="string">
              <text:p>light_infantry</text:p>
            </table:table-cell>
            <table:table-cell table:number-columns-repeated="8"/>
            <table:table-cell office:value-type="string" calcext:value-type="string">
              <text:p>TECH_MAJESTY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heavy_infantry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heavy_infantry</text:p>
            </table:table-cell>
            <table:table-cell/>
            <table:table-cell office:value-type="string" calcext:value-type="string">
              <text:p>heavy_infantry</text:p>
            </table:table-cell>
            <table:table-cell/>
            <table:table-cell office:value-type="string" calcext:value-type="string">
              <text:p>heavy_infantry</text:p>
            </table:table-cell>
            <table:table-cell table:number-columns-repeated="8"/>
            <table:table-cell office:value-type="string" calcext:value-type="string">
              <text:p>TECH_CULTURE_FLEX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horse_archers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horse_archers</text:p>
            </table:table-cell>
            <table:table-cell/>
            <table:table-cell office:value-type="string" calcext:value-type="string">
              <text:p>horse_archers</text:p>
            </table:table-cell>
            <table:table-cell/>
            <table:table-cell office:value-type="string" calcext:value-type="string">
              <text:p>horse_archers</text:p>
            </table:table-cell>
            <table:table-cell table:number-columns-repeated="8"/>
            <table:table-cell office:value-type="string" calcext:value-type="string">
              <text:p>TECH_LEGALISM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ight_cavalry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light_cavalry</text:p>
            </table:table-cell>
            <table:table-cell/>
            <table:table-cell office:value-type="string" calcext:value-type="string">
              <text:p>light_cavalry</text:p>
            </table:table-cell>
            <table:table-cell/>
            <table:table-cell office:value-type="string" calcext:value-type="string">
              <text:p>light_cavalry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knights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knights</text:p>
            </table:table-cell>
            <table:table-cell/>
            <table:table-cell office:value-type="string" calcext:value-type="string">
              <text:p>knights</text:p>
            </table:table-cell>
            <table:table-cell/>
            <table:table-cell office:value-type="string" calcext:value-type="string">
              <text:p>knights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galleys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galleys</text:p>
            </table:table-cell>
            <table:table-cell/>
            <table:table-cell office:value-type="string" calcext:value-type="string">
              <text:p>galleys</text:p>
            </table:table-cell>
            <table:table-cell/>
            <table:table-cell office:value-type="string" calcext:value-type="string">
              <text:p>galleys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archers_of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archers_offensive</text:p>
            </table:table-cell>
            <table:table-cell/>
            <table:table-cell office:value-type="string" calcext:value-type="string">
              <text:p>archers_offensive</text:p>
            </table:table-cell>
            <table:table-cell/>
            <table:table-cell office:value-type="string" calcext:value-type="string">
              <text:p>archers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archers_de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archers_defensive</text:p>
            </table:table-cell>
            <table:table-cell/>
            <table:table-cell office:value-type="string" calcext:value-type="string">
              <text:p>archers_defensive</text:p>
            </table:table-cell>
            <table:table-cell/>
            <table:table-cell office:value-type="string" calcext:value-type="string">
              <text:p>archers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ight_infantry_of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ight_infantry_offensive</text:p>
            </table:table-cell>
            <table:table-cell/>
            <table:table-cell office:value-type="string" calcext:value-type="string">
              <text:p>light_infantry_offensive</text:p>
            </table:table-cell>
            <table:table-cell/>
            <table:table-cell office:value-type="string" calcext:value-type="string">
              <text:p>light_infantry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ight_infantry_de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ight_infantry_defensive</text:p>
            </table:table-cell>
            <table:table-cell/>
            <table:table-cell office:value-type="string" calcext:value-type="string">
              <text:p>light_infantry_defensive</text:p>
            </table:table-cell>
            <table:table-cell/>
            <table:table-cell office:value-type="string" calcext:value-type="string">
              <text:p>light_infantry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heavy_infantry_of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heavy_infantry_offensive</text:p>
            </table:table-cell>
            <table:table-cell/>
            <table:table-cell office:value-type="string" calcext:value-type="string">
              <text:p>heavy_infantry_offensive</text:p>
            </table:table-cell>
            <table:table-cell/>
            <table:table-cell office:value-type="string" calcext:value-type="string">
              <text:p>heavy_infantry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heavy_infantry_de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heavy_infantry_defensive</text:p>
            </table:table-cell>
            <table:table-cell/>
            <table:table-cell office:value-type="string" calcext:value-type="string">
              <text:p>heavy_infantry_defensive</text:p>
            </table:table-cell>
            <table:table-cell/>
            <table:table-cell office:value-type="string" calcext:value-type="string">
              <text:p>heavy_infantry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pikemen_of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pikemen_offensive</text:p>
            </table:table-cell>
            <table:table-cell/>
            <table:table-cell office:value-type="string" calcext:value-type="string">
              <text:p>pikemen_offensive</text:p>
            </table:table-cell>
            <table:table-cell/>
            <table:table-cell office:value-type="string" calcext:value-type="string">
              <text:p>pikemen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pikemen_de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pikemen_defensive</text:p>
            </table:table-cell>
            <table:table-cell/>
            <table:table-cell office:value-type="string" calcext:value-type="string">
              <text:p>pikemen_defensive</text:p>
            </table:table-cell>
            <table:table-cell/>
            <table:table-cell office:value-type="string" calcext:value-type="string">
              <text:p>pikemen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ight_cavalry_of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ight_cavalry_offensive</text:p>
            </table:table-cell>
            <table:table-cell/>
            <table:table-cell office:value-type="string" calcext:value-type="string">
              <text:p>light_cavalry_offensive</text:p>
            </table:table-cell>
            <table:table-cell/>
            <table:table-cell office:value-type="string" calcext:value-type="string">
              <text:p>light_cavalry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ight_cavalry_de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ight_cavalry_defensive</text:p>
            </table:table-cell>
            <table:table-cell/>
            <table:table-cell office:value-type="string" calcext:value-type="string">
              <text:p>light_cavalry_defensive</text:p>
            </table:table-cell>
            <table:table-cell/>
            <table:table-cell office:value-type="string" calcext:value-type="string">
              <text:p>light_cavalry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heavy_infantry_of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heavy_infantry_offensive</text:p>
            </table:table-cell>
            <table:table-cell/>
            <table:table-cell office:value-type="string" calcext:value-type="string">
              <text:p>heavy_infantry_offensive</text:p>
            </table:table-cell>
            <table:table-cell/>
            <table:table-cell office:value-type="string" calcext:value-type="string">
              <text:p>heavy_infantry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heavy_infantry_de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heavy_infantry_defensive</text:p>
            </table:table-cell>
            <table:table-cell/>
            <table:table-cell office:value-type="string" calcext:value-type="string">
              <text:p>heavy_infantry_defensive</text:p>
            </table:table-cell>
            <table:table-cell/>
            <table:table-cell office:value-type="string" calcext:value-type="string">
              <text:p>heavy_infantry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knight_of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knight_offensive</text:p>
            </table:table-cell>
            <table:table-cell/>
            <table:table-cell office:value-type="string" calcext:value-type="string">
              <text:p>knight_offensive</text:p>
            </table:table-cell>
            <table:table-cell/>
            <table:table-cell office:value-type="string" calcext:value-type="string">
              <text:p>knight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knight_de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knight_defensive</text:p>
            </table:table-cell>
            <table:table-cell/>
            <table:table-cell office:value-type="string" calcext:value-type="string">
              <text:p>knight_defensive</text:p>
            </table:table-cell>
            <table:table-cell/>
            <table:table-cell office:value-type="string" calcext:value-type="string">
              <text:p>knight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horse_archers_moral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horse_archers_morale</text:p>
            </table:table-cell>
            <table:table-cell/>
            <table:table-cell office:value-type="string" calcext:value-type="string">
              <text:p>horse_archers_morale</text:p>
            </table:table-cell>
            <table:table-cell/>
            <table:table-cell office:value-type="string" calcext:value-type="string">
              <text:p>horse_archers_morale</text:p>
            </table:table-cell>
            <table:table-cell table:number-columns-repeated="992"/>
          </table:table-row>
          <table:table-row table:style-name="ro1" table:number-rows-repeated="5">
            <table:table-cell table:style-name="ce1"/>
            <table:table-cell table:style-name="ce5" table:number-columns-repeated="2"/>
            <table:table-cell table:number-columns-repeated="1021"/>
          </table:table-row>
        </table:table-row-group>
        <table:table-row table:style-name="ro1">
          <table:table-cell table:style-name="ce1" office:value-type="string" calcext:value-type="string">
            <text:p>tables des valeurs</text:p>
          </table:table-cell>
          <table:table-cell table:style-name="ce5" office:value-type="string" calcext:value-type="string">
            <text:p>CA</text:p>
          </table:table-cell>
          <table:table-cell table:style-name="ce5"/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T</text:p>
          </table:table-cell>
          <table:table-cell table:style-name="ce5"/>
          <table:table-cell table:number-columns-repeated="2"/>
          <table:table-cell office:value-type="string" calcext:value-type="string">
            <text:p>pet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.</text:p>
          </table:table-cell>
          <table:table-cell table:style-name="ce7" office:value-type="float" office:value="0.7" calcext:value-type="float">
            <text:p>0,7</text:p>
          </table:table-cell>
          <table:table-cell office:value-type="string" calcext:value-type="string">
            <text:p>avec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ysans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bois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>
            <text:p>TP</text:p>
          </table:table-cell>
          <table:table-cell table:style-name="ce5"/>
          <table:table-cell table:number-columns-repeated="2"/>
          <table:table-cell office:value-type="string" calcext:value-type="string">
            <text:p>moyen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new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,25</text:p>
          </table:table-cell>
          <table:table-cell table:number-columns-repeated="3"/>
          <table:table-cell office:value-type="string" calcext:value-type="string">
            <text:p>ouvriers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pierre</text:p>
          </table:table-cell>
          <table:table-cell office:value-type="float" office:value="1.1" calcext:value-type="float">
            <text:p>1,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office:annotation draw:style-name="gr1" draw:text-style-name="P2" svg:width="28.99mm" svg:height="9.91mm" svg:x="46.87mm" svg:y="180.57mm" draw:caption-point-x="-6.02mm" draw:caption-point-y="13.69mm">
              <dc:creator>GG</dc:creator>
              <dc:date>2015-12-25T00:00:00</dc:date>
              <text:p text:style-name="P1"><text:span text:style-name="T1">yellow cells are required</text:span></text:p>
            </office:annotation>
            <text:p>required</text:p>
          </table:table-cell>
          <table:table-cell table:style-name="ce5" office:value-type="string" calcext:value-type="string">
            <text:p>TR</text:p>
          </table:table-cell>
          <table:table-cell table:style-name="ce5"/>
          <table:table-cell table:number-columns-repeated="2"/>
          <table:table-cell office:value-type="string" calcext:value-type="string">
            <text:p>gra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string" calcext:value-type="string">
            <text:p>maçons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p taillée</text:p>
          </table:table-cell>
          <table:table-cell office:value-type="float" office:value="1.5" calcext:value-type="float">
            <text:p>1,5</text:p>
          </table:table-cell>
          <table:table-cell table:number-columns-repeated="1003"/>
        </table:table-row>
        <table:table-row table:style-name="ro1">
          <table:table-cell/>
          <table:table-cell table:style-name="ce5" table:number-columns-repeated="2"/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14"/>
          <table:table-cell table:number-columns-repeated="1000"/>
        </table:table-row>
        <table:table-row table:style-name="ro1">
          <table:table-cell table:style-name="ce3" office:value-type="string" calcext:value-type="string">
            <text:p>Nom&amp;tag</text:p>
          </table:table-cell>
          <table:table-cell table:style-name="ce5"/>
          <table:table-cell table:style-name="ce3"/>
          <table:table-cell table:number-columns-repeated="2"/>
          <table:table-cell table:style-name="ce8" office:value-type="string" calcext:value-type="string">
            <text:p>Temps</text:p>
          </table:table-cell>
          <table:table-cell table:number-columns-repeated="10"/>
          <table:table-cell table:style-name="ce8" office:value-type="string" calcext:value-type="string">
            <text:p>Coû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g auto</text:p>
          </table:table-cell>
          <table:table-cell office:value-type="string" calcext:value-type="string">
            <office:annotation draw:style-name="gr1" draw:text-style-name="P2" svg:width="28.99mm" svg:height="9.91mm" svg:x="58.46mm" svg:y="192.59mm" draw:caption-point-x="-5.97mm" draw:caption-point-y="15.22mm">
              <dc:creator>GG</dc:creator>
              <dc:date>2015-12-25T00:00:00</dc:date>
              <text:p text:style-name="P1"><text:span text:style-name="T1">demesne type tag</text:span></text:p>
            </office:annotation>
            <text:p>Dom.</text:p>
          </table:table-cell>
          <table:table-cell office:value-type="string" calcext:value-type="string">
            <office:annotation draw:style-name="gr2" draw:text-style-name="P2" svg:width="28.99mm" svg:height="13.86mm" svg:x="83.74mm" svg:y="192.59mm" draw:caption-point-x="-5.92mm" draw:caption-point-y="15.22mm">
              <dc:creator>GG</dc:creator>
              <dc:date>2015-12-25T00:00:00</dc:date>
              <text:p text:style-name="P1"><text:span text:style-name="T1">no accents, no space, no special caracters</text:span></text:p>
            </office:annotation>
            <text:p>NOM tag</text:p>
          </table:table-cell>
          <table:table-cell office:value-type="string" calcext:value-type="string">
            <office:annotation draw:style-name="gr1" draw:text-style-name="P2" svg:width="28.99mm" svg:height="9.91mm" svg:x="116.59mm" svg:y="192.59mm" draw:caption-point-x="-5.85mm" draw:caption-point-y="15.22mm">
              <dc:creator>GG</dc:creator>
              <dc:date>2015-12-25T00:00:00</dc:date>
              <text:p text:style-name="P1"><text:span text:style-name="T1">name in French for localisation</text:span></text:p>
            </office:annotation>
            <text:p>NOM loc FR</text:p>
          </table:table-cell>
          <table:table-cell office:value-type="string" calcext:value-type="string">
            <office:annotation draw:style-name="gr1" draw:text-style-name="P2" svg:width="28.99mm" svg:height="9.91mm" svg:x="151.54mm" svg:y="192.59mm" draw:caption-point-x="-5.77mm" draw:caption-point-y="15.22mm">
              <dc:creator>GG</dc:creator>
              <dc:date>2015-12-25T00:00:00</dc:date>
              <text:p text:style-name="P1"><text:span text:style-name="T1">name in English for localisation</text:span></text:p>
            </office:annotation>
            <text:p>NOM loc ENG</text:p>
          </table:table-cell>
          <table:table-cell office:value-type="string" calcext:value-type="string">
            <office:annotation draw:style-name="gr3" draw:text-style-name="P2" svg:width="28.99mm" svg:height="25.71mm" svg:x="173.23mm" svg:y="192.59mm" draw:caption-point-x="-5.69mm" draw:caption-point-y="15.22mm">
              <dc:creator>GG</dc:creator>
              <dc:date>2015-12-25T00:00:00</dc:date>
              <text:p text:style-name="P1"><text:span text:style-name="T1">building general size,</text:span></text:p>
              <text:p text:style-name="P1"><text:span text:style-name="T1">the bigger, the longer to build and requiring more material.</text:span></text:p>
            </office:annotation>
            <text:p>Taille</text:p>
          </table:table-cell>
          <table:table-cell/>
          <table:table-cell office:value-type="string" calcext:value-type="string">
            <office:annotation draw:style-name="gr4" draw:text-style-name="P2" svg:width="28.99mm" svg:height="57.31mm" svg:x="190.41mm" svg:y="192.59mm" draw:caption-point-x="-5.62mm" draw:caption-point-y="15.22mm">
              <dc:creator>GG</dc:creator>
              <dc:date>2015-12-25T00:00:00</dc:date>
              <text:p text:style-name="P1"><text:span text:style-name="T1">The building can be an extension of a existing building, increasing its size or quality.</text:span></text:p>
              <text:p text:style-name="P1"><text:span text:style-name="T1">Or it can be a whole new or different thing f.e. a watermill replacing a wind mill,</text:span></text:p>
              <text:p text:style-name="P1"><text:span text:style-name="T1">An extension is faster to build.</text:span></text:p>
            </office:annotation>
            <text:p>Type</text:p>
          </table:table-cell>
          <table:table-cell/>
          <table:table-cell office:value-type="string" calcext:value-type="string">
            <office:annotation draw:style-name="gr5" draw:text-style-name="P2" svg:width="28.99mm" svg:height="37.56mm" svg:x="209.51mm" svg:y="192.59mm" draw:caption-point-x="-5.55mm" draw:caption-point-y="15.22mm">
              <dc:creator>GG</dc:creator>
              <dc:date>2015-12-25T00:00:00</dc:date>
              <text:p text:style-name="P1"><text:span text:style-name="T1">A building can have some art or specific decoration, requiring some extra work and talent,</text:span></text:p>
              <text:p text:style-name="P1"><text:span text:style-name="T1">It increases build by 20%</text:span></text:p>
            </office:annotation>
            <text:p>Déco</text:p>
          </table:table-cell>
          <table:table-cell/>
          <table:table-cell office:value-type="string" calcext:value-type="string">
            <office:annotation draw:style-name="gr1" draw:text-style-name="P2" svg:width="28.99mm" svg:height="9.91mm" svg:x="225.98mm" svg:y="192.59mm" draw:caption-point-x="-5.49mm" draw:caption-point-y="15.22mm">
              <dc:creator>GG</dc:creator>
              <dc:date>2015-12-25T00:00:00</dc:date>
              <text:p text:style-name="P1"><text:span text:style-name="T1">building level,</text:span></text:p>
              <text:p text:style-name="P1"><text:span text:style-name="T1">arbitrary value.</text:span></text:p>
            </office:annotation>
            <text:p>Niv.</text:p>
          </table:table-cell>
          <table:table-cell/>
          <table:table-cell office:value-type="string" calcext:value-type="string">
            <office:annotation draw:style-name="gr6" draw:text-style-name="P2" svg:width="28.99mm" svg:height="33.61mm" svg:x="245.26mm" svg:y="192.59mm" draw:caption-point-x="-5.42mm" draw:caption-point-y="15.22mm">
              <dc:creator>GG</dc:creator>
              <dc:date>2015-12-25T00:00:00</dc:date>
              <text:p text:style-name="P1"><text:span text:style-name="T1">build time in days, used for the code generation.</text:span></text:p>
              <text:p text:style-name="P1"><text:span text:style-name="T1">Calculation is a <text:s/>base duration of 365days*size*type*art*level</text:span></text:p>
            </office:annotation>
            <text:p>JJJJ</text:p>
          </table:table-cell>
          <table:table-cell office:value-type="string" calcext:value-type="string">
            <office:annotation draw:style-name="gr1" draw:text-style-name="P2" svg:width="28.99mm" svg:height="9.91mm" svg:x="255.63mm" svg:y="192.59mm" draw:caption-point-x="-5.37mm" draw:caption-point-y="15.22mm">
              <dc:creator>GG</dc:creator>
              <dc:date>2015-12-25T00:00:00</dc:date>
              <text:p text:style-name="P1"><text:span text:style-name="T1">Time complete years, indicative.</text:span></text:p>
            </office:annotation>
            <text:p>AA</text:p>
          </table:table-cell>
          <table:table-cell office:value-type="string" calcext:value-type="string">
            <office:annotation draw:style-name="gr7" draw:text-style-name="P2" svg:width="28.99mm" svg:height="21.76mm" svg:x="266.03mm" svg:y="192.59mm" draw:caption-point-x="-5.34mm" draw:caption-point-y="15.22mm">
              <dc:creator>GG</dc:creator>
              <dc:date>2015-12-25T00:00:00</dc:date>
              <text:p text:style-name="P1"><text:span text:style-name="T1">additional time in months to complete O column value, indicative</text:span></text:p>
            </office:annotation>
            <text:p>MM</text:p>
          </table:table-cell>
          <table:table-cell office:value-type="string" calcext:value-type="string">
            <office:annotation draw:style-name="gr4" draw:text-style-name="P2" svg:width="28.99mm" svg:height="57.31mm" svg:x="282.19mm" svg:y="192.59mm" draw:caption-point-x="-5.28mm" draw:caption-point-y="15.22mm">
              <dc:creator>GG</dc:creator>
              <dc:date>2015-12-25T00:00:00</dc:date>
              <text:p text:style-name="P1"><text:span text:style-name="T1">the technicity/quality of workers required, Simulates the complexity of a building.</text:span></text:p>
              <text:p text:style-name="P1"><text:span text:style-name="T1">It is traduced here as a daily wage.</text:span></text:p>
              <text:p text:style-name="P1"><text:span text:style-name="T1">number of workers is abstracted.</text:span></text:p>
              <text:p text:style-name="P1"><text:span text:style-name="T1"/></text:p>
            </office:annotation>
            <text:p>Qualif.</text:p>
          </table:table-cell>
          <table:table-cell/>
          <table:table-cell office:value-type="string" calcext:value-type="string">
            <office:annotation draw:style-name="gr2" draw:text-style-name="P2" svg:width="28.99mm" svg:height="13.86mm" svg:x="305.62mm" svg:y="192.59mm" draw:caption-point-x="-5.19mm" draw:caption-point-y="15.22mm">
              <dc:creator>GG</dc:creator>
              <dc:date>2015-12-25T00:00:00</dc:date>
              <text:p text:style-name="P1"><text:span text:style-name="T1">Duration in time*dailly salry cost</text:span></text:p>
            </office:annotation>
            <text:p>Salaire</text:p>
          </table:table-cell>
          <table:table-cell office:value-type="string" calcext:value-type="string">
            <office:annotation draw:style-name="gr1" draw:text-style-name="P2" svg:width="28.99mm" svg:height="9.91mm" svg:x="320.35mm" svg:y="192.59mm" draw:caption-point-x="-5.14mm" draw:caption-point-y="15.22mm">
              <dc:creator>GG</dc:creator>
              <dc:date>2015-12-25T00:00:00</dc:date>
              <text:p text:style-name="P1"><text:span text:style-name="T1">Main used material</text:span></text:p>
            </office:annotation>
            <text:p>matière</text:p>
          </table:table-cell>
          <table:table-cell office:value-type="string" calcext:value-type="string">
            <text:p>matière</text:p>
          </table:table-cell>
          <table:table-cell office:value-type="string" calcext:value-type="string">
            <office:annotation draw:style-name="gr7" draw:text-style-name="P2" svg:width="28.99mm" svg:height="21.76mm" svg:x="347.08mm" svg:y="192.59mm" draw:caption-point-x="-5.03mm" draw:caption-point-y="15.22mm">
              <dc:creator>GG</dc:creator>
              <dc:date>2015-12-25T00:00:00</dc:date>
              <text:p text:style-name="P1"><text:span text:style-name="T1">material cost, made from a 100gold base*size*type*material</text:span></text:p>
            </office:annotation>
            <text:p>CM</text:p>
          </table:table-cell>
          <table:table-cell office:value-type="string" calcext:value-type="string">
            <office:annotation draw:style-name="gr2" draw:text-style-name="P2" svg:width="28.99mm" svg:height="13.86mm" svg:x="361.28mm" svg:y="192.59mm" draw:caption-point-x="-4.99mm" draw:caption-point-y="15.22mm">
              <dc:creator>GG</dc:creator>
              <dc:date>2015-12-25T00:00:00</dc:date>
              <text:p text:style-name="P1"><text:span text:style-name="T1">gold cost</text:span></text:p>
              <text:p text:style-name="P1"><text:span text:style-name="T1">wages+material cost</text:span></text:p>
            </office:annotation>
            <text:p>coût Or</text:p>
          </table:table-cell>
          <table:table-cell office:value-type="string" calcext:value-type="string">
            <office:annotation draw:style-name="gr8" draw:text-style-name="P2" svg:width="28.99mm" svg:height="29.66mm" svg:x="374.96mm" svg:y="192.59mm" draw:caption-point-x="-4.93mm" draw:caption-point-y="15.22mm">
              <dc:creator>GG</dc:creator>
              <dc:date>2015-12-25T00:00:00</dc:date>
              <text:p text:style-name="P1"><text:span text:style-name="T1">prestige cost, base 100*level*art.</text:span></text:p>
              <text:p text:style-name="P1"><text:span text:style-name="T1">it is calculated only if art/decoration is needed.</text:span></text:p>
            </office:annotation>
            <text:p>coût Prestige</text:p>
          </table:table-cell>
          <table:table-cell office:value-type="string" calcext:value-type="string">
            <office:annotation draw:style-name="gr6" draw:text-style-name="P2" svg:width="28.99mm" svg:height="33.61mm" svg:x="692.59mm" svg:y="192.59mm" draw:caption-point-x="-3.74mm" draw:caption-point-y="15.22mm">
              <dc:creator>GG</dc:creator>
              <dc:date>2015-12-25T00:00:00</dc:date>
              <text:p text:style-name="P1"><text:span text:style-name="T1">Text compiling main building's caracteristics.</text:span></text:p>
              <text:p text:style-name="P1"><text:span text:style-name="T1">Kind of proof read tool for consistency of the building time and cost.</text:span></text:p>
            </office:annotation>
            <text:p>Blabla</text:p>
          </table:table-cell>
          <table:table-cell table:style-name="ce16" office:value-type="string" calcext:value-type="string">
            <office:annotation draw:style-name="gr2" draw:text-style-name="P2" svg:width="28.99mm" svg:height="13.86mm" svg:x="716.69mm" svg:y="192.59mm" draw:caption-point-x="-3.65mm" draw:caption-point-y="15.22mm">
              <dc:creator>GG</dc:creator>
              <dc:date>2015-12-25T00:00:00</dc:date>
              <text:p text:style-name="P1"><text:span text:style-name="T1">Zero to four building effects.</text:span></text:p>
              <text:p text:style-name="P1"><text:span text:style-name="T1">List is upward.</text:span></text:p>
            </office:annotation>
            <text:p>Effet 1 nom</text:p>
          </table:table-cell>
          <table:table-cell table:style-name="ce16" office:value-type="string" calcext:value-type="string">
            <text:p>E1 valeur</text:p>
          </table:table-cell>
          <table:table-cell table:style-name="ce16" office:value-type="string" calcext:value-type="string">
            <text:p>Effet 2 nom</text:p>
          </table:table-cell>
          <table:table-cell table:style-name="ce16" office:value-type="string" calcext:value-type="string">
            <text:p>E2 valeur</text:p>
          </table:table-cell>
          <table:table-cell table:style-name="ce16" office:value-type="string" calcext:value-type="string">
            <text:p>Effet 3 nom</text:p>
          </table:table-cell>
          <table:table-cell table:style-name="ce16" office:value-type="string" calcext:value-type="string">
            <text:p>E3 valeur</text:p>
          </table:table-cell>
          <table:table-cell table:style-name="ce16" office:value-type="string" calcext:value-type="string">
            <text:p>Effet 4 nom</text:p>
          </table:table-cell>
          <table:table-cell table:style-name="ce16" office:value-type="string" calcext:value-type="string">
            <text:p>E4 valeur</text:p>
          </table:table-cell>
          <table:table-cell table:style-name="ce51" office:value-type="string" calcext:value-type="string">
            <text:p>libre code</text:p>
          </table:table-cell>
          <table:table-cell table:style-name="ce16" office:value-type="string" calcext:value-type="string">
            <text:p>not_if_exists</text:p>
          </table:table-cell>
          <table:table-cell table:style-name="ce16" office:value-type="string" calcext:value-type="string">
            <office:annotation draw:style-name="gr2" draw:text-style-name="P2" svg:width="28.99mm" svg:height="13.86mm" svg:x="987.81mm" svg:y="192.59mm" draw:caption-point-x="-2.85mm" draw:caption-point-y="15.22mm">
              <dc:creator>GG</dc:creator>
              <dc:date>2015-12-25T00:00:00</dc:date>
              <text:p text:style-name="P1"><text:span text:style-name="T1">Zero to 2 reérequisite buildings.</text:span></text:p>
            </office:annotation>
            <text:p>Préreq1</text:p>
          </table:table-cell>
          <table:table-cell table:style-name="ce55" office:value-type="string" calcext:value-type="string">
            <text:p>Préreq2</text:p>
          </table:table-cell>
          <table:table-cell table:style-name="ce16" office:value-type="string" calcext:value-type="string">
            <text:p>Upgrade from</text:p>
          </table:table-cell>
          <table:table-cell table:style-name="ce16" office:value-type="string" calcext:value-type="string">
            <text:p>Potential Terrain</text:p>
          </table:table-cell>
          <table:table-cell table:style-name="ce16" office:value-type="string" calcext:value-type="string">
            <text:p>Potential modifieur de province</text:p>
          </table:table-cell>
          <table:table-cell table:style-name="ce16" office:value-type="string" calcext:value-type="string">
            <text:p>trigger Technologie</text:p>
          </table:table-cell>
          <table:table-cell table:style-name="ce23" office:value-type="string" calcext:value-type="string">
            <text:p>Niveau tech requis</text:p>
          </table:table-cell>
          <table:table-cell table:style-name="ce23" office:value-type="string" calcext:value-type="string">
            <text:p>Facteur création IA</text:p>
          </table:table-cell>
          <table:table-cell table:style-name="ce25" office:value-type="string" calcext:value-type="string">
            <text:p>Extra tech</text:p>
          </table:table-cell>
          <table:table-cell table:style-name="ce23" office:value-type="string" calcext:value-type="string">
            <text:p>Description FR</text:p>
          </table:table-cell>
          <table:table-cell table:style-name="ce23" office:value-type="string" calcext:value-type="string">
            <text:p>Description ENG</text:p>
          </table:table-cell>
          <table:table-cell table:number-columns-repeated="978"/>
        </table:table-row>
        <table:table-row table:style-name="ro1">
          <table:table-cell table:style-name="ce4" office:value-type="string" calcext:value-type="string">
            <text:p>formules</text:p>
          </table:table-cell>
          <table:table-cell table:style-name="ce4" table:number-columns-repeated="5"/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10" office:value-type="string" calcext:value-type="string">
            <text:p>T=365*a*b*c*d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=T*s</text:p>
          </table:table-cell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M=100*a*b*f</text:p>
          </table:table-cell>
          <table:table-cell table:style-name="ce4" office:value-type="string" calcext:value-type="string">
            <text:p>O=S+M</text:p>
          </table:table-cell>
          <table:table-cell table:style-name="ce4" office:value-type="string" calcext:value-type="string">
            <text:p>P=50*1*d</text:p>
          </table:table-cell>
          <table:table-cell table:style-name="ce4"/>
          <table:table-cell table:style-name="ce17"/>
          <table:table-cell table:style-name="ce18"/>
          <table:table-cell table:style-name="ce17"/>
          <table:table-cell table:style-name="ce18"/>
          <table:table-cell table:style-name="ce19" table:number-columns-repeated="2"/>
          <table:table-cell table:style-name="ce20" table:number-columns-repeated="2"/>
          <table:table-cell table:style-name="ce52"/>
          <table:table-cell table:style-name="ce20" table:number-columns-repeated="2"/>
          <table:table-cell table:style-name="ce56"/>
          <table:table-cell table:style-name="ce20"/>
          <table:table-cell/>
          <table:table-cell table:style-name="ce20"/>
          <table:table-cell table:style-name="ce22" table:number-columns-repeated="4"/>
          <table:table-cell table:style-name="ce20" table:number-columns-repeated="2"/>
          <table:table-cell table:style-name="ce4" table:number-columns-repeated="978"/>
        </table:table-row>
        <table:table-row table:style-name="ro1">
          <table:table-cell table:formula="of:=CONCATENATE([.B50];&quot;_&quot;;LOWER([.C50]);&quot;_&quot;;[.L50])" office:value-type="string" office:string-value="TP_monastery_1" calcext:value-type="string">
            <text:p>TP_monastery_1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monastery</text:p>
          </table:table-cell>
          <table:table-cell table:style-name="ce6" office:value-type="string" calcext:value-type="string">
            <text:p>Ermitage</text:p>
          </table:table-cell>
          <table:table-cell table:style-name="ce6" office:value-type="string" calcext:value-type="string">
            <text:p>Hermitage</text:p>
          </table:table-cell>
          <table:table-cell table:style-name="ce6" office:value-type="string" calcext:value-type="string">
            <text:p>petit</text:p>
          </table:table-cell>
          <table:table-cell table:formula="of:=VLOOKUP([.F50];[.$F$43:.$G$46];2;0)" office:value-type="float" office:value="1" calcext:value-type="float">
            <text:p>1</text:p>
          </table:table-cell>
          <table:table-cell table:style-name="ce6" office:value-type="string" calcext:value-type="string">
            <text:p>new</text:p>
          </table:table-cell>
          <table:table-cell table:formula="of:=VLOOKUP([.H50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sans</text:p>
          </table:table-cell>
          <table:table-cell table:formula="of:=VLOOKUP([.J50];[.$J$43:.$K$44];2;0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VLOOKUP([.L50];[.$L$42:.$M$46];2;0)" office:value-type="float" office:value="0.5" calcext:value-type="float">
            <text:p>0,5</text:p>
          </table:table-cell>
          <table:table-cell table:style-name="ce11" table:formula="of:=ROUND(365*[.G50]*[.I50]*[.K50]*[.M50];-1)" office:value-type="float" office:value="180" calcext:value-type="float">
            <text:p>180</text:p>
          </table:table-cell>
          <table:table-cell table:formula="of:=ROUNDDOWN([.N50]/365;0)" office:value-type="float" office:value="0" calcext:value-type="float">
            <text:p>0</text:p>
          </table:table-cell>
          <table:table-cell table:style-name="ce13" table:formula="of:=ROUNDDOWN([.N50]/30-12*[.O50];0)" office:value-type="float" office:value="6" calcext:value-type="float">
            <text:p>6</text:p>
          </table:table-cell>
          <table:table-cell table:style-name="ce6" office:value-type="string" calcext:value-type="string">
            <text:p>paysans</text:p>
          </table:table-cell>
          <table:table-cell table:formula="of:=VLOOKUP([.Q50];[.$Q$43:.$R$45];2;0)" office:value-type="float" office:value="0.05" calcext:value-type="float">
            <text:p>0,05</text:p>
          </table:table-cell>
          <table:table-cell table:formula="of:=[.N50]*[.R50]" office:value-type="float" office:value="9" calcext:value-type="float">
            <text:p>9</text:p>
          </table:table-cell>
          <table:table-cell table:style-name="ce6" office:value-type="string" calcext:value-type="string">
            <text:p>bois</text:p>
          </table:table-cell>
          <table:table-cell table:formula="of:=VLOOKUP([.T50];[.$T$43:.$U$45];2;0)" office:value-type="float" office:value="1" calcext:value-type="float">
            <text:p>1</text:p>
          </table:table-cell>
          <table:table-cell table:formula="of:=+100*[.G50]*[.I50]*[.U50]" office:value-type="float" office:value="100" calcext:value-type="float">
            <text:p>100</text:p>
          </table:table-cell>
          <table:table-cell table:formula="of:=ROUNDDOWN([.S50]+[.V50];-1)" office:value-type="float" office:value="100" calcext:value-type="float">
            <text:p>100</text:p>
          </table:table-cell>
          <table:table-cell table:formula="of:=ROUNDDOWN(60*IF([.J50]=&quot;avec&quot;;1;0)*[.M50];-1)" office:value-type="float" office:value="0" calcext:value-type="float">
            <text:p>0</text:p>
          </table:table-cell>
          <table:table-cell table:style-name="ce15" table:formula="of:=CONCATENATE([.D50];&quot; est un &quot;;[.F50];&quot; bâtiment de &quot;;[.L50];&quot; construit en &quot;;[.T50];&quot;. Il a été érigé par des &quot;;[.Q50];&quot; payés &quot;;[.R50];&quot; ducats par jour. Sa construction a duré &quot;;[.O50];&quot; an(s) et &quot;;[.P50];&quot; mois, et a coûté &quot;;[.W50];&quot; ducats et &quot;;[.X50];&quot; de prestige. &quot;)" office:value-type="string" office:string-value="Ermitage est un petit bâtiment de 1 construit en bois. Il a été érigé par des paysans payés 0,05 ducats par jour. Sa construction a duré 0 an(s) et 6 mois, et a coûté 100 ducats et 0 de prestige. " calcext:value-type="string">
            <text:p>Ermitage est un petit bâtiment de 1 construit en bois. Il a été érigé par des paysans payés 0,05 ducats par jour. Sa construction a duré 0 an(s) et 6 mois, et a coûté 100 ducats et 0 de prestige. </text:p>
          </table:table-cell>
          <table:table-cell table:style-name="ce17" office:value-type="string" calcext:value-type="string">
            <text:p>liege_piety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2"/>
          <table:table-cell table:style-name="ce20" office:value-type="string" calcext:value-type="string">
            <text:p>BOURG_EPISCOPAL</text:p>
          </table:table-cell>
          <table:table-cell table:style-name="ce20" office:value-type="string" calcext:value-type="string">
            <text:p>MONASTERE</text:p>
          </table:table-cell>
          <table:table-cell table:style-name="ce56"/>
          <table:table-cell table:style-name="ce5"/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97" calcext:value-type="float">
            <text:p>97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1];&quot;_&quot;;LOWER([.C51]);&quot;_&quot;;[.L51])" office:value-type="string" office:string-value="TP_monastery_2" calcext:value-type="string">
            <text:p>TP_monastery_2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monastery</text:p>
          </table:table-cell>
          <table:table-cell table:style-name="ce6" office:value-type="string" calcext:value-type="string">
            <text:p>Prieuré</text:p>
          </table:table-cell>
          <table:table-cell table:style-name="ce6" office:value-type="string" calcext:value-type="string">
            <text:p>Priory</text:p>
          </table:table-cell>
          <table:table-cell table:style-name="ce6" office:value-type="string" calcext:value-type="string">
            <text:p>petit</text:p>
          </table:table-cell>
          <table:table-cell table:formula="of:=VLOOKUP([.F51];[.$F$43:.$G$46];2;0)" office:value-type="float" office:value="1" calcext:value-type="float">
            <text:p>1</text:p>
          </table:table-cell>
          <table:table-cell table:style-name="ce6" office:value-type="string" calcext:value-type="string">
            <text:p>new</text:p>
          </table:table-cell>
          <table:table-cell table:formula="of:=VLOOKUP([.H51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sans</text:p>
          </table:table-cell>
          <table:table-cell table:formula="of:=VLOOKUP([.J51];[.$J$43:.$K$44];2;0)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formula="of:=VLOOKUP([.L51];[.$L$42:.$M$46];2;0)" office:value-type="float" office:value="1" calcext:value-type="float">
            <text:p>1</text:p>
          </table:table-cell>
          <table:table-cell table:style-name="ce11" table:formula="of:=ROUND(365*[.G51]*[.I51]*[.K51]*[.M51];-1)" office:value-type="float" office:value="370" calcext:value-type="float">
            <text:p>370</text:p>
          </table:table-cell>
          <table:table-cell table:formula="of:=ROUNDDOWN([.N51]/365;0)" office:value-type="float" office:value="1" calcext:value-type="float">
            <text:p>1</text:p>
          </table:table-cell>
          <table:table-cell table:style-name="ce13" table:formula="of:=ROUNDDOWN([.N51]/30-12*[.O51];0)" office:value-type="float" office:value="0" calcext:value-type="float">
            <text:p>0</text:p>
          </table:table-cell>
          <table:table-cell table:style-name="ce6" office:value-type="string" calcext:value-type="string">
            <text:p>ouvriers</text:p>
          </table:table-cell>
          <table:table-cell table:formula="of:=VLOOKUP([.Q51];[.$Q$43:.$R$45];2;0)" office:value-type="float" office:value="0.1" calcext:value-type="float">
            <text:p>0,1</text:p>
          </table:table-cell>
          <table:table-cell table:formula="of:=[.N51]*[.R51]" office:value-type="float" office:value="37" calcext:value-type="float">
            <text:p>37</text:p>
          </table:table-cell>
          <table:table-cell table:style-name="ce6" office:value-type="string" calcext:value-type="string">
            <text:p>pierre</text:p>
          </table:table-cell>
          <table:table-cell table:formula="of:=VLOOKUP([.T51];[.$T$43:.$U$45];2;0)" office:value-type="float" office:value="1.1" calcext:value-type="float">
            <text:p>1,1</text:p>
          </table:table-cell>
          <table:table-cell table:formula="of:=+100*[.G51]*[.U51]*[.I51]" office:value-type="float" office:value="110" calcext:value-type="float">
            <text:p>110</text:p>
          </table:table-cell>
          <table:table-cell table:formula="of:=ROUNDDOWN([.S51]+[.V51];-1)" office:value-type="float" office:value="140" calcext:value-type="float">
            <text:p>140</text:p>
          </table:table-cell>
          <table:table-cell table:formula="of:=ROUNDDOWN(60*IF([.J51]=&quot;avec&quot;;1;0)*[.M51];-1)" office:value-type="float" office:value="0" calcext:value-type="float">
            <text:p>0</text:p>
          </table:table-cell>
          <table:table-cell table:style-name="ce15" table:formula="of:=CONCATENATE([.D51];&quot; est un &quot;;[.F51];&quot; bâtiment de &quot;;[.L51];&quot; construit en &quot;;[.T51];&quot;. Il a été érigé par des &quot;;[.Q51];&quot; payés &quot;;[.R51];&quot; ducats par jour. Sa construction a duré &quot;;[.O51];&quot; an(s) et &quot;;[.P51];&quot; mois, et a coûté &quot;;[.W51];&quot; ducats et &quot;;[.X51];&quot; de prestige. &quot;)" office:value-type="string" office:string-value="Prieuré est un petit bâtiment de 2 construit en pierre. Il a été érigé par des ouvriers payés 0,1 ducats par jour. Sa construction a duré 1 an(s) et 0 mois, et a coûté 140 ducats et 0 de prestige. " calcext:value-type="string">
            <text:p>Prieuré est un petit bâtiment de 2 construit en pierre. Il a été érigé par des ouvriers payés 0,1 ducats par jour. Sa construction a duré 1 an(s) et 0 mois, et a coûté 140 ducats et 0 de prestige. </text:p>
          </table:table-cell>
          <table:table-cell table:style-name="ce17" office:value-type="string" calcext:value-type="string">
            <text:p>liege_piety</text:p>
          </table:table-cell>
          <table:table-cell table:style-name="ce18" office:value-type="float" office:value="0.02" calcext:value-type="float">
            <text:p>0,02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2"/>
          <table:table-cell table:style-name="ce20" office:value-type="string" calcext:value-type="string">
            <text:p>BOURG_EPISCOPAL</text:p>
          </table:table-cell>
          <table:table-cell table:style-name="ce20" office:value-type="string" calcext:value-type="string">
            <text:p>MONASTERE</text:p>
          </table:table-cell>
          <table:table-cell table:style-name="ce56"/>
          <table:table-cell table:style-name="ce5" table:formula="of:=[.A50]" office:value-type="string" office:string-value="TP_monastery_1" calcext:value-type="string">
            <text:p>TP_monastery_1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2];&quot;_&quot;;LOWER([.C52]);&quot;_&quot;;[.L52])" office:value-type="string" office:string-value="TP_monastery_3" calcext:value-type="string">
            <text:p>TP_monastery_3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monastery</text:p>
          </table:table-cell>
          <table:table-cell table:style-name="ce6" office:value-type="string" calcext:value-type="string">
            <text:p>Monastère</text:p>
          </table:table-cell>
          <table:table-cell table:style-name="ce6" office:value-type="string" calcext:value-type="string">
            <text:p>Monastery</text:p>
          </table:table-cell>
          <table:table-cell table:style-name="ce6" office:value-type="string" calcext:value-type="string">
            <text:p>moyen</text:p>
          </table:table-cell>
          <table:table-cell table:formula="of:=VLOOKUP([.F52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ext.</text:p>
          </table:table-cell>
          <table:table-cell table:formula="of:=VLOOKUP([.H52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52];[.$J$43:.$K$44];2;0)" office:value-type="float" office:value="1.2" calcext:value-type="float">
            <text:p>1,2</text:p>
          </table:table-cell>
          <table:table-cell table:style-name="ce6" office:value-type="float" office:value="3" calcext:value-type="float">
            <text:p>3</text:p>
          </table:table-cell>
          <table:table-cell table:formula="of:=VLOOKUP([.L52];[.$L$42:.$M$46];2;0)" office:value-type="float" office:value="1.25" calcext:value-type="float">
            <text:p>1,25</text:p>
          </table:table-cell>
          <table:table-cell table:style-name="ce11" table:formula="of:=ROUND(365*[.G52]*[.I52]*[.K52]*[.M52];-1)" office:value-type="float" office:value="570" calcext:value-type="float">
            <text:p>570</text:p>
          </table:table-cell>
          <table:table-cell table:formula="of:=ROUNDDOWN([.N52]/365;0)" office:value-type="float" office:value="1" calcext:value-type="float">
            <text:p>1</text:p>
          </table:table-cell>
          <table:table-cell table:style-name="ce13" table:formula="of:=ROUNDDOWN([.N52]/30-12*[.O52];0)" office:value-type="float" office:value="7" calcext:value-type="float">
            <text:p>7</text:p>
          </table:table-cell>
          <table:table-cell table:style-name="ce6" office:value-type="string" calcext:value-type="string">
            <text:p>ouvriers</text:p>
          </table:table-cell>
          <table:table-cell table:formula="of:=VLOOKUP([.Q52];[.$Q$43:.$R$45];2;0)" office:value-type="float" office:value="0.1" calcext:value-type="float">
            <text:p>0,1</text:p>
          </table:table-cell>
          <table:table-cell table:formula="of:=[.N52]*[.R52]" office:value-type="float" office:value="57" calcext:value-type="float">
            <text:p>57</text:p>
          </table:table-cell>
          <table:table-cell table:style-name="ce6" office:value-type="string" calcext:value-type="string">
            <text:p>pierre</text:p>
          </table:table-cell>
          <table:table-cell table:formula="of:=VLOOKUP([.T52];[.$T$43:.$U$45];2;0)" office:value-type="float" office:value="1.1" calcext:value-type="float">
            <text:p>1,1</text:p>
          </table:table-cell>
          <table:table-cell table:formula="of:=+100*[.G52]*[.U52]*[.I52]" office:value-type="float" office:value="115.5" calcext:value-type="float">
            <text:p>115,5</text:p>
          </table:table-cell>
          <table:table-cell table:formula="of:=ROUNDDOWN([.S52]+[.V52];-1)" office:value-type="float" office:value="170" calcext:value-type="float">
            <text:p>170</text:p>
          </table:table-cell>
          <table:table-cell table:formula="of:=ROUNDDOWN(60*IF([.J52]=&quot;avec&quot;;1;0)*[.M52];-1)" office:value-type="float" office:value="70" calcext:value-type="float">
            <text:p>70</text:p>
          </table:table-cell>
          <table:table-cell table:style-name="ce15" table:formula="of:=CONCATENATE([.D52];&quot; est un &quot;;[.F52];&quot; bâtiment de &quot;;[.L52];&quot; construit en &quot;;[.T52];&quot;. Il a été érigé par des &quot;;[.Q52];&quot; payés &quot;;[.R52];&quot; ducats par jour. Sa construction a duré &quot;;[.O52];&quot; an(s) et &quot;;[.P52];&quot; mois, et a coûté &quot;;[.W52];&quot; ducats et &quot;;[.X52];&quot; de prestige. &quot;)" office:value-type="string" office:string-value="Monastère est un moyen bâtiment de 3 construit en pierre. Il a été érigé par des ouvriers payés 0,1 ducats par jour. Sa construction a duré 1 an(s) et 7 mois, et a coûté 170 ducats et 70 de prestige. " calcext:value-type="string">
            <text:p>Monastère est un moyen bâtiment de 3 construit en pierre. Il a été érigé par des ouvriers payés 0,1 ducats par jour. Sa construction a duré 1 an(s) et 7 mois, et a coûté 170 ducats et 70 de prestige. </text:p>
          </table:table-cell>
          <table:table-cell table:style-name="ce17" office:value-type="string" calcext:value-type="string">
            <text:p>liege_piety</text:p>
          </table:table-cell>
          <table:table-cell table:style-name="ce18" office:value-type="float" office:value="0.02" calcext:value-type="float">
            <text:p>0,02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table:number-columns-repeated="2"/>
          <table:table-cell table:style-name="ce52"/>
          <table:table-cell table:style-name="ce20" office:value-type="string" calcext:value-type="string">
            <text:p>BOURG_EPISCOPAL</text:p>
          </table:table-cell>
          <table:table-cell table:style-name="ce20" office:value-type="string" calcext:value-type="string">
            <text:p>MONASTERE</text:p>
          </table:table-cell>
          <table:table-cell table:style-name="ce56"/>
          <table:table-cell table:style-name="ce5" table:formula="of:=[.A51]" office:value-type="string" office:string-value="TP_monastery_2" calcext:value-type="string">
            <text:p>TP_monastery_2</text:p>
          </table:table-cell>
          <table:table-cell/>
          <table:table-cell table:style-name="ce20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95" calcext:value-type="float">
            <text:p>95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3];&quot;_&quot;;LOWER([.C53]);&quot;_&quot;;[.L53])" office:value-type="string" office:string-value="TP_monastery_4" calcext:value-type="string">
            <text:p>TP_monastery_4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monastery</text:p>
          </table:table-cell>
          <table:table-cell table:style-name="ce6" office:value-type="string" calcext:value-type="string">
            <text:p>Abbaye</text:p>
          </table:table-cell>
          <table:table-cell table:style-name="ce6" office:value-type="string" calcext:value-type="string">
            <text:p>Abbey</text:p>
          </table:table-cell>
          <table:table-cell table:style-name="ce6" office:value-type="string" calcext:value-type="string">
            <text:p>grand</text:p>
          </table:table-cell>
          <table:table-cell table:formula="of:=VLOOKUP([.F53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new</text:p>
          </table:table-cell>
          <table:table-cell table:formula="of:=VLOOKUP([.H53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sans</text:p>
          </table:table-cell>
          <table:table-cell table:formula="of:=VLOOKUP([.J53];[.$J$43:.$K$44];2;0)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formula="of:=VLOOKUP([.L53];[.$L$42:.$M$46];2;0)" office:value-type="float" office:value="1.5" calcext:value-type="float">
            <text:p>1,5</text:p>
          </table:table-cell>
          <table:table-cell table:style-name="ce11" table:formula="of:=ROUND(365*[.G53]*[.I53]*[.K53]*[.M53];-1)" office:value-type="float" office:value="1100" calcext:value-type="float">
            <text:p>1100</text:p>
          </table:table-cell>
          <table:table-cell table:formula="of:=ROUNDDOWN([.N53]/365;0)" office:value-type="float" office:value="3" calcext:value-type="float">
            <text:p>3</text:p>
          </table:table-cell>
          <table:table-cell table:style-name="ce13" table:formula="of:=ROUNDDOWN([.N53]/30-12*[.O53];0)" office:value-type="float" office:value="0" calcext:value-type="float">
            <text:p>0</text:p>
          </table:table-cell>
          <table:table-cell table:style-name="ce6" office:value-type="string" calcext:value-type="string">
            <text:p>maçons</text:p>
          </table:table-cell>
          <table:table-cell table:formula="of:=VLOOKUP([.Q53];[.$Q$43:.$R$45];2;0)" office:value-type="float" office:value="0.2" calcext:value-type="float">
            <text:p>0,2</text:p>
          </table:table-cell>
          <table:table-cell table:formula="of:=[.N53]*[.R53]" office:value-type="float" office:value="220" calcext:value-type="float">
            <text:p>220</text:p>
          </table:table-cell>
          <table:table-cell table:style-name="ce6" office:value-type="string" calcext:value-type="string">
            <text:p>p taillée</text:p>
          </table:table-cell>
          <table:table-cell table:formula="of:=VLOOKUP([.T53];[.$T$43:.$U$45];2;0)" office:value-type="float" office:value="1.5" calcext:value-type="float">
            <text:p>1,5</text:p>
          </table:table-cell>
          <table:table-cell table:formula="of:=+100*[.G53]*[.U53]*[.I53]" office:value-type="float" office:value="300" calcext:value-type="float">
            <text:p>300</text:p>
          </table:table-cell>
          <table:table-cell table:formula="of:=ROUNDDOWN([.S53]+[.V53];-1)" office:value-type="float" office:value="520" calcext:value-type="float">
            <text:p>520</text:p>
          </table:table-cell>
          <table:table-cell table:formula="of:=ROUNDDOWN(60*IF([.J53]=&quot;avec&quot;;1;0)*[.M53];-1)" office:value-type="float" office:value="0" calcext:value-type="float">
            <text:p>0</text:p>
          </table:table-cell>
          <table:table-cell table:style-name="ce15" table:formula="of:=CONCATENATE([.D53];&quot; est un &quot;;[.F53];&quot; bâtiment de &quot;;[.L53];&quot; construit en &quot;;[.T53];&quot;. Il a été érigé par des &quot;;[.Q53];&quot; payés &quot;;[.R53];&quot; ducats par jour. Sa construction a duré &quot;;[.O53];&quot; an(s) et &quot;;[.P53];&quot; mois, et a coûté &quot;;[.W53];&quot; ducats et &quot;;[.X53];&quot; de prestige. &quot;)" office:value-type="string" office:string-value="Abbaye est un grand bâtiment de 4 construit en p taillée. Il a été érigé par des maçons payés 0,2 ducats par jour. Sa construction a duré 3 an(s) et 0 mois, et a coûté 520 ducats et 0 de prestige. " calcext:value-type="string">
            <text:p>Abbaye est un grand bâtiment de 4 construit en p taillée. Il a été érigé par des maçons payés 0,2 ducats par jour. Sa construction a duré 3 an(s) et 0 mois, et a coûté 520 ducats et 0 de prestige. </text:p>
          </table:table-cell>
          <table:table-cell table:style-name="ce17" office:value-type="string" calcext:value-type="string">
            <text:p>liege_piety</text:p>
          </table:table-cell>
          <table:table-cell table:style-name="ce18" office:value-type="float" office:value="0.02" calcext:value-type="float">
            <text:p>0,02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3" office:value-type="string" calcext:value-type="string">
            <text:p>higher_tier_than = BARON </text:p>
          </table:table-cell>
          <table:table-cell table:style-name="ce20" office:value-type="string" calcext:value-type="string">
            <text:p>BOURG_EPISCOPAL</text:p>
          </table:table-cell>
          <table:table-cell table:style-name="ce20" office:value-type="string" calcext:value-type="string">
            <text:p>MONASTERE</text:p>
          </table:table-cell>
          <table:table-cell table:style-name="ce56"/>
          <table:table-cell table:style-name="ce5" table:formula="of:=[.A52]" office:value-type="string" office:string-value="TP_monastery_3" calcext:value-type="string">
            <text:p>TP_monastery_3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4];&quot;_&quot;;LOWER([.C54]);&quot;_&quot;;[.L54])" office:value-type="string" office:string-value="TP_monastery_5" calcext:value-type="string">
            <text:p>TP_monastery_5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monastery</text:p>
          </table:table-cell>
          <table:table-cell table:style-name="ce6" office:value-type="string" calcext:value-type="string">
            <text:p>Abbatiale</text:p>
          </table:table-cell>
          <table:table-cell table:style-name="ce6" office:value-type="string" calcext:value-type="string">
            <text:p>Abbey church</text:p>
          </table:table-cell>
          <table:table-cell table:style-name="ce6" office:value-type="string" calcext:value-type="string">
            <text:p>grand</text:p>
          </table:table-cell>
          <table:table-cell table:formula="of:=VLOOKUP([.F54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ext.</text:p>
          </table:table-cell>
          <table:table-cell table:formula="of:=VLOOKUP([.H54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54];[.$J$43:.$K$44];2;0)" office:value-type="float" office:value="1.2" calcext:value-type="float">
            <text:p>1,2</text:p>
          </table:table-cell>
          <table:table-cell table:style-name="ce6" office:value-type="float" office:value="5" calcext:value-type="float">
            <text:p>5</text:p>
          </table:table-cell>
          <table:table-cell table:formula="of:=VLOOKUP([.L54];[.$L$42:.$M$46];2;0)" office:value-type="float" office:value="2" calcext:value-type="float">
            <text:p>2</text:p>
          </table:table-cell>
          <table:table-cell table:style-name="ce11" table:formula="of:=ROUND(365*[.G54]*[.I54]*[.K54]*[.M54];-1)" office:value-type="float" office:value="1230" calcext:value-type="float">
            <text:p>1230</text:p>
          </table:table-cell>
          <table:table-cell table:formula="of:=ROUNDDOWN([.N54]/365;0)" office:value-type="float" office:value="3" calcext:value-type="float">
            <text:p>3</text:p>
          </table:table-cell>
          <table:table-cell table:style-name="ce13" table:formula="of:=ROUNDDOWN([.N54]/30-12*[.O54];0)" office:value-type="float" office:value="5" calcext:value-type="float">
            <text:p>5</text:p>
          </table:table-cell>
          <table:table-cell table:style-name="ce6" office:value-type="string" calcext:value-type="string">
            <text:p>maçons</text:p>
          </table:table-cell>
          <table:table-cell table:formula="of:=VLOOKUP([.Q54];[.$Q$43:.$R$45];2;0)" office:value-type="float" office:value="0.2" calcext:value-type="float">
            <text:p>0,2</text:p>
          </table:table-cell>
          <table:table-cell table:formula="of:=[.N54]*[.R54]" office:value-type="float" office:value="246" calcext:value-type="float">
            <text:p>246</text:p>
          </table:table-cell>
          <table:table-cell table:style-name="ce6" office:value-type="string" calcext:value-type="string">
            <text:p>p taillée</text:p>
          </table:table-cell>
          <table:table-cell table:formula="of:=VLOOKUP([.T54];[.$T$43:.$U$45];2;0)" office:value-type="float" office:value="1.5" calcext:value-type="float">
            <text:p>1,5</text:p>
          </table:table-cell>
          <table:table-cell table:formula="of:=+100*[.G54]*[.U54]*[.I54]" office:value-type="float" office:value="210" calcext:value-type="float">
            <text:p>210</text:p>
          </table:table-cell>
          <table:table-cell table:formula="of:=ROUNDDOWN([.S54]+[.V54];-1)" office:value-type="float" office:value="450" calcext:value-type="float">
            <text:p>450</text:p>
          </table:table-cell>
          <table:table-cell table:formula="of:=ROUNDDOWN(60*IF([.J54]=&quot;avec&quot;;1;0)*[.M54];-1)" office:value-type="float" office:value="120" calcext:value-type="float">
            <text:p>120</text:p>
          </table:table-cell>
          <table:table-cell table:style-name="ce15" table:formula="of:=CONCATENATE([.D54];&quot; est un &quot;;[.F54];&quot; bâtiment de &quot;;[.L54];&quot; construit en &quot;;[.T54];&quot;. Il a été érigé par des &quot;;[.Q54];&quot; payés &quot;;[.R54];&quot; ducats par jour. Sa construction a duré &quot;;[.O54];&quot; an(s) et &quot;;[.P54];&quot; mois, et a coûté &quot;;[.W54];&quot; ducats et &quot;;[.X54];&quot; de prestige. &quot;)" office:value-type="string" office:string-value="Abbatiale est un grand bâtiment de 5 construit en p taillée. Il a été érigé par des maçons payés 0,2 ducats par jour. Sa construction a duré 3 an(s) et 5 mois, et a coûté 450 ducats et 120 de prestige. " calcext:value-type="string">
            <text:p>Abbatiale est un grand bâtiment de 5 construit en p taillée. Il a été érigé par des maçons payés 0,2 ducats par jour. Sa construction a duré 3 an(s) et 5 mois, et a coûté 450 ducats et 120 de prestige. </text:p>
          </table:table-cell>
          <table:table-cell table:style-name="ce17" office:value-type="string" calcext:value-type="string">
            <text:p>liege_piety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2" calcext:value-type="float">
            <text:p>0,02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table:number-columns-repeated="2"/>
          <table:table-cell table:style-name="ce53" office:value-type="string" calcext:value-type="string">
            <text:p>higher_tier_than = COUNT </text:p>
          </table:table-cell>
          <table:table-cell table:style-name="ce20" office:value-type="string" calcext:value-type="string">
            <text:p>BOURG_EPISCOPAL</text:p>
          </table:table-cell>
          <table:table-cell table:style-name="ce20" office:value-type="string" calcext:value-type="string">
            <text:p>MONASTERE</text:p>
          </table:table-cell>
          <table:table-cell table:style-name="ce56"/>
          <table:table-cell table:style-name="ce5" table:formula="of:=[.A53]" office:value-type="string" office:string-value="TP_monastery_4" calcext:value-type="string">
            <text:p>TP_monastery_4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93" calcext:value-type="float">
            <text:p>93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5];&quot;_&quot;;LOWER([.C55]);&quot;_L&quot;;[.L55])" office:value-type="string" office:string-value="TP_episcopat_L1" calcext:value-type="string">
            <text:p>TP_episcopat_L1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episcopat</text:p>
          </table:table-cell>
          <table:table-cell table:style-name="ce6" office:value-type="string" calcext:value-type="string">
            <text:p>Résidence épiscopale</text:p>
          </table:table-cell>
          <table:table-cell table:style-name="ce6" office:value-type="string" calcext:value-type="string">
            <text:p>Episcopal residence</text:p>
          </table:table-cell>
          <table:table-cell table:style-name="ce6" office:value-type="string" calcext:value-type="string">
            <text:p>petit</text:p>
          </table:table-cell>
          <table:table-cell table:formula="of:=VLOOKUP([.F55];[.$F$43:.$G$46];2;0)" office:value-type="float" office:value="1" calcext:value-type="float">
            <text:p>1</text:p>
          </table:table-cell>
          <table:table-cell table:style-name="ce6" office:value-type="string" calcext:value-type="string">
            <text:p>new</text:p>
          </table:table-cell>
          <table:table-cell table:formula="of:=VLOOKUP([.H55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sans</text:p>
          </table:table-cell>
          <table:table-cell table:formula="of:=VLOOKUP([.J55];[.$J$43:.$K$44];2;0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VLOOKUP([.L55];[.$L$42:.$M$46];2;0)" office:value-type="float" office:value="0.5" calcext:value-type="float">
            <text:p>0,5</text:p>
          </table:table-cell>
          <table:table-cell table:style-name="ce11" table:formula="of:=ROUND(365*[.G55]*[.I55]*[.K55]*[.M55];-1)" office:value-type="float" office:value="180" calcext:value-type="float">
            <text:p>180</text:p>
          </table:table-cell>
          <table:table-cell table:formula="of:=ROUNDDOWN([.N55]/365;0)" office:value-type="float" office:value="0" calcext:value-type="float">
            <text:p>0</text:p>
          </table:table-cell>
          <table:table-cell table:style-name="ce13" table:formula="of:=ROUNDDOWN([.N55]/30-12*[.O55];0)" office:value-type="float" office:value="6" calcext:value-type="float">
            <text:p>6</text:p>
          </table:table-cell>
          <table:table-cell table:style-name="ce6" office:value-type="string" calcext:value-type="string">
            <text:p>ouvriers</text:p>
          </table:table-cell>
          <table:table-cell table:formula="of:=VLOOKUP([.Q55];[.$Q$43:.$R$45];2;0)" office:value-type="float" office:value="0.1" calcext:value-type="float">
            <text:p>0,1</text:p>
          </table:table-cell>
          <table:table-cell table:formula="of:=[.N55]*[.R55]" office:value-type="float" office:value="18" calcext:value-type="float">
            <text:p>18</text:p>
          </table:table-cell>
          <table:table-cell table:style-name="ce6" office:value-type="string" calcext:value-type="string">
            <text:p>pierre</text:p>
          </table:table-cell>
          <table:table-cell table:formula="of:=VLOOKUP([.T55];[.$T$43:.$U$45];2;0)" office:value-type="float" office:value="1.1" calcext:value-type="float">
            <text:p>1,1</text:p>
          </table:table-cell>
          <table:table-cell table:formula="of:=+100*[.G55]*[.U55]*[.I55]" office:value-type="float" office:value="110" calcext:value-type="float">
            <text:p>110</text:p>
          </table:table-cell>
          <table:table-cell table:formula="of:=ROUNDDOWN([.S55]+[.V55];-1)" office:value-type="float" office:value="120" calcext:value-type="float">
            <text:p>120</text:p>
          </table:table-cell>
          <table:table-cell table:formula="of:=ROUNDDOWN(60*IF([.J55]=&quot;avec&quot;;1;0)*[.M55];-1)" office:value-type="float" office:value="0" calcext:value-type="float">
            <text:p>0</text:p>
          </table:table-cell>
          <table:table-cell table:style-name="ce15" table:formula="of:=CONCATENATE([.D55];&quot; est un &quot;;[.F55];&quot; bâtiment de &quot;;[.L55];&quot; construit en &quot;;[.T55];&quot;. Il a été érigé par des &quot;;[.Q55];&quot; payés &quot;;[.R55];&quot; ducats par jour. Sa construction a duré &quot;;[.O55];&quot; an(s) et &quot;;[.P55];&quot; mois, et a coûté &quot;;[.W55];&quot; ducats et &quot;;[.X55];&quot; de prestige. &quot;)" office:value-type="string" office:string-value="Résidence épiscopale est un petit bâtiment de 1 construit en pierre. Il a été érigé par des ouvriers payés 0,1 ducats par jour. Sa construction a duré 0 an(s) et 6 mois, et a coûté 120 ducats et 0 de prestige. " calcext:value-type="string">
            <text:p>Résidence épiscopale est un petit bâtiment de 1 construit en pierre. Il a été érigé par des ouvriers payés 0,1 ducats par jour. Sa construction a duré 0 an(s) et 6 mois, et a coûté 120 ducats et 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2"/>
          <table:table-cell table:style-name="ce20" table:number-columns-repeated="2"/>
          <table:table-cell table:style-name="ce56" office:value-type="string" calcext:value-type="string">
            <text:p>MONASTERE</text:p>
          </table:table-cell>
          <table:table-cell table:style-name="ce5"/>
          <table:table-cell/>
          <table:table-cell table:style-name="ce20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97" calcext:value-type="float">
            <text:p>97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6];&quot;_&quot;;LOWER([.C56]);&quot;_L&quot;;[.L56])" office:value-type="string" office:string-value="TP_episcopat_L2" calcext:value-type="string">
            <text:p>TP_episcopat_L2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episcopat</text:p>
          </table:table-cell>
          <table:table-cell table:style-name="ce6" office:value-type="string" calcext:value-type="string">
            <text:p>Résidence épiscopale</text:p>
          </table:table-cell>
          <table:table-cell table:style-name="ce6" office:value-type="string" calcext:value-type="string">
            <text:p>Episcopal residence</text:p>
          </table:table-cell>
          <table:table-cell table:style-name="ce6" office:value-type="string" calcext:value-type="string">
            <text:p>moyen</text:p>
          </table:table-cell>
          <table:table-cell table:formula="of:=VLOOKUP([.F56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ext.</text:p>
          </table:table-cell>
          <table:table-cell table:formula="of:=VLOOKUP([.H56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sans</text:p>
          </table:table-cell>
          <table:table-cell table:formula="of:=VLOOKUP([.J56];[.$J$43:.$K$44];2;0)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formula="of:=VLOOKUP([.L56];[.$L$42:.$M$46];2;0)" office:value-type="float" office:value="1" calcext:value-type="float">
            <text:p>1</text:p>
          </table:table-cell>
          <table:table-cell table:style-name="ce11" table:formula="of:=ROUND(365*[.G56]*[.I56]*[.K56]*[.M56];-1)" office:value-type="float" office:value="380" calcext:value-type="float">
            <text:p>380</text:p>
          </table:table-cell>
          <table:table-cell table:formula="of:=ROUNDDOWN([.N56]/365;0)" office:value-type="float" office:value="1" calcext:value-type="float">
            <text:p>1</text:p>
          </table:table-cell>
          <table:table-cell table:style-name="ce13" table:formula="of:=ROUNDDOWN([.N56]/30-12*[.O56];0)" office:value-type="float" office:value="0" calcext:value-type="float">
            <text:p>0</text:p>
          </table:table-cell>
          <table:table-cell table:style-name="ce6" office:value-type="string" calcext:value-type="string">
            <text:p>maçons</text:p>
          </table:table-cell>
          <table:table-cell table:formula="of:=VLOOKUP([.Q56];[.$Q$43:.$R$45];2;0)" office:value-type="float" office:value="0.2" calcext:value-type="float">
            <text:p>0,2</text:p>
          </table:table-cell>
          <table:table-cell table:formula="of:=[.N56]*[.R56]" office:value-type="float" office:value="76" calcext:value-type="float">
            <text:p>76</text:p>
          </table:table-cell>
          <table:table-cell table:style-name="ce6" office:value-type="string" calcext:value-type="string">
            <text:p>p taillée</text:p>
          </table:table-cell>
          <table:table-cell table:formula="of:=VLOOKUP([.T56];[.$T$43:.$U$45];2;0)" office:value-type="float" office:value="1.5" calcext:value-type="float">
            <text:p>1,5</text:p>
          </table:table-cell>
          <table:table-cell table:formula="of:=+100*[.G56]*[.U56]*[.I56]" office:value-type="float" office:value="157.5" calcext:value-type="float">
            <text:p>157,5</text:p>
          </table:table-cell>
          <table:table-cell table:formula="of:=ROUNDDOWN([.S56]+[.V56];-1)" office:value-type="float" office:value="230" calcext:value-type="float">
            <text:p>230</text:p>
          </table:table-cell>
          <table:table-cell table:formula="of:=ROUNDDOWN(60*IF([.J56]=&quot;avec&quot;;1;0)*[.M56];-1)" office:value-type="float" office:value="0" calcext:value-type="float">
            <text:p>0</text:p>
          </table:table-cell>
          <table:table-cell table:style-name="ce15" table:formula="of:=CONCATENATE([.D56];&quot; est un &quot;;[.F56];&quot; bâtiment de &quot;;[.L56];&quot; construit en &quot;;[.T56];&quot;. Il a été érigé par des &quot;;[.Q56];&quot; payés &quot;;[.R56];&quot; ducats par jour. Sa construction a duré &quot;;[.O56];&quot; an(s) et &quot;;[.P56];&quot; mois, et a coûté &quot;;[.W56];&quot; ducats et &quot;;[.X56];&quot; de prestige. &quot;)" office:value-type="string" office:string-value="Résidence épiscopale est un moyen bâtiment de 2 construit en p taillée. Il a été érigé par des maçons payés 0,2 ducats par jour. Sa construction a duré 1 an(s) et 0 mois, et a coûté 230 ducats et 0 de prestige. " calcext:value-type="string">
            <text:p>Résidence épiscopale est un moyen bâtiment de 2 construit en p taillée. Il a été érigé par des maçons payés 0,2 ducats par jour. Sa construction a duré 1 an(s) et 0 mois, et a coûté 230 ducats et 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2"/>
          <table:table-cell table:style-name="ce20" table:number-columns-repeated="2"/>
          <table:table-cell table:style-name="ce56" office:value-type="string" calcext:value-type="string">
            <text:p>MONASTERE</text:p>
          </table:table-cell>
          <table:table-cell table:style-name="ce5" table:formula="of:=[.A55]" office:value-type="string" office:string-value="TP_episcopat_L1" calcext:value-type="string">
            <text:p>TP_episcopat_L1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7];&quot;_&quot;;LOWER([.C57]);&quot;_L&quot;;[.L57])" office:value-type="string" office:string-value="TP_episcopat_L3" calcext:value-type="string">
            <text:p>TP_episcopat_L3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episcopat</text:p>
          </table:table-cell>
          <table:table-cell table:style-name="ce6" office:value-type="string" calcext:value-type="string">
            <text:p>Résidence épiscopale</text:p>
          </table:table-cell>
          <table:table-cell table:style-name="ce6" office:value-type="string" calcext:value-type="string">
            <text:p>Episcopal residence</text:p>
          </table:table-cell>
          <table:table-cell table:style-name="ce6" office:value-type="string" calcext:value-type="string">
            <text:p>grand</text:p>
          </table:table-cell>
          <table:table-cell table:formula="of:=VLOOKUP([.F57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ext.</text:p>
          </table:table-cell>
          <table:table-cell table:formula="of:=VLOOKUP([.H57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57];[.$J$43:.$K$44];2;0)" office:value-type="float" office:value="1.2" calcext:value-type="float">
            <text:p>1,2</text:p>
          </table:table-cell>
          <table:table-cell table:style-name="ce6" office:value-type="float" office:value="3" calcext:value-type="float">
            <text:p>3</text:p>
          </table:table-cell>
          <table:table-cell table:formula="of:=VLOOKUP([.L57];[.$L$42:.$M$46];2;0)" office:value-type="float" office:value="1.25" calcext:value-type="float">
            <text:p>1,25</text:p>
          </table:table-cell>
          <table:table-cell table:style-name="ce11" table:formula="of:=ROUND(365*[.G57]*[.I57]*[.K57]*[.M57];-1)" office:value-type="float" office:value="770" calcext:value-type="float">
            <text:p>770</text:p>
          </table:table-cell>
          <table:table-cell table:formula="of:=ROUNDDOWN([.N57]/365;0)" office:value-type="float" office:value="2" calcext:value-type="float">
            <text:p>2</text:p>
          </table:table-cell>
          <table:table-cell table:style-name="ce13" table:formula="of:=ROUNDDOWN([.N57]/30-12*[.O57];0)" office:value-type="float" office:value="1" calcext:value-type="float">
            <text:p>1</text:p>
          </table:table-cell>
          <table:table-cell table:style-name="ce6" office:value-type="string" calcext:value-type="string">
            <text:p>maçons</text:p>
          </table:table-cell>
          <table:table-cell table:formula="of:=VLOOKUP([.Q57];[.$Q$43:.$R$45];2;0)" office:value-type="float" office:value="0.2" calcext:value-type="float">
            <text:p>0,2</text:p>
          </table:table-cell>
          <table:table-cell table:formula="of:=[.N57]*[.R57]" office:value-type="float" office:value="154" calcext:value-type="float">
            <text:p>154</text:p>
          </table:table-cell>
          <table:table-cell table:style-name="ce6" office:value-type="string" calcext:value-type="string">
            <text:p>p taillée</text:p>
          </table:table-cell>
          <table:table-cell table:formula="of:=VLOOKUP([.T57];[.$T$43:.$U$45];2;0)" office:value-type="float" office:value="1.5" calcext:value-type="float">
            <text:p>1,5</text:p>
          </table:table-cell>
          <table:table-cell table:formula="of:=+100*[.G57]*[.U57]*[.I57]" office:value-type="float" office:value="210" calcext:value-type="float">
            <text:p>210</text:p>
          </table:table-cell>
          <table:table-cell table:formula="of:=ROUNDDOWN([.S57]+[.V57];-1)" office:value-type="float" office:value="360" calcext:value-type="float">
            <text:p>360</text:p>
          </table:table-cell>
          <table:table-cell table:formula="of:=ROUNDDOWN(60*IF([.J57]=&quot;avec&quot;;1;0)*[.M57];-1)" office:value-type="float" office:value="70" calcext:value-type="float">
            <text:p>70</text:p>
          </table:table-cell>
          <table:table-cell table:style-name="ce15" table:formula="of:=CONCATENATE([.D57];&quot; est un &quot;;[.F57];&quot; bâtiment de &quot;;[.L57];&quot; construit en &quot;;[.T57];&quot;. Il a été érigé par des &quot;;[.Q57];&quot; payés &quot;;[.R57];&quot; ducats par jour. Sa construction a duré &quot;;[.O57];&quot; an(s) et &quot;;[.P57];&quot; mois, et a coûté &quot;;[.W57];&quot; ducats et &quot;;[.X57];&quot; de prestige. &quot;)" office:value-type="string" office:string-value="Résidence épiscopale est un grand bâtiment de 3 construit en p taillée. Il a été érigé par des maçons payés 0,2 ducats par jour. Sa construction a duré 2 an(s) et 1 mois, et a coûté 360 ducats et 70 de prestige. " calcext:value-type="string">
            <text:p>Résidence épiscopale est un grand bâtiment de 3 construit en p taillée. Il a été érigé par des maçons payés 0,2 ducats par jour. Sa construction a duré 2 an(s) et 1 mois, et a coûté 360 ducats et 7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1" calcext:value-type="float">
            <text:p>-0,1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2"/>
          <table:table-cell table:style-name="ce20"/>
          <table:table-cell table:style-name="ce5"/>
          <table:table-cell table:style-name="ce56" office:value-type="string" calcext:value-type="string">
            <text:p>MONASTERE</text:p>
          </table:table-cell>
          <table:table-cell table:style-name="ce5" table:formula="of:=[.A56]" office:value-type="string" office:string-value="TP_episcopat_L2" calcext:value-type="string">
            <text:p>TP_episcopat_L2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95" calcext:value-type="float">
            <text:p>95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8];&quot;_&quot;;LOWER([.C58]);&quot;_L&quot;;[.L58])" office:value-type="string" office:string-value="TP_episcopat_L4" calcext:value-type="string">
            <text:p>TP_episcopat_L4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episcopat</text:p>
          </table:table-cell>
          <table:table-cell table:style-name="ce6" office:value-type="string" calcext:value-type="string">
            <text:p>Palais épiscopal</text:p>
          </table:table-cell>
          <table:table-cell table:style-name="ce6" office:value-type="string" calcext:value-type="string">
            <text:p>Episcopal Palace</text:p>
          </table:table-cell>
          <table:table-cell table:style-name="ce6" office:value-type="string" calcext:value-type="string">
            <text:p>moyen</text:p>
          </table:table-cell>
          <table:table-cell table:formula="of:=VLOOKUP([.F58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new</text:p>
          </table:table-cell>
          <table:table-cell table:formula="of:=VLOOKUP([.H58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sans</text:p>
          </table:table-cell>
          <table:table-cell table:formula="of:=VLOOKUP([.J58];[.$J$43:.$K$44];2;0)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formula="of:=VLOOKUP([.L58];[.$L$42:.$M$46];2;0)" office:value-type="float" office:value="1.5" calcext:value-type="float">
            <text:p>1,5</text:p>
          </table:table-cell>
          <table:table-cell table:style-name="ce11" table:formula="of:=ROUND(365*[.G58]*[.I58]*[.K58]*[.M58];-1)" office:value-type="float" office:value="820" calcext:value-type="float">
            <text:p>820</text:p>
          </table:table-cell>
          <table:table-cell table:formula="of:=ROUNDDOWN([.N58]/365;0)" office:value-type="float" office:value="2" calcext:value-type="float">
            <text:p>2</text:p>
          </table:table-cell>
          <table:table-cell table:style-name="ce13" table:formula="of:=ROUNDDOWN([.N58]/30-12*[.O58];0)" office:value-type="float" office:value="3" calcext:value-type="float">
            <text:p>3</text:p>
          </table:table-cell>
          <table:table-cell table:style-name="ce6" office:value-type="string" calcext:value-type="string">
            <text:p>maçons</text:p>
          </table:table-cell>
          <table:table-cell table:formula="of:=VLOOKUP([.Q58];[.$Q$43:.$R$45];2;0)" office:value-type="float" office:value="0.2" calcext:value-type="float">
            <text:p>0,2</text:p>
          </table:table-cell>
          <table:table-cell table:formula="of:=[.N58]*[.R58]" office:value-type="float" office:value="164" calcext:value-type="float">
            <text:p>164</text:p>
          </table:table-cell>
          <table:table-cell table:style-name="ce6" office:value-type="string" calcext:value-type="string">
            <text:p>p taillée</text:p>
          </table:table-cell>
          <table:table-cell table:formula="of:=VLOOKUP([.T58];[.$T$43:.$U$45];2;0)" office:value-type="float" office:value="1.5" calcext:value-type="float">
            <text:p>1,5</text:p>
          </table:table-cell>
          <table:table-cell table:formula="of:=+100*[.G58]*[.U58]*[.I58]" office:value-type="float" office:value="225" calcext:value-type="float">
            <text:p>225</text:p>
          </table:table-cell>
          <table:table-cell table:formula="of:=ROUNDDOWN([.S58]+[.V58];-1)" office:value-type="float" office:value="380" calcext:value-type="float">
            <text:p>380</text:p>
          </table:table-cell>
          <table:table-cell table:formula="of:=ROUNDDOWN(60*IF([.J58]=&quot;avec&quot;;1;0)*[.M58];-1)" office:value-type="float" office:value="0" calcext:value-type="float">
            <text:p>0</text:p>
          </table:table-cell>
          <table:table-cell table:style-name="ce15" table:formula="of:=CONCATENATE([.D58];&quot; est un &quot;;[.F58];&quot; bâtiment de &quot;;[.L58];&quot; construit en &quot;;[.T58];&quot;. Il a été érigé par des &quot;;[.Q58];&quot; payés &quot;;[.R58];&quot; ducats par jour. Sa construction a duré &quot;;[.O58];&quot; an(s) et &quot;;[.P58];&quot; mois, et a coûté &quot;;[.W58];&quot; ducats et &quot;;[.X58];&quot; de prestige. &quot;)" office:value-type="string" office:string-value="Palais épiscopal est un moyen bâtiment de 4 construit en p taillée. Il a été érigé par des maçons payés 0,2 ducats par jour. Sa construction a duré 2 an(s) et 3 mois, et a coûté 380 ducats et 0 de prestige. " calcext:value-type="string">
            <text:p>Palais épiscopal est un moyen bâtiment de 4 construit en p taillée. Il a été érigé par des maçons payés 0,2 ducats par jour. Sa construction a duré 2 an(s) et 3 mois, et a coûté 380 ducats et 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2" calcext:value-type="float">
            <text:p>-0,2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table:number-columns-repeated="2"/>
          <table:table-cell table:style-name="ce53" office:value-type="string" calcext:value-type="string">
            <text:p>higher_tier_than = BARON </text:p>
          </table:table-cell>
          <table:table-cell table:style-name="ce20" office:value-type="string" calcext:value-type="string">
            <text:p>BOURG_EPISCOPAL</text:p>
          </table:table-cell>
          <table:table-cell table:style-name="ce20" office:value-type="string" calcext:value-type="string">
            <text:p>CITEEPISCOPALE</text:p>
          </table:table-cell>
          <table:table-cell table:style-name="ce56" office:value-type="string" calcext:value-type="string">
            <text:p>MONASTERE</text:p>
          </table:table-cell>
          <table:table-cell table:style-name="ce5" table:formula="of:=[.A57]" office:value-type="string" office:string-value="TP_episcopat_L3" calcext:value-type="string">
            <text:p>TP_episcopat_L3</text:p>
          </table:table-cell>
          <table:table-cell/>
          <table:table-cell table:style-name="ce20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9];&quot;_&quot;;LOWER([.C59]);&quot;_L&quot;;[.L59])" office:value-type="string" office:string-value="TP_episcopat_L5" calcext:value-type="string">
            <text:p>TP_episcopat_L5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episcopat</text:p>
          </table:table-cell>
          <table:table-cell table:style-name="ce6" office:value-type="string" calcext:value-type="string">
            <text:p>Palais épiscopal</text:p>
          </table:table-cell>
          <table:table-cell table:style-name="ce6" office:value-type="string" calcext:value-type="string">
            <text:p>Episcopal Palace</text:p>
          </table:table-cell>
          <table:table-cell table:style-name="ce6" office:value-type="string" calcext:value-type="string">
            <text:p>grand</text:p>
          </table:table-cell>
          <table:table-cell table:formula="of:=VLOOKUP([.F59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ext.</text:p>
          </table:table-cell>
          <table:table-cell table:formula="of:=VLOOKUP([.H59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59];[.$J$43:.$K$44];2;0)" office:value-type="float" office:value="1.2" calcext:value-type="float">
            <text:p>1,2</text:p>
          </table:table-cell>
          <table:table-cell table:style-name="ce6" office:value-type="float" office:value="5" calcext:value-type="float">
            <text:p>5</text:p>
          </table:table-cell>
          <table:table-cell table:formula="of:=VLOOKUP([.L59];[.$L$42:.$M$46];2;0)" office:value-type="float" office:value="2" calcext:value-type="float">
            <text:p>2</text:p>
          </table:table-cell>
          <table:table-cell table:style-name="ce11" table:formula="of:=ROUND(365*[.G59]*[.I59]*[.K59]*[.M59];-1)" office:value-type="float" office:value="1230" calcext:value-type="float">
            <text:p>1230</text:p>
          </table:table-cell>
          <table:table-cell table:formula="of:=ROUNDDOWN([.N59]/365;0)" office:value-type="float" office:value="3" calcext:value-type="float">
            <text:p>3</text:p>
          </table:table-cell>
          <table:table-cell table:style-name="ce13" table:formula="of:=ROUNDDOWN([.N59]/30-12*[.O59];0)" office:value-type="float" office:value="5" calcext:value-type="float">
            <text:p>5</text:p>
          </table:table-cell>
          <table:table-cell table:style-name="ce6" office:value-type="string" calcext:value-type="string">
            <text:p>maçons</text:p>
          </table:table-cell>
          <table:table-cell table:formula="of:=VLOOKUP([.Q59];[.$Q$43:.$R$45];2;0)" office:value-type="float" office:value="0.2" calcext:value-type="float">
            <text:p>0,2</text:p>
          </table:table-cell>
          <table:table-cell table:formula="of:=[.N59]*[.R59]" office:value-type="float" office:value="246" calcext:value-type="float">
            <text:p>246</text:p>
          </table:table-cell>
          <table:table-cell table:style-name="ce6" office:value-type="string" calcext:value-type="string">
            <text:p>p taillée</text:p>
          </table:table-cell>
          <table:table-cell table:formula="of:=VLOOKUP([.T59];[.$T$43:.$U$45];2;0)" office:value-type="float" office:value="1.5" calcext:value-type="float">
            <text:p>1,5</text:p>
          </table:table-cell>
          <table:table-cell table:formula="of:=+100*[.G59]*[.U59]*[.I59]" office:value-type="float" office:value="210" calcext:value-type="float">
            <text:p>210</text:p>
          </table:table-cell>
          <table:table-cell table:formula="of:=ROUNDDOWN([.S59]+[.V59];-1)" office:value-type="float" office:value="450" calcext:value-type="float">
            <text:p>450</text:p>
          </table:table-cell>
          <table:table-cell table:formula="of:=ROUNDDOWN(60*IF([.J59]=&quot;avec&quot;;1;0)*[.M59];-1)" office:value-type="float" office:value="120" calcext:value-type="float">
            <text:p>120</text:p>
          </table:table-cell>
          <table:table-cell table:style-name="ce15" table:formula="of:=CONCATENATE([.D59];&quot; est un &quot;;[.F59];&quot; bâtiment de &quot;;[.L59];&quot; construit en &quot;;[.T59];&quot;. Il a été érigé par des &quot;;[.Q59];&quot; payés &quot;;[.R59];&quot; ducats par jour. Sa construction a duré &quot;;[.O59];&quot; an(s) et &quot;;[.P59];&quot; mois, et a coûté &quot;;[.W59];&quot; ducats et &quot;;[.X59];&quot; de prestige. &quot;)" office:value-type="string" office:string-value="Palais épiscopal est un grand bâtiment de 5 construit en p taillée. Il a été érigé par des maçons payés 0,2 ducats par jour. Sa construction a duré 3 an(s) et 5 mois, et a coûté 450 ducats et 120 de prestige. " calcext:value-type="string">
            <text:p>Palais épiscopal est un grand bâtiment de 5 construit en p taillée. Il a été érigé par des maçons payés 0,2 ducats par jour. Sa construction a duré 3 an(s) et 5 mois, et a coûté 450 ducats et 12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3" calcext:value-type="float">
            <text:p>-0,3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3" office:value-type="string" calcext:value-type="string">
            <text:p>higher_tier_than = COUNT </text:p>
          </table:table-cell>
          <table:table-cell table:style-name="ce20" office:value-type="string" calcext:value-type="string">
            <text:p>BOURG_EPISCOPAL</text:p>
          </table:table-cell>
          <table:table-cell table:style-name="ce20" office:value-type="string" calcext:value-type="string">
            <text:p>CITEEPISCOPALE</text:p>
          </table:table-cell>
          <table:table-cell table:style-name="ce56" office:value-type="string" calcext:value-type="string">
            <text:p>MONASTERE</text:p>
          </table:table-cell>
          <table:table-cell table:style-name="ce5" table:formula="of:=[.A58]" office:value-type="string" office:string-value="TP_episcopat_L4" calcext:value-type="string">
            <text:p>TP_episcopat_L4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93" calcext:value-type="float">
            <text:p>93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0];&quot;_&quot;;LOWER([.C60]);&quot;_L&quot;;[.L60])" office:value-type="string" office:string-value="CA_logis_L1" calcext:value-type="string">
            <text:p>CA_logis_L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logis</text:p>
          </table:table-cell>
          <table:table-cell table:style-name="ce6" office:value-type="string" calcext:value-type="string">
            <text:p>Logis seigneurial</text:p>
          </table:table-cell>
          <table:table-cell table:style-name="ce6" office:value-type="string" calcext:value-type="string">
            <text:p>Seigniorial Residence</text:p>
          </table:table-cell>
          <table:table-cell table:style-name="ce6" office:value-type="string" calcext:value-type="string">
            <text:p>petit</text:p>
          </table:table-cell>
          <table:table-cell table:formula="of:=VLOOKUP([.F60];[.$F$43:.$G$46];2;0)" office:value-type="float" office:value="1" calcext:value-type="float">
            <text:p>1</text:p>
          </table:table-cell>
          <table:table-cell table:style-name="ce6" office:value-type="string" calcext:value-type="string">
            <text:p>new</text:p>
          </table:table-cell>
          <table:table-cell table:formula="of:=VLOOKUP([.H60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avec</text:p>
          </table:table-cell>
          <table:table-cell table:formula="of:=VLOOKUP([.J60];[.$J$43:.$K$44];2;0)" office:value-type="float" office:value="1.2" calcext:value-type="float">
            <text:p>1,2</text:p>
          </table:table-cell>
          <table:table-cell table:style-name="ce6" office:value-type="float" office:value="1" calcext:value-type="float">
            <text:p>1</text:p>
          </table:table-cell>
          <table:table-cell table:formula="of:=VLOOKUP([.L60];[.$L$42:.$M$46];2;0)" office:value-type="float" office:value="0.5" calcext:value-type="float">
            <text:p>0,5</text:p>
          </table:table-cell>
          <table:table-cell table:style-name="ce11" table:formula="of:=ROUND(365*[.G60]*[.I60]*[.K60]*[.M60];-1)" office:value-type="float" office:value="220" calcext:value-type="float">
            <text:p>220</text:p>
          </table:table-cell>
          <table:table-cell table:formula="of:=ROUNDDOWN([.N60]/365;0)" office:value-type="float" office:value="0" calcext:value-type="float">
            <text:p>0</text:p>
          </table:table-cell>
          <table:table-cell table:style-name="ce13" table:formula="of:=ROUNDDOWN([.N60]/30-12*[.O60];0)" office:value-type="float" office:value="7" calcext:value-type="float">
            <text:p>7</text:p>
          </table:table-cell>
          <table:table-cell table:style-name="ce6" office:value-type="string" calcext:value-type="string">
            <text:p>ouvriers</text:p>
          </table:table-cell>
          <table:table-cell table:formula="of:=VLOOKUP([.Q60];[.$Q$43:.$R$45];2;0)" office:value-type="float" office:value="0.1" calcext:value-type="float">
            <text:p>0,1</text:p>
          </table:table-cell>
          <table:table-cell table:formula="of:=[.N60]*[.R60]" office:value-type="float" office:value="22" calcext:value-type="float">
            <text:p>22</text:p>
          </table:table-cell>
          <table:table-cell table:style-name="ce6" office:value-type="string" calcext:value-type="string">
            <text:p>bois</text:p>
          </table:table-cell>
          <table:table-cell table:formula="of:=VLOOKUP([.T60];[.$T$43:.$U$45];2;0)" office:value-type="float" office:value="1" calcext:value-type="float">
            <text:p>1</text:p>
          </table:table-cell>
          <table:table-cell table:formula="of:=+100*[.G60]*[.U60]*[.I60]" office:value-type="float" office:value="100" calcext:value-type="float">
            <text:p>100</text:p>
          </table:table-cell>
          <table:table-cell table:formula="of:=ROUNDDOWN([.S60]+[.V60];-1)" office:value-type="float" office:value="120" calcext:value-type="float">
            <text:p>120</text:p>
          </table:table-cell>
          <table:table-cell table:formula="of:=ROUNDDOWN(60*IF([.J60]=&quot;avec&quot;;1;0)*[.M60];-1)" office:value-type="float" office:value="30" calcext:value-type="float">
            <text:p>30</text:p>
          </table:table-cell>
          <table:table-cell table:style-name="ce15" table:formula="of:=CONCATENATE([.D60];&quot; est un &quot;;[.F60];&quot; bâtiment de &quot;;[.L60];&quot; construit en &quot;;[.T60];&quot;. Il a été érigé par des &quot;;[.Q60];&quot; payés &quot;;[.R60];&quot; ducats par jour. Sa construction a duré &quot;;[.O60];&quot; an(s) et &quot;;[.P60];&quot; mois, et a coûté &quot;;[.W60];&quot; ducats et &quot;;[.X60];&quot; de prestige. &quot;)" office:value-type="string" office:string-value="Logis seigneurial est un petit bâtiment de 1 construit en bois. Il a été érigé par des ouvriers payés 0,1 ducats par jour. Sa construction a duré 0 an(s) et 7 mois, et a coûté 120 ducats et 30 de prestige. " calcext:value-type="string">
            <text:p>Logis seigneurial est un petit bâtiment de 1 construit en bois. Il a été érigé par des ouvriers payés 0,1 ducats par jour. Sa construction a duré 0 an(s) et 7 mois, et a coûté 120 ducats et 3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table:number-columns-repeated="2"/>
          <table:table-cell table:style-name="ce52"/>
          <table:table-cell table:style-name="ce20"/>
          <table:table-cell table:style-name="ce5"/>
          <table:table-cell table:style-name="ce56"/>
          <table:table-cell table:style-name="ce5"/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97" calcext:value-type="float">
            <text:p>97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1];&quot;_&quot;;LOWER([.C61]);&quot;_L&quot;;[.L61])" office:value-type="string" office:string-value="CA_logis_L2" calcext:value-type="string">
            <text:p>CA_logis_L2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logis</text:p>
          </table:table-cell>
          <table:table-cell table:style-name="ce6" office:value-type="string" calcext:value-type="string">
            <text:p>Logis seigneurial</text:p>
          </table:table-cell>
          <table:table-cell table:style-name="ce6" office:value-type="string" calcext:value-type="string">
            <text:p>Seigniorial Residence</text:p>
          </table:table-cell>
          <table:table-cell table:style-name="ce6" office:value-type="string" calcext:value-type="string">
            <text:p>moyen</text:p>
          </table:table-cell>
          <table:table-cell table:formula="of:=VLOOKUP([.F61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ext.</text:p>
          </table:table-cell>
          <table:table-cell table:formula="of:=VLOOKUP([.H61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sans</text:p>
          </table:table-cell>
          <table:table-cell table:formula="of:=VLOOKUP([.J61];[.$J$43:.$K$44];2;0)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formula="of:=VLOOKUP([.L61];[.$L$42:.$M$46];2;0)" office:value-type="float" office:value="1" calcext:value-type="float">
            <text:p>1</text:p>
          </table:table-cell>
          <table:table-cell table:style-name="ce11" table:formula="of:=ROUND(365*[.G61]*[.I61]*[.K61]*[.M61];-1)" office:value-type="float" office:value="380" calcext:value-type="float">
            <text:p>380</text:p>
          </table:table-cell>
          <table:table-cell table:formula="of:=ROUNDDOWN([.N61]/365;0)" office:value-type="float" office:value="1" calcext:value-type="float">
            <text:p>1</text:p>
          </table:table-cell>
          <table:table-cell table:style-name="ce13" table:formula="of:=ROUNDDOWN([.N61]/30-12*[.O61];0)" office:value-type="float" office:value="0" calcext:value-type="float">
            <text:p>0</text:p>
          </table:table-cell>
          <table:table-cell table:style-name="ce6" office:value-type="string" calcext:value-type="string">
            <text:p>ouvriers</text:p>
          </table:table-cell>
          <table:table-cell table:formula="of:=VLOOKUP([.Q61];[.$Q$43:.$R$45];2;0)" office:value-type="float" office:value="0.1" calcext:value-type="float">
            <text:p>0,1</text:p>
          </table:table-cell>
          <table:table-cell table:formula="of:=[.N61]*[.R61]" office:value-type="float" office:value="38" calcext:value-type="float">
            <text:p>38</text:p>
          </table:table-cell>
          <table:table-cell table:style-name="ce6" office:value-type="string" calcext:value-type="string">
            <text:p>pierre</text:p>
          </table:table-cell>
          <table:table-cell table:formula="of:=VLOOKUP([.T61];[.$T$43:.$U$45];2;0)" office:value-type="float" office:value="1.1" calcext:value-type="float">
            <text:p>1,1</text:p>
          </table:table-cell>
          <table:table-cell table:formula="of:=+100*[.G61]*[.U61]*[.I61]" office:value-type="float" office:value="115.5" calcext:value-type="float">
            <text:p>115,5</text:p>
          </table:table-cell>
          <table:table-cell table:formula="of:=ROUNDDOWN([.S61]+[.V61];-1)" office:value-type="float" office:value="150" calcext:value-type="float">
            <text:p>150</text:p>
          </table:table-cell>
          <table:table-cell table:formula="of:=ROUNDDOWN(60*IF([.J61]=&quot;avec&quot;;1;0)*[.M61];-1)" office:value-type="float" office:value="0" calcext:value-type="float">
            <text:p>0</text:p>
          </table:table-cell>
          <table:table-cell table:style-name="ce15" table:formula="of:=CONCATENATE([.D61];&quot; est un &quot;;[.F61];&quot; bâtiment de &quot;;[.L61];&quot; construit en &quot;;[.T61];&quot;. Il a été érigé par des &quot;;[.Q61];&quot; payés &quot;;[.R61];&quot; ducats par jour. Sa construction a duré &quot;;[.O61];&quot; an(s) et &quot;;[.P61];&quot; mois, et a coûté &quot;;[.W61];&quot; ducats et &quot;;[.X61];&quot; de prestige. &quot;)" office:value-type="string" office:string-value="Logis seigneurial est un moyen bâtiment de 2 construit en pierre. Il a été érigé par des ouvriers payés 0,1 ducats par jour. Sa construction a duré 1 an(s) et 0 mois, et a coûté 150 ducats et 0 de prestige. " calcext:value-type="string">
            <text:p>Logis seigneurial est un moyen bâtiment de 2 construit en pierre. Il a été érigé par des ouvriers payés 0,1 ducats par jour. Sa construction a duré 1 an(s) et 0 mois, et a coûté 150 ducats et 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2"/>
          <table:table-cell table:style-name="ce20" table:number-columns-repeated="2"/>
          <table:table-cell table:style-name="ce56"/>
          <table:table-cell table:style-name="ce5" table:formula="of:=[.A60]" office:value-type="string" office:string-value="CA_logis_L1" calcext:value-type="string">
            <text:p>CA_logis_L1</text:p>
          </table:table-cell>
          <table:table-cell/>
          <table:table-cell table:style-name="ce20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2];&quot;_&quot;;LOWER([.C62]);&quot;_L&quot;;[.L62])" office:value-type="string" office:string-value="CA_logis_L3" calcext:value-type="string">
            <text:p>CA_logis_L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logis</text:p>
          </table:table-cell>
          <table:table-cell table:style-name="ce6" office:value-type="string" calcext:value-type="string">
            <text:p>Logis seigneurial</text:p>
          </table:table-cell>
          <table:table-cell table:style-name="ce6" office:value-type="string" calcext:value-type="string">
            <text:p>Seigniorial Residence</text:p>
          </table:table-cell>
          <table:table-cell table:style-name="ce6" office:value-type="string" calcext:value-type="string">
            <text:p>moyen</text:p>
          </table:table-cell>
          <table:table-cell table:formula="of:=VLOOKUP([.F62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ext.</text:p>
          </table:table-cell>
          <table:table-cell table:formula="of:=VLOOKUP([.H62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62];[.$J$43:.$K$44];2;0)" office:value-type="float" office:value="1.2" calcext:value-type="float">
            <text:p>1,2</text:p>
          </table:table-cell>
          <table:table-cell table:style-name="ce6" office:value-type="float" office:value="3" calcext:value-type="float">
            <text:p>3</text:p>
          </table:table-cell>
          <table:table-cell table:formula="of:=VLOOKUP([.L62];[.$L$42:.$M$46];2;0)" office:value-type="float" office:value="1.25" calcext:value-type="float">
            <text:p>1,25</text:p>
          </table:table-cell>
          <table:table-cell table:style-name="ce11" table:formula="of:=ROUND(365*[.G62]*[.I62]*[.K62]*[.M62];-1)" office:value-type="float" office:value="570" calcext:value-type="float">
            <text:p>570</text:p>
          </table:table-cell>
          <table:table-cell table:formula="of:=ROUNDDOWN([.N62]/365;0)" office:value-type="float" office:value="1" calcext:value-type="float">
            <text:p>1</text:p>
          </table:table-cell>
          <table:table-cell table:style-name="ce13" table:formula="of:=ROUNDDOWN([.N62]/30-12*[.O62];0)" office:value-type="float" office:value="7" calcext:value-type="float">
            <text:p>7</text:p>
          </table:table-cell>
          <table:table-cell table:style-name="ce6" office:value-type="string" calcext:value-type="string">
            <text:p>maçons</text:p>
          </table:table-cell>
          <table:table-cell table:formula="of:=VLOOKUP([.Q62];[.$Q$43:.$R$45];2;0)" office:value-type="float" office:value="0.2" calcext:value-type="float">
            <text:p>0,2</text:p>
          </table:table-cell>
          <table:table-cell table:formula="of:=[.N62]*[.R62]" office:value-type="float" office:value="114" calcext:value-type="float">
            <text:p>114</text:p>
          </table:table-cell>
          <table:table-cell table:style-name="ce6" office:value-type="string" calcext:value-type="string">
            <text:p>p taillée</text:p>
          </table:table-cell>
          <table:table-cell table:formula="of:=VLOOKUP([.T62];[.$T$43:.$U$45];2;0)" office:value-type="float" office:value="1.5" calcext:value-type="float">
            <text:p>1,5</text:p>
          </table:table-cell>
          <table:table-cell table:formula="of:=+100*[.G62]*[.U62]*[.I62]" office:value-type="float" office:value="157.5" calcext:value-type="float">
            <text:p>157,5</text:p>
          </table:table-cell>
          <table:table-cell table:formula="of:=ROUNDDOWN([.S62]+[.V62];-1)" office:value-type="float" office:value="270" calcext:value-type="float">
            <text:p>270</text:p>
          </table:table-cell>
          <table:table-cell table:formula="of:=ROUNDDOWN(60*IF([.J62]=&quot;avec&quot;;1;0)*[.M62];-1)" office:value-type="float" office:value="70" calcext:value-type="float">
            <text:p>70</text:p>
          </table:table-cell>
          <table:table-cell table:style-name="ce15" table:formula="of:=CONCATENATE([.D62];&quot; est un &quot;;[.F62];&quot; bâtiment de &quot;;[.L62];&quot; construit en &quot;;[.T62];&quot;. Il a été érigé par des &quot;;[.Q62];&quot; payés &quot;;[.R62];&quot; ducats par jour. Sa construction a duré &quot;;[.O62];&quot; an(s) et &quot;;[.P62];&quot; mois, et a coûté &quot;;[.W62];&quot; ducats et &quot;;[.X62];&quot; de prestige. &quot;)" office:value-type="string" office:string-value="Logis seigneurial est un moyen bâtiment de 3 construit en p taillée. Il a été érigé par des maçons payés 0,2 ducats par jour. Sa construction a duré 1 an(s) et 7 mois, et a coûté 270 ducats et 70 de prestige. " calcext:value-type="string">
            <text:p>Logis seigneurial est un moyen bâtiment de 3 construit en p taillée. Il a été érigé par des maçons payés 0,2 ducats par jour. Sa construction a duré 1 an(s) et 7 mois, et a coûté 270 ducats et 7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1" calcext:value-type="float">
            <text:p>-0,1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3" office:value-type="string" calcext:value-type="string">
            <text:p>higher_tier_than = BARON </text:p>
          </table:table-cell>
          <table:table-cell table:style-name="ce20" table:number-columns-repeated="2"/>
          <table:table-cell table:style-name="ce56"/>
          <table:table-cell table:style-name="ce5" table:formula="of:=[.A61]" office:value-type="string" office:string-value="CA_logis_L2" calcext:value-type="string">
            <text:p>CA_logis_L2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95" calcext:value-type="float">
            <text:p>95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3];&quot;_&quot;;LOWER([.C63]);&quot;_L&quot;;[.L63])" office:value-type="string" office:string-value="CA_logis_L4" calcext:value-type="string">
            <text:p>CA_logis_L4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logis</text:p>
          </table:table-cell>
          <table:table-cell table:style-name="ce6" office:value-type="string" calcext:value-type="string">
            <text:p>Logis seigneurial</text:p>
          </table:table-cell>
          <table:table-cell table:style-name="ce6" office:value-type="string" calcext:value-type="string">
            <text:p>Seigniorial Palace</text:p>
          </table:table-cell>
          <table:table-cell table:style-name="ce6" office:value-type="string" calcext:value-type="string">
            <text:p>moyen</text:p>
          </table:table-cell>
          <table:table-cell table:formula="of:=VLOOKUP([.F63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ext.</text:p>
          </table:table-cell>
          <table:table-cell table:formula="of:=VLOOKUP([.H63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sans</text:p>
          </table:table-cell>
          <table:table-cell table:formula="of:=VLOOKUP([.J63];[.$J$43:.$K$44];2;0)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formula="of:=VLOOKUP([.L63];[.$L$42:.$M$46];2;0)" office:value-type="float" office:value="1.5" calcext:value-type="float">
            <text:p>1,5</text:p>
          </table:table-cell>
          <table:table-cell table:style-name="ce11" table:formula="of:=ROUND(365*[.G63]*[.I63]*[.K63]*[.M63];-1)" office:value-type="float" office:value="570" calcext:value-type="float">
            <text:p>570</text:p>
          </table:table-cell>
          <table:table-cell table:formula="of:=ROUNDDOWN([.N63]/365;0)" office:value-type="float" office:value="1" calcext:value-type="float">
            <text:p>1</text:p>
          </table:table-cell>
          <table:table-cell table:style-name="ce13" table:formula="of:=ROUNDDOWN([.N63]/30-12*[.O63];0)" office:value-type="float" office:value="7" calcext:value-type="float">
            <text:p>7</text:p>
          </table:table-cell>
          <table:table-cell table:style-name="ce6" office:value-type="string" calcext:value-type="string">
            <text:p>maçons</text:p>
          </table:table-cell>
          <table:table-cell table:formula="of:=VLOOKUP([.Q63];[.$Q$43:.$R$45];2;0)" office:value-type="float" office:value="0.2" calcext:value-type="float">
            <text:p>0,2</text:p>
          </table:table-cell>
          <table:table-cell table:formula="of:=[.N63]*[.R63]" office:value-type="float" office:value="114" calcext:value-type="float">
            <text:p>114</text:p>
          </table:table-cell>
          <table:table-cell table:style-name="ce6" office:value-type="string" calcext:value-type="string">
            <text:p>p taillée</text:p>
          </table:table-cell>
          <table:table-cell table:formula="of:=VLOOKUP([.T63];[.$T$43:.$U$45];2;0)" office:value-type="float" office:value="1.5" calcext:value-type="float">
            <text:p>1,5</text:p>
          </table:table-cell>
          <table:table-cell table:formula="of:=+100*[.G63]*[.U63]*[.I63]" office:value-type="float" office:value="157.5" calcext:value-type="float">
            <text:p>157,5</text:p>
          </table:table-cell>
          <table:table-cell table:formula="of:=ROUNDDOWN([.S63]+[.V63];-1)" office:value-type="float" office:value="270" calcext:value-type="float">
            <text:p>270</text:p>
          </table:table-cell>
          <table:table-cell table:formula="of:=ROUNDDOWN(60*IF([.J63]=&quot;avec&quot;;1;0)*[.M63];-1)" office:value-type="float" office:value="0" calcext:value-type="float">
            <text:p>0</text:p>
          </table:table-cell>
          <table:table-cell table:style-name="ce15" table:formula="of:=CONCATENATE([.D63];&quot; est un &quot;;[.F63];&quot; bâtiment de &quot;;[.L63];&quot; construit en &quot;;[.T63];&quot;. Il a été érigé par des &quot;;[.Q63];&quot; payés &quot;;[.R63];&quot; ducats par jour. Sa construction a duré &quot;;[.O63];&quot; an(s) et &quot;;[.P63];&quot; mois, et a coûté &quot;;[.W63];&quot; ducats et &quot;;[.X63];&quot; de prestige. &quot;)" office:value-type="string" office:string-value="Logis seigneurial est un moyen bâtiment de 4 construit en p taillée. Il a été érigé par des maçons payés 0,2 ducats par jour. Sa construction a duré 1 an(s) et 7 mois, et a coûté 270 ducats et 0 de prestige. " calcext:value-type="string">
            <text:p>Logis seigneurial est un moyen bâtiment de 4 construit en p taillée. Il a été érigé par des maçons payés 0,2 ducats par jour. Sa construction a duré 1 an(s) et 7 mois, et a coûté 270 ducats et 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2" calcext:value-type="float">
            <text:p>-0,2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3" office:value-type="string" calcext:value-type="string">
            <text:p>higher_tier_than = COUNT </text:p>
          </table:table-cell>
          <table:table-cell table:style-name="ce20"/>
          <table:table-cell table:style-name="ce5"/>
          <table:table-cell table:style-name="ce56"/>
          <table:table-cell table:style-name="ce5" table:formula="of:=[.A62]" office:value-type="string" office:string-value="CA_logis_L3" calcext:value-type="string">
            <text:p>CA_logis_L3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4];&quot;_&quot;;LOWER([.C64]);&quot;_L&quot;;[.L64])" office:value-type="string" office:string-value="CA_logis_L5" calcext:value-type="string">
            <text:p>CA_logis_L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logis</text:p>
          </table:table-cell>
          <table:table-cell table:style-name="ce6" office:value-type="string" calcext:value-type="string">
            <text:p>Logis seigneurial</text:p>
          </table:table-cell>
          <table:table-cell table:style-name="ce6" office:value-type="string" calcext:value-type="string">
            <text:p>Seigniorial Palace</text:p>
          </table:table-cell>
          <table:table-cell table:style-name="ce6" office:value-type="string" calcext:value-type="string">
            <text:p>grand</text:p>
          </table:table-cell>
          <table:table-cell table:formula="of:=VLOOKUP([.F64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ext.</text:p>
          </table:table-cell>
          <table:table-cell table:formula="of:=VLOOKUP([.H64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64];[.$J$43:.$K$44];2;0)" office:value-type="float" office:value="1.2" calcext:value-type="float">
            <text:p>1,2</text:p>
          </table:table-cell>
          <table:table-cell table:style-name="ce6" office:value-type="float" office:value="5" calcext:value-type="float">
            <text:p>5</text:p>
          </table:table-cell>
          <table:table-cell table:formula="of:=VLOOKUP([.L64];[.$L$42:.$M$46];2;0)" office:value-type="float" office:value="2" calcext:value-type="float">
            <text:p>2</text:p>
          </table:table-cell>
          <table:table-cell table:style-name="ce11" table:formula="of:=ROUND(365*[.G64]*[.I64]*[.K64]*[.M64];-1)" office:value-type="float" office:value="1230" calcext:value-type="float">
            <text:p>1230</text:p>
          </table:table-cell>
          <table:table-cell table:formula="of:=ROUNDDOWN([.N64]/365;0)" office:value-type="float" office:value="3" calcext:value-type="float">
            <text:p>3</text:p>
          </table:table-cell>
          <table:table-cell table:style-name="ce13" table:formula="of:=ROUNDDOWN([.N64]/30-12*[.O64];0)" office:value-type="float" office:value="5" calcext:value-type="float">
            <text:p>5</text:p>
          </table:table-cell>
          <table:table-cell table:style-name="ce6" office:value-type="string" calcext:value-type="string">
            <text:p>maçons</text:p>
          </table:table-cell>
          <table:table-cell table:formula="of:=VLOOKUP([.Q64];[.$Q$43:.$R$45];2;0)" office:value-type="float" office:value="0.2" calcext:value-type="float">
            <text:p>0,2</text:p>
          </table:table-cell>
          <table:table-cell table:formula="of:=[.N64]*[.R64]" office:value-type="float" office:value="246" calcext:value-type="float">
            <text:p>246</text:p>
          </table:table-cell>
          <table:table-cell table:style-name="ce6" office:value-type="string" calcext:value-type="string">
            <text:p>p taillée</text:p>
          </table:table-cell>
          <table:table-cell table:formula="of:=VLOOKUP([.T64];[.$T$43:.$U$45];2;0)" office:value-type="float" office:value="1.5" calcext:value-type="float">
            <text:p>1,5</text:p>
          </table:table-cell>
          <table:table-cell table:formula="of:=+100*[.G64]*[.U64]*[.I64]" office:value-type="float" office:value="210" calcext:value-type="float">
            <text:p>210</text:p>
          </table:table-cell>
          <table:table-cell table:formula="of:=ROUNDDOWN([.S64]+[.V64];-1)" office:value-type="float" office:value="450" calcext:value-type="float">
            <text:p>450</text:p>
          </table:table-cell>
          <table:table-cell table:formula="of:=ROUNDDOWN(60*IF([.J64]=&quot;avec&quot;;1;0)*[.M64];-1)" office:value-type="float" office:value="120" calcext:value-type="float">
            <text:p>120</text:p>
          </table:table-cell>
          <table:table-cell table:style-name="ce15" table:formula="of:=CONCATENATE([.D64];&quot; est un &quot;;[.F64];&quot; bâtiment de &quot;;[.L64];&quot; construit en &quot;;[.T64];&quot;. Il a été érigé par des &quot;;[.Q64];&quot; payés &quot;;[.R64];&quot; ducats par jour. Sa construction a duré &quot;;[.O64];&quot; an(s) et &quot;;[.P64];&quot; mois, et a coûté &quot;;[.W64];&quot; ducats et &quot;;[.X64];&quot; de prestige. &quot;)" office:value-type="string" office:string-value="Logis seigneurial est un grand bâtiment de 5 construit en p taillée. Il a été érigé par des maçons payés 0,2 ducats par jour. Sa construction a duré 3 an(s) et 5 mois, et a coûté 450 ducats et 120 de prestige. " calcext:value-type="string">
            <text:p>Logis seigneurial est un grand bâtiment de 5 construit en p taillée. Il a été érigé par des maçons payés 0,2 ducats par jour. Sa construction a duré 3 an(s) et 5 mois, et a coûté 450 ducats et 12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3" calcext:value-type="float">
            <text:p>-0,3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3" office:value-type="string" calcext:value-type="string">
            <text:p>higher_tier_than = DUKE </text:p>
          </table:table-cell>
          <table:table-cell table:style-name="ce20"/>
          <table:table-cell table:style-name="ce20" office:value-type="string" calcext:value-type="string">
            <text:p>FEODAL_adm</text:p>
          </table:table-cell>
          <table:table-cell table:style-name="Default"/>
          <table:table-cell table:style-name="ce5" table:formula="of:=[.A63]" office:value-type="string" office:string-value="CA_logis_L4" calcext:value-type="string">
            <text:p>CA_logis_L4</text:p>
          </table:table-cell>
          <table:table-cell/>
          <table:table-cell table:style-name="ce20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93" calcext:value-type="float">
            <text:p>93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5];&quot;_&quot;;LOWER([.C65]);&quot;_L&quot;;[.L65])" office:value-type="string" office:string-value="CA_adm_seigneurial_L1" calcext:value-type="string">
            <text:p>CA_adm_seigneurial_L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ADM_seigneurial</text:p>
          </table:table-cell>
          <table:table-cell table:number-columns-repeated="2" table:style-name="ce6" office:value-type="string" calcext:value-type="string">
            <text:p>Perception</text:p>
          </table:table-cell>
          <table:table-cell table:style-name="ce6" office:value-type="string" calcext:value-type="string">
            <text:p>petit</text:p>
          </table:table-cell>
          <table:table-cell table:formula="of:=VLOOKUP([.F65];[.$F$43:.$G$46];2;0)" office:value-type="float" office:value="1" calcext:value-type="float">
            <text:p>1</text:p>
          </table:table-cell>
          <table:table-cell table:style-name="ce6" office:value-type="string" calcext:value-type="string">
            <text:p>new</text:p>
          </table:table-cell>
          <table:table-cell table:formula="of:=VLOOKUP([.H65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avec</text:p>
          </table:table-cell>
          <table:table-cell table:formula="of:=VLOOKUP([.J65];[.$J$43:.$K$44];2;0)" office:value-type="float" office:value="1.2" calcext:value-type="float">
            <text:p>1,2</text:p>
          </table:table-cell>
          <table:table-cell table:style-name="ce6" office:value-type="float" office:value="1" calcext:value-type="float">
            <text:p>1</text:p>
          </table:table-cell>
          <table:table-cell table:formula="of:=VLOOKUP([.L65];[.$L$42:.$M$46];2;0)" office:value-type="float" office:value="0.5" calcext:value-type="float">
            <text:p>0,5</text:p>
          </table:table-cell>
          <table:table-cell table:style-name="ce11" table:formula="of:=ROUND(365*[.G65]*[.I65]*[.K65]*[.M65];-1)" office:value-type="float" office:value="220" calcext:value-type="float">
            <text:p>220</text:p>
          </table:table-cell>
          <table:table-cell table:formula="of:=ROUNDDOWN([.N65]/365;0)" office:value-type="float" office:value="0" calcext:value-type="float">
            <text:p>0</text:p>
          </table:table-cell>
          <table:table-cell table:style-name="ce13" table:formula="of:=ROUNDDOWN([.N65]/30-12*[.O65];0)" office:value-type="float" office:value="7" calcext:value-type="float">
            <text:p>7</text:p>
          </table:table-cell>
          <table:table-cell table:style-name="ce6" office:value-type="string" calcext:value-type="string">
            <text:p>ouvriers</text:p>
          </table:table-cell>
          <table:table-cell table:formula="of:=VLOOKUP([.Q65];[.$Q$43:.$R$45];2;0)" office:value-type="float" office:value="0.1" calcext:value-type="float">
            <text:p>0,1</text:p>
          </table:table-cell>
          <table:table-cell table:formula="of:=[.N65]*[.R65]" office:value-type="float" office:value="22" calcext:value-type="float">
            <text:p>22</text:p>
          </table:table-cell>
          <table:table-cell table:style-name="ce6" office:value-type="string" calcext:value-type="string">
            <text:p>pierre</text:p>
          </table:table-cell>
          <table:table-cell table:formula="of:=VLOOKUP([.T65];[.$T$43:.$U$45];2;0)" office:value-type="float" office:value="1.1" calcext:value-type="float">
            <text:p>1,1</text:p>
          </table:table-cell>
          <table:table-cell table:formula="of:=+100*[.G65]*[.U65]*[.I65]" office:value-type="float" office:value="110" calcext:value-type="float">
            <text:p>110</text:p>
          </table:table-cell>
          <table:table-cell table:formula="of:=ROUNDDOWN([.S65]+[.V65];-1)" office:value-type="float" office:value="130" calcext:value-type="float">
            <text:p>130</text:p>
          </table:table-cell>
          <table:table-cell table:formula="of:=ROUNDDOWN(60*IF([.J65]=&quot;avec&quot;;1;0)*[.M65];-1)" office:value-type="float" office:value="30" calcext:value-type="float">
            <text:p>30</text:p>
          </table:table-cell>
          <table:table-cell table:style-name="ce15" table:formula="of:=CONCATENATE([.D65];&quot; est un &quot;;[.F65];&quot; bâtiment de &quot;;[.L65];&quot; construit en &quot;;[.T65];&quot;. Il a été érigé par des &quot;;[.Q65];&quot; payés &quot;;[.R65];&quot; ducats par jour. Sa construction a duré &quot;;[.O65];&quot; an(s) et &quot;;[.P65];&quot; mois, et a coûté &quot;;[.W65];&quot; ducats et &quot;;[.X65];&quot; de prestige. &quot;)" office:value-type="string" office:string-value="Perception est un petit bâtiment de 1 construit en pierre. Il a été érigé par des ouvriers payés 0,1 ducats par jour. Sa construction a duré 0 an(s) et 7 mois, et a coûté 130 ducats et 30 de prestige. " calcext:value-type="string">
            <text:p>Perception est un petit bâtiment de 1 construit en pierre. Il a été érigé par des ouvriers payés 0,1 ducats par jour. Sa construction a duré 0 an(s) et 7 mois, et a coûté 130 ducats et 30 de prestige. 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1" calcext:value-type="float">
            <text:p>0,10</text:p>
          </table:table-cell>
          <table:table-cell table:style-name="ce17"/>
          <table:table-cell table:style-name="ce18"/>
          <table:table-cell table:style-name="ce19"/>
          <table:table-cell table:style-name="ce18"/>
          <table:table-cell table:style-name="ce20" table:number-columns-repeated="2"/>
          <table:table-cell table:style-name="ce53" office:value-type="string" calcext:value-type="string">
            <text:p>higher_tier_than = BARON </text:p>
          </table:table-cell>
          <table:table-cell table:style-name="ce20" table:number-columns-repeated="2"/>
          <table:table-cell table:style-name="ce5" table:formula="of:=[.A60]" office:value-type="string" office:string-value="CA_logis_L1" calcext:value-type="string">
            <text:p>CA_logis_L1</text:p>
          </table:table-cell>
          <table:table-cell table:style-name="ce5"/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60" office:value-type="float" office:value="95" calcext:value-type="float">
            <text:p>95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6];&quot;_&quot;;LOWER([.C66]);&quot;_L&quot;;[.L66])" office:value-type="string" office:string-value="CA_adm_seigneurial_L2" calcext:value-type="string">
            <text:p>CA_adm_seigneurial_L2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ADM_seigneurial</text:p>
          </table:table-cell>
          <table:table-cell table:number-columns-repeated="2" table:style-name="ce6" office:value-type="string" calcext:value-type="string">
            <text:p>Perception</text:p>
          </table:table-cell>
          <table:table-cell table:style-name="ce6" office:value-type="string" calcext:value-type="string">
            <text:p>moyen</text:p>
          </table:table-cell>
          <table:table-cell table:formula="of:=VLOOKUP([.F66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ext.</text:p>
          </table:table-cell>
          <table:table-cell table:formula="of:=VLOOKUP([.H66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sans</text:p>
          </table:table-cell>
          <table:table-cell table:formula="of:=VLOOKUP([.J66];[.$J$43:.$K$44];2;0)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formula="of:=VLOOKUP([.L66];[.$L$42:.$M$46];2;0)" office:value-type="float" office:value="1" calcext:value-type="float">
            <text:p>1</text:p>
          </table:table-cell>
          <table:table-cell table:style-name="ce11" table:formula="of:=ROUND(365*[.G66]*[.I66]*[.K66]*[.M66];-1)" office:value-type="float" office:value="380" calcext:value-type="float">
            <text:p>380</text:p>
          </table:table-cell>
          <table:table-cell table:formula="of:=ROUNDDOWN([.N66]/365;0)" office:value-type="float" office:value="1" calcext:value-type="float">
            <text:p>1</text:p>
          </table:table-cell>
          <table:table-cell table:style-name="ce13" table:formula="of:=ROUNDDOWN([.N66]/30-12*[.O66];0)" office:value-type="float" office:value="0" calcext:value-type="float">
            <text:p>0</text:p>
          </table:table-cell>
          <table:table-cell table:style-name="ce6" office:value-type="string" calcext:value-type="string">
            <text:p>ouvriers</text:p>
          </table:table-cell>
          <table:table-cell table:formula="of:=VLOOKUP([.Q66];[.$Q$43:.$R$45];2;0)" office:value-type="float" office:value="0.1" calcext:value-type="float">
            <text:p>0,1</text:p>
          </table:table-cell>
          <table:table-cell table:formula="of:=[.N66]*[.R66]" office:value-type="float" office:value="38" calcext:value-type="float">
            <text:p>38</text:p>
          </table:table-cell>
          <table:table-cell table:style-name="ce6" office:value-type="string" calcext:value-type="string">
            <text:p>p taillée</text:p>
          </table:table-cell>
          <table:table-cell table:formula="of:=VLOOKUP([.T66];[.$T$43:.$U$45];2;0)" office:value-type="float" office:value="1.5" calcext:value-type="float">
            <text:p>1,5</text:p>
          </table:table-cell>
          <table:table-cell table:formula="of:=+100*[.G66]*[.U66]*[.I66]" office:value-type="float" office:value="157.5" calcext:value-type="float">
            <text:p>157,5</text:p>
          </table:table-cell>
          <table:table-cell table:formula="of:=ROUNDDOWN([.S66]+[.V66];-1)" office:value-type="float" office:value="190" calcext:value-type="float">
            <text:p>190</text:p>
          </table:table-cell>
          <table:table-cell table:formula="of:=ROUNDDOWN(60*IF([.J66]=&quot;avec&quot;;1;0)*[.M66];-1)" office:value-type="float" office:value="0" calcext:value-type="float">
            <text:p>0</text:p>
          </table:table-cell>
          <table:table-cell table:style-name="ce15" table:formula="of:=CONCATENATE([.D66];&quot; est un &quot;;[.F66];&quot; bâtiment de &quot;;[.L66];&quot; construit en &quot;;[.T66];&quot;. Il a été érigé par des &quot;;[.Q66];&quot; payés &quot;;[.R66];&quot; ducats par jour. Sa construction a duré &quot;;[.O66];&quot; an(s) et &quot;;[.P66];&quot; mois, et a coûté &quot;;[.W66];&quot; ducats et &quot;;[.X66];&quot; de prestige. &quot;)" office:value-type="string" office:string-value="Perception est un moyen bâtiment de 2 construit en p taillée. Il a été érigé par des ouvriers payés 0,1 ducats par jour. Sa construction a duré 1 an(s) et 0 mois, et a coûté 190 ducats et 0 de prestige. " calcext:value-type="string">
            <text:p>Perception est un moyen bâtiment de 2 construit en p taillée. Il a été érigé par des ouvriers payés 0,1 ducats par jour. Sa construction a duré 1 an(s) et 0 mois, et a coûté 190 ducats et 0 de prestige. 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1" calcext:value-type="float">
            <text:p>0,10</text:p>
          </table:table-cell>
          <table:table-cell table:style-name="ce17"/>
          <table:table-cell table:style-name="ce18"/>
          <table:table-cell table:style-name="ce19"/>
          <table:table-cell table:style-name="ce18"/>
          <table:table-cell table:style-name="ce20" table:number-columns-repeated="2"/>
          <table:table-cell table:style-name="ce53" office:value-type="string" calcext:value-type="string">
            <text:p>higher_tier_than = COUNT </text:p>
          </table:table-cell>
          <table:table-cell table:style-name="ce20" table:number-columns-repeated="2"/>
          <table:table-cell table:style-name="ce56" office:value-type="string" calcext:value-type="string">
            <text:p>FEODAL_mil</text:p>
          </table:table-cell>
          <table:table-cell table:style-name="ce5" table:formula="of:=[.A65]" office:value-type="string" office:string-value="CA_adm_seigneurial_L1" calcext:value-type="string">
            <text:p>CA_adm_seigneurial_L1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61" office:value-type="float" office:value="94" calcext:value-type="float">
            <text:p>94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7];&quot;_&quot;;LOWER([.C67]);&quot;_L&quot;;[.L67])" office:value-type="string" office:string-value="CA_adm_seigneurial_L3" calcext:value-type="string">
            <text:p>CA_adm_seigneurial_L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ADM_seigneurial</text:p>
          </table:table-cell>
          <table:table-cell table:number-columns-repeated="2" table:style-name="ce6" office:value-type="string" calcext:value-type="string">
            <text:p>Perception</text:p>
          </table:table-cell>
          <table:table-cell table:style-name="ce6" office:value-type="string" calcext:value-type="string">
            <text:p>grand</text:p>
          </table:table-cell>
          <table:table-cell table:formula="of:=VLOOKUP([.F67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ext.</text:p>
          </table:table-cell>
          <table:table-cell table:formula="of:=VLOOKUP([.H67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sans</text:p>
          </table:table-cell>
          <table:table-cell table:formula="of:=VLOOKUP([.J67];[.$J$43:.$K$44];2;0)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formula="of:=VLOOKUP([.L67];[.$L$42:.$M$46];2;0)" office:value-type="float" office:value="1.25" calcext:value-type="float">
            <text:p>1,25</text:p>
          </table:table-cell>
          <table:table-cell table:style-name="ce11" table:formula="of:=ROUND(365*[.G67]*[.I67]*[.K67]*[.M67];-1)" office:value-type="float" office:value="640" calcext:value-type="float">
            <text:p>640</text:p>
          </table:table-cell>
          <table:table-cell table:formula="of:=ROUNDDOWN([.N67]/365;0)" office:value-type="float" office:value="1" calcext:value-type="float">
            <text:p>1</text:p>
          </table:table-cell>
          <table:table-cell table:style-name="ce13" table:formula="of:=ROUNDDOWN([.N67]/30-12*[.O67];0)" office:value-type="float" office:value="9" calcext:value-type="float">
            <text:p>9</text:p>
          </table:table-cell>
          <table:table-cell table:style-name="ce6" office:value-type="string" calcext:value-type="string">
            <text:p>maçons</text:p>
          </table:table-cell>
          <table:table-cell table:formula="of:=VLOOKUP([.Q67];[.$Q$43:.$R$45];2;0)" office:value-type="float" office:value="0.2" calcext:value-type="float">
            <text:p>0,2</text:p>
          </table:table-cell>
          <table:table-cell table:formula="of:=[.N67]*[.R67]" office:value-type="float" office:value="128" calcext:value-type="float">
            <text:p>128</text:p>
          </table:table-cell>
          <table:table-cell table:style-name="ce6" office:value-type="string" calcext:value-type="string">
            <text:p>p taillée</text:p>
          </table:table-cell>
          <table:table-cell table:formula="of:=VLOOKUP([.T67];[.$T$43:.$U$45];2;0)" office:value-type="float" office:value="1.5" calcext:value-type="float">
            <text:p>1,5</text:p>
          </table:table-cell>
          <table:table-cell table:formula="of:=+100*[.G67]*[.U67]*[.I67]" office:value-type="float" office:value="210" calcext:value-type="float">
            <text:p>210</text:p>
          </table:table-cell>
          <table:table-cell table:formula="of:=ROUNDDOWN([.S67]+[.V67];-1)" office:value-type="float" office:value="330" calcext:value-type="float">
            <text:p>330</text:p>
          </table:table-cell>
          <table:table-cell table:formula="of:=ROUNDDOWN(60*IF([.J67]=&quot;avec&quot;;1;0)*[.M67];-1)" office:value-type="float" office:value="0" calcext:value-type="float">
            <text:p>0</text:p>
          </table:table-cell>
          <table:table-cell table:style-name="ce15" table:formula="of:=CONCATENATE([.D67];&quot; est un &quot;;[.F67];&quot; bâtiment de &quot;;[.L67];&quot; construit en &quot;;[.T67];&quot;. Il a été érigé par des &quot;;[.Q67];&quot; payés &quot;;[.R67];&quot; ducats par jour. Sa construction a duré &quot;;[.O67];&quot; an(s) et &quot;;[.P67];&quot; mois, et a coûté &quot;;[.W67];&quot; ducats et &quot;;[.X67];&quot; de prestige. &quot;)" office:value-type="string" office:string-value="Perception est un grand bâtiment de 3 construit en p taillée. Il a été érigé par des maçons payés 0,2 ducats par jour. Sa construction a duré 1 an(s) et 9 mois, et a coûté 330 ducats et 0 de prestige. " calcext:value-type="string">
            <text:p>Perception est un grand bâtiment de 3 construit en p taillée. Il a été érigé par des maçons payés 0,2 ducats par jour. Sa construction a duré 1 an(s) et 9 mois, et a coûté 330 ducats et 0 de prestige. 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1" calcext:value-type="float">
            <text:p>0,10</text:p>
          </table:table-cell>
          <table:table-cell table:style-name="ce17"/>
          <table:table-cell table:style-name="ce18"/>
          <table:table-cell table:style-name="ce19"/>
          <table:table-cell table:style-name="ce18"/>
          <table:table-cell table:style-name="ce20" table:number-columns-repeated="2"/>
          <table:table-cell table:style-name="ce53" office:value-type="string" calcext:value-type="string">
            <text:p>higher_tier_than = DUKE </text:p>
          </table:table-cell>
          <table:table-cell table:style-name="ce20"/>
          <table:table-cell table:style-name="ce20" office:value-type="string" calcext:value-type="string">
            <text:p>FEODAL_adm</text:p>
          </table:table-cell>
          <table:table-cell table:style-name="ce5" table:formula="of:=[.A62]" office:value-type="string" office:string-value="CA_logis_L3" calcext:value-type="string">
            <text:p>CA_logis_L3</text:p>
          </table:table-cell>
          <table:table-cell table:style-name="ce5" table:formula="of:=[.A66]" office:value-type="string" office:string-value="CA_adm_seigneurial_L2" calcext:value-type="string">
            <text:p>CA_adm_seigneurial_L2</text:p>
          </table:table-cell>
          <table:table-cell/>
          <table:table-cell table:style-name="ce20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60" office:value-type="float" office:value="93" calcext:value-type="float">
            <text:p>93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8];&quot;_&quot;;LOWER([.C68]);&quot;_L&quot;;[.L68])" office:value-type="string" office:string-value="CT_adm_urbain_L1" calcext:value-type="string">
            <text:p>CT_adm_urbain_L1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ADM_urbain</text:p>
          </table:table-cell>
          <table:table-cell table:style-name="ce35" office:value-type="string" calcext:value-type="string">
            <text:p>Maison de commune</text:p>
          </table:table-cell>
          <table:table-cell table:style-name="ce6" office:value-type="string" calcext:value-type="string">
            <text:p>Communal House</text:p>
          </table:table-cell>
          <table:table-cell table:style-name="ce6" office:value-type="string" calcext:value-type="string">
            <text:p>petit</text:p>
          </table:table-cell>
          <table:table-cell table:formula="of:=VLOOKUP([.F68];[.$F$43:.$G$46];2;0)" office:value-type="float" office:value="1" calcext:value-type="float">
            <text:p>1</text:p>
          </table:table-cell>
          <table:table-cell table:style-name="ce6" office:value-type="string" calcext:value-type="string">
            <text:p>new</text:p>
          </table:table-cell>
          <table:table-cell table:formula="of:=VLOOKUP([.H68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sans</text:p>
          </table:table-cell>
          <table:table-cell table:formula="of:=VLOOKUP([.J68];[.$J$43:.$K$44];2;0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VLOOKUP([.L68];[.$L$42:.$M$46];2;0)" office:value-type="float" office:value="0.5" calcext:value-type="float">
            <text:p>0,5</text:p>
          </table:table-cell>
          <table:table-cell table:style-name="ce11" table:formula="of:=ROUND(365*[.G68]*[.I68]*[.K68]*[.M68];-1)" office:value-type="float" office:value="180" calcext:value-type="float">
            <text:p>180</text:p>
          </table:table-cell>
          <table:table-cell table:formula="of:=ROUNDDOWN([.N68]/365;0)" office:value-type="float" office:value="0" calcext:value-type="float">
            <text:p>0</text:p>
          </table:table-cell>
          <table:table-cell table:style-name="ce13" table:formula="of:=ROUNDDOWN([.N68]/30-12*[.O68];0)" office:value-type="float" office:value="6" calcext:value-type="float">
            <text:p>6</text:p>
          </table:table-cell>
          <table:table-cell table:style-name="ce6" office:value-type="string" calcext:value-type="string">
            <text:p>ouvriers</text:p>
          </table:table-cell>
          <table:table-cell table:formula="of:=VLOOKUP([.Q68];[.$Q$43:.$R$45];2;0)" office:value-type="float" office:value="0.1" calcext:value-type="float">
            <text:p>0,1</text:p>
          </table:table-cell>
          <table:table-cell table:formula="of:=[.N68]*[.R68]" office:value-type="float" office:value="18" calcext:value-type="float">
            <text:p>18</text:p>
          </table:table-cell>
          <table:table-cell table:style-name="ce6" office:value-type="string" calcext:value-type="string">
            <text:p>pierre</text:p>
          </table:table-cell>
          <table:table-cell table:formula="of:=VLOOKUP([.T68];[.$T$43:.$U$45];2;0)" office:value-type="float" office:value="1.1" calcext:value-type="float">
            <text:p>1,1</text:p>
          </table:table-cell>
          <table:table-cell table:formula="of:=+100*[.G68]*[.U68]*[.I68]" office:value-type="float" office:value="110" calcext:value-type="float">
            <text:p>110</text:p>
          </table:table-cell>
          <table:table-cell table:formula="of:=ROUNDDOWN([.S68]+[.V68];-1)" office:value-type="float" office:value="120" calcext:value-type="float">
            <text:p>120</text:p>
          </table:table-cell>
          <table:table-cell table:formula="of:=ROUNDDOWN(60*IF([.J68]=&quot;avec&quot;;1;0)*[.M68];-1)" office:value-type="float" office:value="0" calcext:value-type="float">
            <text:p>0</text:p>
          </table:table-cell>
          <table:table-cell table:style-name="ce15" table:formula="of:=CONCATENATE([.D68];&quot; est un &quot;;[.F68];&quot; bâtiment de &quot;;[.L68];&quot; construit en &quot;;[.T68];&quot;. Il a été érigé par des &quot;;[.Q68];&quot; payés &quot;;[.R68];&quot; ducats par jour. Sa construction a duré &quot;;[.O68];&quot; an(s) et &quot;;[.P68];&quot; mois, et a coûté &quot;;[.W68];&quot; ducats et &quot;;[.X68];&quot; de prestige. &quot;)" office:value-type="string" office:string-value="Maison de commune est un petit bâtiment de 1 construit en pierre. Il a été érigé par des ouvriers payés 0,1 ducats par jour. Sa construction a duré 0 an(s) et 6 mois, et a coûté 120 ducats et 0 de prestige. " calcext:value-type="string">
            <text:p>Maison de commune est un petit bâtiment de 1 construit en pierre. Il a été érigé par des ouvriers payés 0,1 ducats par jour. Sa construction a duré 0 an(s) et 6 mois, et a coûté 120 ducats et 0 de prestige. 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/>
          <table:table-cell table:style-name="ce18"/>
          <table:table-cell table:style-name="ce19"/>
          <table:table-cell table:style-name="ce18"/>
          <table:table-cell table:style-name="ce52"/>
          <table:table-cell table:style-name="ce20" table:number-columns-repeated="2"/>
          <table:table-cell table:style-name="ce56"/>
          <table:table-cell table:style-name="ce5"/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97" calcext:value-type="float">
            <text:p>97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9];&quot;_&quot;;LOWER([.C69]);&quot;_L&quot;;[.L69])" office:value-type="string" office:string-value="CT_adm_urbain_L2" calcext:value-type="string">
            <text:p>CT_adm_urbain_L2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ADM_urbain</text:p>
          </table:table-cell>
          <table:table-cell table:style-name="ce35" office:value-type="string" calcext:value-type="string">
            <text:p>Hôtel de commune</text:p>
          </table:table-cell>
          <table:table-cell table:style-name="ce6" office:value-type="string" calcext:value-type="string">
            <text:p>Town Hall</text:p>
          </table:table-cell>
          <table:table-cell table:style-name="ce6" office:value-type="string" calcext:value-type="string">
            <text:p>moyen</text:p>
          </table:table-cell>
          <table:table-cell table:formula="of:=VLOOKUP([.F69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ext.</text:p>
          </table:table-cell>
          <table:table-cell table:formula="of:=VLOOKUP([.H69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sans</text:p>
          </table:table-cell>
          <table:table-cell table:formula="of:=VLOOKUP([.J69];[.$J$43:.$K$44];2;0)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formula="of:=VLOOKUP([.L69];[.$L$42:.$M$46];2;0)" office:value-type="float" office:value="1" calcext:value-type="float">
            <text:p>1</text:p>
          </table:table-cell>
          <table:table-cell table:style-name="ce11" table:formula="of:=ROUND(365*[.G69]*[.I69]*[.K69]*[.M69];-1)" office:value-type="float" office:value="380" calcext:value-type="float">
            <text:p>380</text:p>
          </table:table-cell>
          <table:table-cell table:formula="of:=ROUNDDOWN([.N69]/365;0)" office:value-type="float" office:value="1" calcext:value-type="float">
            <text:p>1</text:p>
          </table:table-cell>
          <table:table-cell table:style-name="ce13" table:formula="of:=ROUNDDOWN([.N69]/30-12*[.O69];0)" office:value-type="float" office:value="0" calcext:value-type="float">
            <text:p>0</text:p>
          </table:table-cell>
          <table:table-cell table:style-name="ce6" office:value-type="string" calcext:value-type="string">
            <text:p>ouvriers</text:p>
          </table:table-cell>
          <table:table-cell table:formula="of:=VLOOKUP([.Q69];[.$Q$43:.$R$45];2;0)" office:value-type="float" office:value="0.1" calcext:value-type="float">
            <text:p>0,1</text:p>
          </table:table-cell>
          <table:table-cell table:formula="of:=[.N69]*[.R69]" office:value-type="float" office:value="38" calcext:value-type="float">
            <text:p>38</text:p>
          </table:table-cell>
          <table:table-cell table:style-name="ce6" office:value-type="string" calcext:value-type="string">
            <text:p>pierre</text:p>
          </table:table-cell>
          <table:table-cell table:formula="of:=VLOOKUP([.T69];[.$T$43:.$U$45];2;0)" office:value-type="float" office:value="1.1" calcext:value-type="float">
            <text:p>1,1</text:p>
          </table:table-cell>
          <table:table-cell table:formula="of:=+100*[.G69]*[.U69]*[.I69]" office:value-type="float" office:value="115.5" calcext:value-type="float">
            <text:p>115,5</text:p>
          </table:table-cell>
          <table:table-cell table:formula="of:=ROUNDDOWN([.S69]+[.V69];-1)" office:value-type="float" office:value="150" calcext:value-type="float">
            <text:p>150</text:p>
          </table:table-cell>
          <table:table-cell table:formula="of:=ROUNDDOWN(60*IF([.J69]=&quot;avec&quot;;1;0)*[.M69];-1)" office:value-type="float" office:value="0" calcext:value-type="float">
            <text:p>0</text:p>
          </table:table-cell>
          <table:table-cell table:style-name="ce15" table:formula="of:=CONCATENATE([.D69];&quot; est un &quot;;[.F69];&quot; bâtiment de &quot;;[.L69];&quot; construit en &quot;;[.T69];&quot;. Il a été érigé par des &quot;;[.Q69];&quot; payés &quot;;[.R69];&quot; ducats par jour. Sa construction a duré &quot;;[.O69];&quot; an(s) et &quot;;[.P69];&quot; mois, et a coûté &quot;;[.W69];&quot; ducats et &quot;;[.X69];&quot; de prestige. &quot;)" office:value-type="string" office:string-value="Hôtel de commune est un moyen bâtiment de 2 construit en pierre. Il a été érigé par des ouvriers payés 0,1 ducats par jour. Sa construction a duré 1 an(s) et 0 mois, et a coûté 150 ducats et 0 de prestige. " calcext:value-type="string">
            <text:p>Hôtel de commune est un moyen bâtiment de 2 construit en pierre. Il a été érigé par des ouvriers payés 0,1 ducats par jour. Sa construction a duré 1 an(s) et 0 mois, et a coûté 150 ducats et 0 de prestige. 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/>
          <table:table-cell table:style-name="ce18"/>
          <table:table-cell table:style-name="ce19"/>
          <table:table-cell table:style-name="ce18"/>
          <table:table-cell table:style-name="ce52"/>
          <table:table-cell table:style-name="ce20"/>
          <table:table-cell table:style-name="ce5"/>
          <table:table-cell table:style-name="ce56"/>
          <table:table-cell table:style-name="ce5" table:formula="of:=[.A68]" office:value-type="string" office:string-value="CT_adm_urbain_L1" calcext:value-type="string">
            <text:p>CT_adm_urbain_L1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0];&quot;_&quot;;LOWER([.C70]);&quot;_L&quot;;[.L70])" office:value-type="string" office:string-value="CT_adm_urbain_L3" calcext:value-type="string">
            <text:p>CT_adm_urbain_L3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ADM_urbain</text:p>
          </table:table-cell>
          <table:table-cell table:style-name="ce35" office:value-type="string" calcext:value-type="string">
            <text:p>Hôtel de ville</text:p>
          </table:table-cell>
          <table:table-cell table:style-name="ce6" office:value-type="string" calcext:value-type="string">
            <text:p>City Hall</text:p>
          </table:table-cell>
          <table:table-cell table:style-name="ce6" office:value-type="string" calcext:value-type="string">
            <text:p>moyen</text:p>
          </table:table-cell>
          <table:table-cell table:formula="of:=VLOOKUP([.F70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new</text:p>
          </table:table-cell>
          <table:table-cell table:formula="of:=VLOOKUP([.H70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avec</text:p>
          </table:table-cell>
          <table:table-cell table:formula="of:=VLOOKUP([.J70];[.$J$43:.$K$44];2;0)" office:value-type="float" office:value="1.2" calcext:value-type="float">
            <text:p>1,2</text:p>
          </table:table-cell>
          <table:table-cell table:style-name="ce6" office:value-type="float" office:value="3" calcext:value-type="float">
            <text:p>3</text:p>
          </table:table-cell>
          <table:table-cell table:formula="of:=VLOOKUP([.L70];[.$L$42:.$M$46];2;0)" office:value-type="float" office:value="1.25" calcext:value-type="float">
            <text:p>1,25</text:p>
          </table:table-cell>
          <table:table-cell table:style-name="ce11" table:formula="of:=ROUND(365*[.G70]*[.I70]*[.K70]*[.M70];-1)" office:value-type="float" office:value="820" calcext:value-type="float">
            <text:p>820</text:p>
          </table:table-cell>
          <table:table-cell table:formula="of:=ROUNDDOWN([.N70]/365;0)" office:value-type="float" office:value="2" calcext:value-type="float">
            <text:p>2</text:p>
          </table:table-cell>
          <table:table-cell table:style-name="ce13" table:formula="of:=ROUNDDOWN([.N70]/30-12*[.O70];0)" office:value-type="float" office:value="3" calcext:value-type="float">
            <text:p>3</text:p>
          </table:table-cell>
          <table:table-cell table:style-name="ce6" office:value-type="string" calcext:value-type="string">
            <text:p>maçons</text:p>
          </table:table-cell>
          <table:table-cell table:formula="of:=VLOOKUP([.Q70];[.$Q$43:.$R$45];2;0)" office:value-type="float" office:value="0.2" calcext:value-type="float">
            <text:p>0,2</text:p>
          </table:table-cell>
          <table:table-cell table:formula="of:=[.N70]*[.R70]" office:value-type="float" office:value="164" calcext:value-type="float">
            <text:p>164</text:p>
          </table:table-cell>
          <table:table-cell table:style-name="ce6" office:value-type="string" calcext:value-type="string">
            <text:p>p taillée</text:p>
          </table:table-cell>
          <table:table-cell table:formula="of:=VLOOKUP([.T70];[.$T$43:.$U$45];2;0)" office:value-type="float" office:value="1.5" calcext:value-type="float">
            <text:p>1,5</text:p>
          </table:table-cell>
          <table:table-cell table:formula="of:=+100*[.G70]*[.U70]*[.I70]" office:value-type="float" office:value="225" calcext:value-type="float">
            <text:p>225</text:p>
          </table:table-cell>
          <table:table-cell table:formula="of:=ROUNDDOWN([.S70]+[.V70];-1)" office:value-type="float" office:value="380" calcext:value-type="float">
            <text:p>380</text:p>
          </table:table-cell>
          <table:table-cell table:formula="of:=ROUNDDOWN(60*IF([.J70]=&quot;avec&quot;;1;0)*[.M70];-1)" office:value-type="float" office:value="70" calcext:value-type="float">
            <text:p>70</text:p>
          </table:table-cell>
          <table:table-cell table:style-name="ce15" table:formula="of:=CONCATENATE([.D70];&quot; est un &quot;;[.F70];&quot; bâtiment de &quot;;[.L70];&quot; construit en &quot;;[.T70];&quot;. Il a été érigé par des &quot;;[.Q70];&quot; payés &quot;;[.R70];&quot; ducats par jour. Sa construction a duré &quot;;[.O70];&quot; an(s) et &quot;;[.P70];&quot; mois, et a coûté &quot;;[.W70];&quot; ducats et &quot;;[.X70];&quot; de prestige. &quot;)" office:value-type="string" office:string-value="Hôtel de ville est un moyen bâtiment de 3 construit en p taillée. Il a été érigé par des maçons payés 0,2 ducats par jour. Sa construction a duré 2 an(s) et 3 mois, et a coûté 380 ducats et 70 de prestige. " calcext:value-type="string">
            <text:p>Hôtel de ville est un moyen bâtiment de 3 construit en p taillée. Il a été érigé par des maçons payés 0,2 ducats par jour. Sa construction a duré 2 an(s) et 3 mois, et a coûté 380 ducats et 70 de prestige. 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1" calcext:value-type="float">
            <text:p>-0,1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2" calcext:value-type="float">
            <text:p>0,02</text:p>
          </table:table-cell>
          <table:table-cell table:style-name="ce17"/>
          <table:table-cell table:style-name="ce18"/>
          <table:table-cell table:style-name="ce19"/>
          <table:table-cell table:style-name="ce18"/>
          <table:table-cell table:style-name="ce53" office:value-type="string" calcext:value-type="string">
            <text:p>higher_tier_than = BARON </text:p>
          </table:table-cell>
          <table:table-cell table:style-name="ce20"/>
          <table:table-cell table:style-name="ce5" office:value-type="string" calcext:value-type="string">
            <text:p>CITE_L1</text:p>
          </table:table-cell>
          <table:table-cell table:style-name="ce56" office:value-type="string" calcext:value-type="string">
            <text:p>VOC_COMMERCIALE</text:p>
          </table:table-cell>
          <table:table-cell table:style-name="ce5" table:formula="of:=[.A69]" office:value-type="string" office:string-value="CT_adm_urbain_L2" calcext:value-type="string">
            <text:p>CT_adm_urbain_L2</text:p>
          </table:table-cell>
          <table:table-cell/>
          <table:table-cell table:style-name="ce20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95" calcext:value-type="float">
            <text:p>95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1];&quot;_&quot;;LOWER([.C71]);&quot;_L&quot;;[.L71])" office:value-type="string" office:string-value="CT_adm_urbain_L4" calcext:value-type="string">
            <text:p>CT_adm_urbain_L4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ADM_urbain</text:p>
          </table:table-cell>
          <table:table-cell table:style-name="ce35" office:value-type="string" calcext:value-type="string">
            <text:p>Salle du conseil</text:p>
          </table:table-cell>
          <table:table-cell table:style-name="ce6" office:value-type="string" calcext:value-type="string">
            <text:p>Council room</text:p>
          </table:table-cell>
          <table:table-cell table:style-name="ce6" office:value-type="string" calcext:value-type="string">
            <text:p>grand</text:p>
          </table:table-cell>
          <table:table-cell table:formula="of:=VLOOKUP([.F71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new</text:p>
          </table:table-cell>
          <table:table-cell table:formula="of:=VLOOKUP([.H71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sans</text:p>
          </table:table-cell>
          <table:table-cell table:formula="of:=VLOOKUP([.J71];[.$J$43:.$K$44];2;0)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formula="of:=VLOOKUP([.L71];[.$L$42:.$M$46];2;0)" office:value-type="float" office:value="1.5" calcext:value-type="float">
            <text:p>1,5</text:p>
          </table:table-cell>
          <table:table-cell table:style-name="ce11" table:formula="of:=ROUND(365*[.G71]*[.I71]*[.K71]*[.M71];-1)" office:value-type="float" office:value="1100" calcext:value-type="float">
            <text:p>1100</text:p>
          </table:table-cell>
          <table:table-cell table:formula="of:=ROUNDDOWN([.N71]/365;0)" office:value-type="float" office:value="3" calcext:value-type="float">
            <text:p>3</text:p>
          </table:table-cell>
          <table:table-cell table:style-name="ce13" table:formula="of:=ROUNDDOWN([.N71]/30-12*[.O71];0)" office:value-type="float" office:value="0" calcext:value-type="float">
            <text:p>0</text:p>
          </table:table-cell>
          <table:table-cell table:style-name="ce6" office:value-type="string" calcext:value-type="string">
            <text:p>maçons</text:p>
          </table:table-cell>
          <table:table-cell table:formula="of:=VLOOKUP([.Q71];[.$Q$43:.$R$45];2;0)" office:value-type="float" office:value="0.2" calcext:value-type="float">
            <text:p>0,2</text:p>
          </table:table-cell>
          <table:table-cell table:formula="of:=[.N71]*[.R71]" office:value-type="float" office:value="220" calcext:value-type="float">
            <text:p>220</text:p>
          </table:table-cell>
          <table:table-cell table:style-name="ce6" office:value-type="string" calcext:value-type="string">
            <text:p>p taillée</text:p>
          </table:table-cell>
          <table:table-cell table:formula="of:=VLOOKUP([.T71];[.$T$43:.$U$45];2;0)" office:value-type="float" office:value="1.5" calcext:value-type="float">
            <text:p>1,5</text:p>
          </table:table-cell>
          <table:table-cell table:formula="of:=+100*[.G71]*[.U71]*[.I71]" office:value-type="float" office:value="300" calcext:value-type="float">
            <text:p>300</text:p>
          </table:table-cell>
          <table:table-cell table:formula="of:=ROUNDDOWN([.S71]+[.V71];-1)" office:value-type="float" office:value="520" calcext:value-type="float">
            <text:p>520</text:p>
          </table:table-cell>
          <table:table-cell table:formula="of:=ROUNDDOWN(60*IF([.J71]=&quot;avec&quot;;1;0)*[.M71];-1)" office:value-type="float" office:value="0" calcext:value-type="float">
            <text:p>0</text:p>
          </table:table-cell>
          <table:table-cell table:style-name="ce15" table:formula="of:=CONCATENATE([.D71];&quot; est un &quot;;[.F71];&quot; bâtiment de &quot;;[.L71];&quot; construit en &quot;;[.T71];&quot;. Il a été érigé par des &quot;;[.Q71];&quot; payés &quot;;[.R71];&quot; ducats par jour. Sa construction a duré &quot;;[.O71];&quot; an(s) et &quot;;[.P71];&quot; mois, et a coûté &quot;;[.W71];&quot; ducats et &quot;;[.X71];&quot; de prestige. &quot;)" office:value-type="string" office:string-value="Salle du conseil est un grand bâtiment de 4 construit en p taillée. Il a été érigé par des maçons payés 0,2 ducats par jour. Sa construction a duré 3 an(s) et 0 mois, et a coûté 520 ducats et 0 de prestige. " calcext:value-type="string">
            <text:p>Salle du conseil est un grand bâtiment de 4 construit en p taillée. Il a été érigé par des maçons payés 0,2 ducats par jour. Sa construction a duré 3 an(s) et 0 mois, et a coûté 520 ducats et 0 de prestige. 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2" calcext:value-type="float">
            <text:p>-0,2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2" calcext:value-type="float">
            <text:p>0,02</text:p>
          </table:table-cell>
          <table:table-cell table:style-name="ce17"/>
          <table:table-cell table:style-name="ce18"/>
          <table:table-cell table:style-name="ce19"/>
          <table:table-cell table:style-name="ce18"/>
          <table:table-cell table:style-name="ce53" office:value-type="string" calcext:value-type="string">
            <text:p>higher_tier_than = COUNT </text:p>
          </table:table-cell>
          <table:table-cell table:style-name="ce20"/>
          <table:table-cell table:style-name="ce5"/>
          <table:table-cell table:style-name="ce56" office:value-type="string" calcext:value-type="string">
            <text:p>VOC_COMMERCIALE</text:p>
          </table:table-cell>
          <table:table-cell table:style-name="ce5" table:formula="of:=[.A70]" office:value-type="string" office:string-value="CT_adm_urbain_L3" calcext:value-type="string">
            <text:p>CT_adm_urbain_L3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2];&quot;_&quot;;LOWER([.C72]);&quot;_L&quot;;[.L72])" office:value-type="string" office:string-value="CT_adm_urbain_L5" calcext:value-type="string">
            <text:p>CT_adm_urbain_L5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ADM_urbain</text:p>
          </table:table-cell>
          <table:table-cell table:style-name="ce35" office:value-type="string" calcext:value-type="string">
            <text:p>Palais communal</text:p>
          </table:table-cell>
          <table:table-cell table:style-name="ce6" office:value-type="string" calcext:value-type="string">
            <text:p>City palace</text:p>
          </table:table-cell>
          <table:table-cell table:style-name="ce6" office:value-type="string" calcext:value-type="string">
            <text:p>grand</text:p>
          </table:table-cell>
          <table:table-cell table:formula="of:=VLOOKUP([.F72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ext.</text:p>
          </table:table-cell>
          <table:table-cell table:formula="of:=VLOOKUP([.H72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72];[.$J$43:.$K$44];2;0)" office:value-type="float" office:value="1.2" calcext:value-type="float">
            <text:p>1,2</text:p>
          </table:table-cell>
          <table:table-cell table:style-name="ce6" office:value-type="float" office:value="5" calcext:value-type="float">
            <text:p>5</text:p>
          </table:table-cell>
          <table:table-cell table:formula="of:=VLOOKUP([.L72];[.$L$42:.$M$46];2;0)" office:value-type="float" office:value="2" calcext:value-type="float">
            <text:p>2</text:p>
          </table:table-cell>
          <table:table-cell table:style-name="ce11" table:formula="of:=ROUND(365*[.G72]*[.I72]*[.K72]*[.M72];-1)" office:value-type="float" office:value="1230" calcext:value-type="float">
            <text:p>1230</text:p>
          </table:table-cell>
          <table:table-cell table:formula="of:=ROUNDDOWN([.N72]/365;0)" office:value-type="float" office:value="3" calcext:value-type="float">
            <text:p>3</text:p>
          </table:table-cell>
          <table:table-cell table:style-name="ce13" table:formula="of:=ROUNDDOWN([.N72]/30-12*[.O72];0)" office:value-type="float" office:value="5" calcext:value-type="float">
            <text:p>5</text:p>
          </table:table-cell>
          <table:table-cell table:style-name="ce6" office:value-type="string" calcext:value-type="string">
            <text:p>maçons</text:p>
          </table:table-cell>
          <table:table-cell table:formula="of:=VLOOKUP([.Q72];[.$Q$43:.$R$45];2;0)" office:value-type="float" office:value="0.2" calcext:value-type="float">
            <text:p>0,2</text:p>
          </table:table-cell>
          <table:table-cell table:formula="of:=[.N72]*[.R72]" office:value-type="float" office:value="246" calcext:value-type="float">
            <text:p>246</text:p>
          </table:table-cell>
          <table:table-cell table:style-name="ce6" office:value-type="string" calcext:value-type="string">
            <text:p>p taillée</text:p>
          </table:table-cell>
          <table:table-cell table:formula="of:=VLOOKUP([.T72];[.$T$43:.$U$45];2;0)" office:value-type="float" office:value="1.5" calcext:value-type="float">
            <text:p>1,5</text:p>
          </table:table-cell>
          <table:table-cell table:formula="of:=+100*[.G72]*[.U72]*[.I72]" office:value-type="float" office:value="210" calcext:value-type="float">
            <text:p>210</text:p>
          </table:table-cell>
          <table:table-cell table:formula="of:=ROUNDDOWN([.S72]+[.V72];-1)" office:value-type="float" office:value="450" calcext:value-type="float">
            <text:p>450</text:p>
          </table:table-cell>
          <table:table-cell table:formula="of:=ROUNDDOWN(60*IF([.J72]=&quot;avec&quot;;1;0)*[.M72];-1)" office:value-type="float" office:value="120" calcext:value-type="float">
            <text:p>120</text:p>
          </table:table-cell>
          <table:table-cell table:style-name="ce15" table:formula="of:=CONCATENATE([.D72];&quot; est un &quot;;[.F72];&quot; bâtiment de &quot;;[.L72];&quot; construit en &quot;;[.T72];&quot;. Il a été érigé par des &quot;;[.Q72];&quot; payés &quot;;[.R72];&quot; ducats par jour. Sa construction a duré &quot;;[.O72];&quot; an(s) et &quot;;[.P72];&quot; mois, et a coûté &quot;;[.W72];&quot; ducats et &quot;;[.X72];&quot; de prestige. &quot;)" office:value-type="string" office:string-value="Palais communal est un grand bâtiment de 5 construit en p taillée. Il a été érigé par des maçons payés 0,2 ducats par jour. Sa construction a duré 3 an(s) et 5 mois, et a coûté 450 ducats et 120 de prestige. " calcext:value-type="string">
            <text:p>Palais communal est un grand bâtiment de 5 construit en p taillée. Il a été érigé par des maçons payés 0,2 ducats par jour. Sa construction a duré 3 an(s) et 5 mois, et a coûté 450 ducats et 120 de prestige. 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3" calcext:value-type="float">
            <text:p>-0,3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4" calcext:value-type="float">
            <text:p>0,04</text:p>
          </table:table-cell>
          <table:table-cell table:style-name="ce17"/>
          <table:table-cell table:style-name="ce18"/>
          <table:table-cell table:style-name="ce19"/>
          <table:table-cell table:style-name="ce18"/>
          <table:table-cell table:style-name="ce53" office:value-type="string" calcext:value-type="string">
            <text:p>higher_tier_than = DUKE </text:p>
          </table:table-cell>
          <table:table-cell table:style-name="ce20"/>
          <table:table-cell table:style-name="ce5"/>
          <table:table-cell table:style-name="ce56" office:value-type="string" calcext:value-type="string">
            <text:p>VOC_COMMERCIALE</text:p>
          </table:table-cell>
          <table:table-cell table:style-name="ce5" table:formula="of:=[.A71]" office:value-type="string" office:string-value="CT_adm_urbain_L4" calcext:value-type="string">
            <text:p>CT_adm_urbain_L4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93" calcext:value-type="float">
            <text:p>93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3];&quot;_&quot;;LOWER([.C73]);&quot;_L&quot;;[.L73])" office:value-type="string" office:string-value="CT_beffroi_L1" calcext:value-type="string">
            <text:p>CT_beffroi_L1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beffroi</text:p>
          </table:table-cell>
          <table:table-cell office:value-type="string" calcext:value-type="string">
            <text:p>Tour Horloge</text:p>
          </table:table-cell>
          <table:table-cell table:style-name="ce6" office:value-type="string" calcext:value-type="string">
            <text:p>Clock Tower</text:p>
          </table:table-cell>
          <table:table-cell table:style-name="ce6" office:value-type="string" calcext:value-type="string">
            <text:p>petit</text:p>
          </table:table-cell>
          <table:table-cell table:formula="of:=VLOOKUP([.F73];[.$F$43:.$G$46];2;0)" office:value-type="float" office:value="1" calcext:value-type="float">
            <text:p>1</text:p>
          </table:table-cell>
          <table:table-cell table:style-name="ce6" office:value-type="string" calcext:value-type="string">
            <text:p>new</text:p>
          </table:table-cell>
          <table:table-cell table:formula="of:=VLOOKUP([.H73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avec</text:p>
          </table:table-cell>
          <table:table-cell table:formula="of:=VLOOKUP([.J73];[.$J$43:.$K$44];2;0)" office:value-type="float" office:value="1.2" calcext:value-type="float">
            <text:p>1,2</text:p>
          </table:table-cell>
          <table:table-cell table:style-name="ce6" office:value-type="float" office:value="1" calcext:value-type="float">
            <text:p>1</text:p>
          </table:table-cell>
          <table:table-cell table:formula="of:=VLOOKUP([.L73];[.$L$42:.$M$46];2;0)" office:value-type="float" office:value="0.5" calcext:value-type="float">
            <text:p>0,5</text:p>
          </table:table-cell>
          <table:table-cell table:style-name="ce11" table:formula="of:=ROUND(365*[.G73]*[.I73]*[.K73]*[.M73];-1)" office:value-type="float" office:value="220" calcext:value-type="float">
            <text:p>220</text:p>
          </table:table-cell>
          <table:table-cell table:formula="of:=ROUNDDOWN([.N73]/365;0)" office:value-type="float" office:value="0" calcext:value-type="float">
            <text:p>0</text:p>
          </table:table-cell>
          <table:table-cell table:style-name="ce13" table:formula="of:=ROUNDDOWN([.N73]/30-12*[.O73];0)" office:value-type="float" office:value="7" calcext:value-type="float">
            <text:p>7</text:p>
          </table:table-cell>
          <table:table-cell table:style-name="ce6" office:value-type="string" calcext:value-type="string">
            <text:p>maçons</text:p>
          </table:table-cell>
          <table:table-cell table:formula="of:=VLOOKUP([.Q73];[.$Q$43:.$R$45];2;0)" office:value-type="float" office:value="0.2" calcext:value-type="float">
            <text:p>0,2</text:p>
          </table:table-cell>
          <table:table-cell table:formula="of:=[.N73]*[.R73]" office:value-type="float" office:value="44" calcext:value-type="float">
            <text:p>44</text:p>
          </table:table-cell>
          <table:table-cell table:style-name="ce6" office:value-type="string" calcext:value-type="string">
            <text:p>pierre</text:p>
          </table:table-cell>
          <table:table-cell table:formula="of:=VLOOKUP([.T73];[.$T$43:.$U$45];2;0)" office:value-type="float" office:value="1.1" calcext:value-type="float">
            <text:p>1,1</text:p>
          </table:table-cell>
          <table:table-cell table:formula="of:=+100*[.G73]*[.U73]*[.I73]" office:value-type="float" office:value="110" calcext:value-type="float">
            <text:p>110</text:p>
          </table:table-cell>
          <table:table-cell table:formula="of:=ROUNDDOWN([.S73]+[.V73];-1)" office:value-type="float" office:value="150" calcext:value-type="float">
            <text:p>150</text:p>
          </table:table-cell>
          <table:table-cell table:formula="of:=ROUNDDOWN(60*IF([.J73]=&quot;avec&quot;;1;0)*[.M73];-1)" office:value-type="float" office:value="30" calcext:value-type="float">
            <text:p>30</text:p>
          </table:table-cell>
          <table:table-cell table:style-name="ce15" table:formula="of:=CONCATENATE([.D73];&quot; est un &quot;;[.F73];&quot; bâtiment de &quot;;[.L73];&quot; construit en &quot;;[.T73];&quot;. Il a été érigé par des &quot;;[.Q73];&quot; payés &quot;;[.R73];&quot; ducats par jour. Sa construction a duré &quot;;[.O73];&quot; an(s) et &quot;;[.P73];&quot; mois, et a coûté &quot;;[.W73];&quot; ducats et &quot;;[.X73];&quot; de prestige. &quot;)" office:value-type="string" office:string-value="Tour Horloge est un petit bâtiment de 1 construit en pierre. Il a été érigé par des maçons payés 0,2 ducats par jour. Sa construction a duré 0 an(s) et 7 mois, et a coûté 150 ducats et 30 de prestige. " calcext:value-type="string">
            <text:p>Tour Horloge est un petit bâtiment de 1 construit en pierre. Il a été érigé par des maçons payés 0,2 ducats par jour. Sa construction a duré 0 an(s) et 7 mois, et a coûté 150 ducats et 3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2" calcext:value-type="float">
            <text:p>0,02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1" calcext:value-type="float">
            <text:p>-0,10</text:p>
          </table:table-cell>
          <table:table-cell table:style-name="ce19"/>
          <table:table-cell table:style-name="ce18"/>
          <table:table-cell table:style-name="ce20" table:number-columns-repeated="2"/>
          <table:table-cell table:style-name="ce53" office:value-type="string" calcext:value-type="string">
            <text:p>higher_tier_than = BARON </text:p>
          </table:table-cell>
          <table:table-cell table:style-name="ce20"/>
          <table:table-cell table:style-name="ce5" office:value-type="string" calcext:value-type="string">
            <text:p>CITE_L1</text:p>
          </table:table-cell>
          <table:table-cell table:style-name="ce5" table:formula="of:=[.A68]" office:value-type="string" office:string-value="CT_adm_urbain_L1" calcext:value-type="string">
            <text:p>CT_adm_urbain_L1</text:p>
          </table:table-cell>
          <table:table-cell table:style-name="ce5"/>
          <table:table-cell/>
          <table:table-cell table:style-name="ce20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60" office:value-type="float" office:value="95" calcext:value-type="float">
            <text:p>95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4];&quot;_&quot;;LOWER([.C74]);&quot;_L&quot;;[.L74])" office:value-type="string" office:string-value="CT_beffroi_L2" calcext:value-type="string">
            <text:p>CT_beffroi_L2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beffroi</text:p>
          </table:table-cell>
          <table:table-cell office:value-type="string" calcext:value-type="string">
            <text:p>Beffroi</text:p>
          </table:table-cell>
          <table:table-cell table:style-name="ce6" office:value-type="string" calcext:value-type="string">
            <text:p>Belfry</text:p>
          </table:table-cell>
          <table:table-cell table:style-name="ce6" office:value-type="string" calcext:value-type="string">
            <text:p>moyen</text:p>
          </table:table-cell>
          <table:table-cell table:formula="of:=VLOOKUP([.F74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ext.</text:p>
          </table:table-cell>
          <table:table-cell table:formula="of:=VLOOKUP([.H74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74];[.$J$43:.$K$44];2;0)" office:value-type="float" office:value="1.2" calcext:value-type="float">
            <text:p>1,2</text:p>
          </table:table-cell>
          <table:table-cell table:style-name="ce6" office:value-type="float" office:value="2" calcext:value-type="float">
            <text:p>2</text:p>
          </table:table-cell>
          <table:table-cell table:formula="of:=VLOOKUP([.L74];[.$L$42:.$M$46];2;0)" office:value-type="float" office:value="1" calcext:value-type="float">
            <text:p>1</text:p>
          </table:table-cell>
          <table:table-cell table:style-name="ce11" table:formula="of:=ROUND(365*[.G74]*[.I74]*[.K74]*[.M74];-1)" office:value-type="float" office:value="460" calcext:value-type="float">
            <text:p>460</text:p>
          </table:table-cell>
          <table:table-cell table:formula="of:=ROUNDDOWN([.N74]/365;0)" office:value-type="float" office:value="1" calcext:value-type="float">
            <text:p>1</text:p>
          </table:table-cell>
          <table:table-cell table:style-name="ce13" table:formula="of:=ROUNDDOWN([.N74]/30-12*[.O74];0)" office:value-type="float" office:value="3" calcext:value-type="float">
            <text:p>3</text:p>
          </table:table-cell>
          <table:table-cell table:style-name="ce6" office:value-type="string" calcext:value-type="string">
            <text:p>maçons</text:p>
          </table:table-cell>
          <table:table-cell table:formula="of:=VLOOKUP([.Q74];[.$Q$43:.$R$45];2;0)" office:value-type="float" office:value="0.2" calcext:value-type="float">
            <text:p>0,2</text:p>
          </table:table-cell>
          <table:table-cell table:formula="of:=[.N74]*[.R74]" office:value-type="float" office:value="92" calcext:value-type="float">
            <text:p>92</text:p>
          </table:table-cell>
          <table:table-cell table:style-name="ce6" office:value-type="string" calcext:value-type="string">
            <text:p>p taillée</text:p>
          </table:table-cell>
          <table:table-cell table:formula="of:=VLOOKUP([.T74];[.$T$43:.$U$45];2;0)" office:value-type="float" office:value="1.5" calcext:value-type="float">
            <text:p>1,5</text:p>
          </table:table-cell>
          <table:table-cell table:formula="of:=+100*[.G74]*[.U74]*[.I74]" office:value-type="float" office:value="157.5" calcext:value-type="float">
            <text:p>157,5</text:p>
          </table:table-cell>
          <table:table-cell table:formula="of:=ROUNDDOWN([.S74]+[.V74];-1)" office:value-type="float" office:value="240" calcext:value-type="float">
            <text:p>240</text:p>
          </table:table-cell>
          <table:table-cell table:formula="of:=ROUNDDOWN(60*IF([.J74]=&quot;avec&quot;;1;0)*[.M74];-1)" office:value-type="float" office:value="60" calcext:value-type="float">
            <text:p>60</text:p>
          </table:table-cell>
          <table:table-cell table:style-name="ce15" table:formula="of:=CONCATENATE([.D74];&quot; est un &quot;;[.F74];&quot; bâtiment de &quot;;[.L74];&quot; construit en &quot;;[.T74];&quot;. Il a été érigé par des &quot;;[.Q74];&quot; payés &quot;;[.R74];&quot; ducats par jour. Sa construction a duré &quot;;[.O74];&quot; an(s) et &quot;;[.P74];&quot; mois, et a coûté &quot;;[.W74];&quot; ducats et &quot;;[.X74];&quot; de prestige. &quot;)" office:value-type="string" office:string-value="Beffroi est un moyen bâtiment de 2 construit en p taillée. Il a été érigé par des maçons payés 0,2 ducats par jour. Sa construction a duré 1 an(s) et 3 mois, et a coûté 240 ducats et 60 de prestige. " calcext:value-type="string">
            <text:p>Beffroi est un moyen bâtiment de 2 construit en p taillée. Il a été érigé par des maçons payés 0,2 ducats par jour. Sa construction a duré 1 an(s) et 3 mois, et a coûté 240 ducats et 6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3" calcext:value-type="float">
            <text:p>0,03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2" calcext:value-type="float">
            <text:p>-0,20</text:p>
          </table:table-cell>
          <table:table-cell table:style-name="ce19"/>
          <table:table-cell table:style-name="ce18"/>
          <table:table-cell table:style-name="ce20" table:number-columns-repeated="2"/>
          <table:table-cell table:style-name="ce53" office:value-type="string" calcext:value-type="string">
            <text:p>higher_tier_than = COUNT </text:p>
          </table:table-cell>
          <table:table-cell table:style-name="ce20"/>
          <table:table-cell table:style-name="ce5"/>
          <table:table-cell table:style-name="ce56" office:value-type="string" calcext:value-type="string">
            <text:p>VOC_COMMERCIALE</text:p>
          </table:table-cell>
          <table:table-cell table:style-name="ce5" table:formula="of:=[.A73]" office:value-type="string" office:string-value="CT_beffroi_L1" calcext:value-type="string">
            <text:p>CT_beffroi_L1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61" office:value-type="float" office:value="94" calcext:value-type="float">
            <text:p>94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5];&quot;_&quot;;LOWER([.C75]);&quot;_L&quot;;[.L75])" office:value-type="string" office:string-value="CT_beffroi_L3" calcext:value-type="string">
            <text:p>CT_beffroi_L3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beffroi</text:p>
          </table:table-cell>
          <table:table-cell office:value-type="string" calcext:value-type="string">
            <text:p>Haut Beffroi</text:p>
          </table:table-cell>
          <table:table-cell table:style-name="ce6" office:value-type="string" calcext:value-type="string">
            <text:p>High Belfry</text:p>
          </table:table-cell>
          <table:table-cell table:style-name="ce6" office:value-type="string" calcext:value-type="string">
            <text:p>grand</text:p>
          </table:table-cell>
          <table:table-cell table:formula="of:=VLOOKUP([.F75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ext.</text:p>
          </table:table-cell>
          <table:table-cell table:formula="of:=VLOOKUP([.H75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75];[.$J$43:.$K$44];2;0)" office:value-type="float" office:value="1.2" calcext:value-type="float">
            <text:p>1,2</text:p>
          </table:table-cell>
          <table:table-cell table:style-name="ce6" office:value-type="float" office:value="3" calcext:value-type="float">
            <text:p>3</text:p>
          </table:table-cell>
          <table:table-cell table:formula="of:=VLOOKUP([.L75];[.$L$42:.$M$46];2;0)" office:value-type="float" office:value="1.25" calcext:value-type="float">
            <text:p>1,25</text:p>
          </table:table-cell>
          <table:table-cell table:style-name="ce11" table:formula="of:=ROUND(365*[.G75]*[.I75]*[.K75]*[.M75];-1)" office:value-type="float" office:value="770" calcext:value-type="float">
            <text:p>770</text:p>
          </table:table-cell>
          <table:table-cell table:formula="of:=ROUNDDOWN([.N75]/365;0)" office:value-type="float" office:value="2" calcext:value-type="float">
            <text:p>2</text:p>
          </table:table-cell>
          <table:table-cell table:style-name="ce13" table:formula="of:=ROUNDDOWN([.N75]/30-12*[.O75];0)" office:value-type="float" office:value="1" calcext:value-type="float">
            <text:p>1</text:p>
          </table:table-cell>
          <table:table-cell table:style-name="ce6" office:value-type="string" calcext:value-type="string">
            <text:p>maçons</text:p>
          </table:table-cell>
          <table:table-cell table:formula="of:=VLOOKUP([.Q75];[.$Q$43:.$R$45];2;0)" office:value-type="float" office:value="0.2" calcext:value-type="float">
            <text:p>0,2</text:p>
          </table:table-cell>
          <table:table-cell table:formula="of:=[.N75]*[.R75]" office:value-type="float" office:value="154" calcext:value-type="float">
            <text:p>154</text:p>
          </table:table-cell>
          <table:table-cell table:style-name="ce6" office:value-type="string" calcext:value-type="string">
            <text:p>p taillée</text:p>
          </table:table-cell>
          <table:table-cell table:formula="of:=VLOOKUP([.T75];[.$T$43:.$U$45];2;0)" office:value-type="float" office:value="1.5" calcext:value-type="float">
            <text:p>1,5</text:p>
          </table:table-cell>
          <table:table-cell table:formula="of:=+100*[.G75]*[.U75]*[.I75]" office:value-type="float" office:value="210" calcext:value-type="float">
            <text:p>210</text:p>
          </table:table-cell>
          <table:table-cell table:formula="of:=ROUNDDOWN([.S75]+[.V75];-1)" office:value-type="float" office:value="360" calcext:value-type="float">
            <text:p>360</text:p>
          </table:table-cell>
          <table:table-cell table:formula="of:=ROUNDDOWN(60*IF([.J75]=&quot;avec&quot;;1;0)*[.M75];-1)" office:value-type="float" office:value="70" calcext:value-type="float">
            <text:p>70</text:p>
          </table:table-cell>
          <table:table-cell table:style-name="ce15" table:formula="of:=CONCATENATE([.D75];&quot; est un &quot;;[.F75];&quot; bâtiment de &quot;;[.L75];&quot; construit en &quot;;[.T75];&quot;. Il a été érigé par des &quot;;[.Q75];&quot; payés &quot;;[.R75];&quot; ducats par jour. Sa construction a duré &quot;;[.O75];&quot; an(s) et &quot;;[.P75];&quot; mois, et a coûté &quot;;[.W75];&quot; ducats et &quot;;[.X75];&quot; de prestige. &quot;)" office:value-type="string" office:string-value="Haut Beffroi est un grand bâtiment de 3 construit en p taillée. Il a été érigé par des maçons payés 0,2 ducats par jour. Sa construction a duré 2 an(s) et 1 mois, et a coûté 360 ducats et 70 de prestige. " calcext:value-type="string">
            <text:p>Haut Beffroi est un grand bâtiment de 3 construit en p taillée. Il a été érigé par des maçons payés 0,2 ducats par jour. Sa construction a duré 2 an(s) et 1 mois, et a coûté 360 ducats et 7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5" calcext:value-type="float">
            <text:p>0,05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3" calcext:value-type="float">
            <text:p>-0,30</text:p>
          </table:table-cell>
          <table:table-cell table:style-name="ce19"/>
          <table:table-cell table:style-name="ce18"/>
          <table:table-cell table:style-name="ce20" table:number-columns-repeated="2"/>
          <table:table-cell table:style-name="ce53" office:value-type="string" calcext:value-type="string">
            <text:p>higher_tier_than = DUKE </text:p>
          </table:table-cell>
          <table:table-cell table:style-name="ce20"/>
          <table:table-cell table:style-name="ce5" table:formula="of:=[.A70]" office:value-type="string" office:string-value="CT_adm_urbain_L3" calcext:value-type="string">
            <text:p>CT_adm_urbain_L3</text:p>
          </table:table-cell>
          <table:table-cell table:style-name="ce56" office:value-type="string" calcext:value-type="string">
            <text:p>VOC_COMMERCIALE</text:p>
          </table:table-cell>
          <table:table-cell table:style-name="ce5" table:formula="of:=[.A74]" office:value-type="string" office:string-value="CT_beffroi_L2" calcext:value-type="string">
            <text:p>CT_beffroi_L2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60" office:value-type="float" office:value="93" calcext:value-type="float">
            <text:p>93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3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5"/>
          <table:table-cell table:style-name="ce17"/>
          <table:table-cell table:style-name="ce18"/>
          <table:table-cell table:style-name="ce17"/>
          <table:table-cell table:style-name="ce18"/>
          <table:table-cell table:style-name="ce19"/>
          <table:table-cell table:style-name="ce18"/>
          <table:table-cell table:style-name="ce20" table:number-columns-repeated="2"/>
          <table:table-cell table:style-name="ce52"/>
          <table:table-cell table:style-name="ce20" table:number-columns-repeated="2"/>
          <table:table-cell table:style-name="ce56"/>
          <table:table-cell table:style-name="ce5"/>
          <table:table-cell/>
          <table:table-cell table:style-name="ce20"/>
          <table:table-cell table:style-name="ce22" table:number-columns-repeated="2"/>
          <table:table-cell table:style-name="ce24"/>
          <table:table-cell table:style-name="ce22"/>
          <table:table-cell table:style-name="ce20" table:number-columns-repeated="2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3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5"/>
          <table:table-cell table:style-name="ce17"/>
          <table:table-cell table:style-name="ce18"/>
          <table:table-cell table:style-name="ce17"/>
          <table:table-cell table:style-name="ce18"/>
          <table:table-cell table:style-name="ce19"/>
          <table:table-cell table:style-name="ce18"/>
          <table:table-cell table:style-name="ce20" table:number-columns-repeated="2"/>
          <table:table-cell table:style-name="ce52"/>
          <table:table-cell table:style-name="ce20" table:number-columns-repeated="2"/>
          <table:table-cell table:style-name="ce56"/>
          <table:table-cell table:style-name="ce5"/>
          <table:table-cell/>
          <table:table-cell table:style-name="ce5"/>
          <table:table-cell table:style-name="ce22" table:number-columns-repeated="4"/>
          <table:table-cell table:style-name="ce20" table:number-columns-repeated="2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3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5"/>
          <table:table-cell table:style-name="ce17"/>
          <table:table-cell table:style-name="ce18"/>
          <table:table-cell table:style-name="ce17"/>
          <table:table-cell table:style-name="ce18"/>
          <table:table-cell table:style-name="ce19"/>
          <table:table-cell table:style-name="ce18"/>
          <table:table-cell table:style-name="ce20" table:number-columns-repeated="2"/>
          <table:table-cell table:style-name="ce52"/>
          <table:table-cell table:style-name="ce20"/>
          <table:table-cell table:style-name="ce5"/>
          <table:table-cell table:style-name="ce56"/>
          <table:table-cell table:style-name="ce5"/>
          <table:table-cell/>
          <table:table-cell table:style-name="ce5"/>
          <table:table-cell table:style-name="ce22" table:number-columns-repeated="2"/>
          <table:table-cell table:style-name="ce24"/>
          <table:table-cell table:style-name="ce22"/>
          <table:table-cell table:style-name="ce20" table:number-columns-repeated="2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3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5"/>
          <table:table-cell table:style-name="ce17"/>
          <table:table-cell table:style-name="ce18"/>
          <table:table-cell table:style-name="ce17"/>
          <table:table-cell table:style-name="ce18"/>
          <table:table-cell table:style-name="ce19"/>
          <table:table-cell table:style-name="ce18"/>
          <table:table-cell table:style-name="ce20" table:number-columns-repeated="2"/>
          <table:table-cell table:style-name="ce52"/>
          <table:table-cell table:style-name="ce20" table:number-columns-repeated="2"/>
          <table:table-cell table:style-name="ce56"/>
          <table:table-cell table:style-name="ce5"/>
          <table:table-cell/>
          <table:table-cell table:style-name="ce20"/>
          <table:table-cell table:style-name="ce22" table:number-columns-repeated="4"/>
          <table:table-cell table:style-name="ce20" table:number-columns-repeated="2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3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5"/>
          <table:table-cell table:style-name="ce17"/>
          <table:table-cell table:style-name="ce18"/>
          <table:table-cell table:style-name="ce17"/>
          <table:table-cell table:style-name="ce18"/>
          <table:table-cell table:style-name="ce19"/>
          <table:table-cell table:style-name="ce18"/>
          <table:table-cell table:style-name="ce20" table:number-columns-repeated="2"/>
          <table:table-cell table:style-name="ce52"/>
          <table:table-cell table:style-name="ce20" table:number-columns-repeated="2"/>
          <table:table-cell table:style-name="ce56"/>
          <table:table-cell table:style-name="ce5"/>
          <table:table-cell/>
          <table:table-cell table:style-name="ce5"/>
          <table:table-cell table:style-name="ce22" table:number-columns-repeated="2"/>
          <table:table-cell table:style-name="ce24"/>
          <table:table-cell table:style-name="ce22"/>
          <table:table-cell table:style-name="ce20" table:number-columns-repeated="2"/>
          <table:table-cell table:number-columns-repeated="978"/>
        </table:table-row>
        <table:table-row table:style-name="ro1">
          <table:table-cell table:number-columns-repeated="10"/>
          <table:table-cell table:style-name="ce9"/>
          <table:table-cell table:number-columns-repeated="18"/>
          <table:table-cell table:style-name="ce5" table:number-columns-repeated="4"/>
          <table:table-cell table:style-name="ce54"/>
          <table:table-cell table:style-name="ce5" table:number-columns-repeated="2"/>
          <table:table-cell table:style-name="ce56"/>
          <table:table-cell table:style-name="ce5" table:number-columns-repeated="9"/>
          <table:table-cell table:number-columns-repeated="978"/>
        </table:table-row>
        <table:table-row table:style-name="ro1" table:number-rows-repeated="44">
          <table:table-cell table:number-columns-repeated="10"/>
          <table:table-cell table:style-name="ce9"/>
          <table:table-cell table:number-columns-repeated="1013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s" table:style-name="ta1" table:print="false">
        <office:forms form:automatic-focus="false" form:apply-design-mode="false"/>
        <table:table-column table:style-name="co34" table:number-columns-repeated="26" table:default-cell-style-name="ce23"/>
        <table:table-column table:style-name="co35" table:number-columns-repeated="992" table:default-cell-style-name="ce23"/>
        <table:table-column table:style-name="co35" table:number-columns-repeated="6" table:default-cell-style-name="Default"/>
        <table:table-row table:style-name="ro2">
          <table:table-cell office:value-type="string" calcext:value-type="string">
            <text:p>tag</text:p>
          </table:table-cell>
          <table:table-cell office:value-type="string" calcext:value-type="string">
            <text:p>nom FR</text:p>
          </table:table-cell>
          <table:table-cell office:value-type="string" calcext:value-type="string">
            <text:p>nom ENG</text:p>
          </table:table-cell>
          <table:table-cell office:value-type="string" calcext:value-type="string">
            <text:p>cout Or</text:p>
          </table:table-cell>
          <table:table-cell office:value-type="string" calcext:value-type="string">
            <text:p>cout Prestige</text:p>
          </table:table-cell>
          <table:table-cell office:value-type="string" calcext:value-type="string">
            <text:p>temps</text:p>
          </table:table-cell>
          <table:table-cell table:style-name="ce26" office:value-type="string" calcext:value-type="string">
            <text:p>Effet 1 nom</text:p>
          </table:table-cell>
          <table:table-cell table:style-name="ce26" office:value-type="string" calcext:value-type="string">
            <text:p>Effet 1 valeur</text:p>
          </table:table-cell>
          <table:table-cell table:style-name="ce26" office:value-type="string" calcext:value-type="string">
            <text:p>Effet 2 nom</text:p>
          </table:table-cell>
          <table:table-cell table:style-name="ce26" office:value-type="string" calcext:value-type="string">
            <text:p>Effet 2 valeur</text:p>
          </table:table-cell>
          <table:table-cell table:style-name="ce26" office:value-type="string" calcext:value-type="string">
            <text:p>Effet 3 nom</text:p>
          </table:table-cell>
          <table:table-cell table:style-name="ce26" office:value-type="string" calcext:value-type="string">
            <text:p>Effet 3 valeur</text:p>
          </table:table-cell>
          <table:table-cell table:style-name="ce26" office:value-type="string" calcext:value-type="string">
            <text:p>Effet 4 nom</text:p>
          </table:table-cell>
          <table:table-cell table:style-name="ce26" office:value-type="string" calcext:value-type="string">
            <text:p>Effet 4 valeur</text:p>
          </table:table-cell>
          <table:table-cell table:style-name="ce27" office:value-type="string" calcext:value-type="string">
            <text:p>libre code</text:p>
          </table:table-cell>
          <table:table-cell table:style-name="ce28" office:value-type="string" calcext:value-type="string">
            <text:p>not_if_exists</text:p>
          </table:table-cell>
          <table:table-cell table:style-name="ce26" office:value-type="string" calcext:value-type="string">
            <text:p>Prérequis Bâtiment1</text:p>
          </table:table-cell>
          <table:table-cell table:style-name="ce26" office:value-type="string" calcext:value-type="string">
            <text:p>Prérequis Bâtiment2</text:p>
          </table:table-cell>
          <table:table-cell table:style-name="ce26" office:value-type="string" calcext:value-type="string">
            <text:p>Upgrade from</text:p>
          </table:table-cell>
          <table:table-cell table:style-name="ce26" office:value-type="string" calcext:value-type="string">
            <text:p>Prérequis Terrain</text:p>
          </table:table-cell>
          <table:table-cell table:style-name="ce26" office:value-type="string" calcext:value-type="string">
            <text:p>Prérequis modifieur de province</text:p>
          </table:table-cell>
          <table:table-cell table:style-name="ce26" office:value-type="string" calcext:value-type="string">
            <text:p>Prérequis Technologie</text:p>
          </table:table-cell>
          <table:table-cell office:value-type="string" calcext:value-type="string">
            <text:p>Niveau de la technologie requise</text:p>
          </table:table-cell>
          <table:table-cell office:value-type="string" calcext:value-type="string">
            <text:p>Facteur de création IA</text:p>
          </table:table-cell>
          <table:table-cell table:style-name="ce25" office:value-type="string" calcext:value-type="string">
            <text:p>Extra tech</text:p>
          </table:table-cell>
          <table:table-cell office:value-type="string" calcext:value-type="string">
            <text:p>Description FR</text:p>
          </table:table-cell>
          <table:table-cell office:value-type="string" calcext:value-type="string">
            <text:p>Description ENG</text:p>
          </table:table-cell>
          <table:table-cell table:number-columns-repeated="997"/>
        </table:table-row>
        <table:table-row table:style-name="ro1">
          <table:table-cell table:formula="of:=[base.A50]" office:value-type="string" office:string-value="TP_monastery_1" calcext:value-type="string">
            <text:p>TP_monastery_1</text:p>
          </table:table-cell>
          <table:table-cell table:style-name="ce17" table:formula="of:=IF(ISBLANK([base.D50]);&quot;&quot;;[base.D50])" office:value-type="string" office:string-value="Ermitage" calcext:value-type="string">
            <text:p>Ermitage</text:p>
          </table:table-cell>
          <table:table-cell table:style-name="ce17" table:formula="of:=IF(ISBLANK([base.E50]);&quot;&quot;;[base.E50])" office:value-type="string" office:string-value="Hermitage" calcext:value-type="string">
            <text:p>Hermitage</text:p>
          </table:table-cell>
          <table:table-cell table:formula="of:=[base.W50]" office:value-type="float" office:value="100" calcext:value-type="float">
            <text:p>100</text:p>
          </table:table-cell>
          <table:table-cell table:formula="of:=[base.X50]" office:value-type="float" office:value="0" calcext:value-type="float">
            <text:p>0</text:p>
          </table:table-cell>
          <table:table-cell table:style-name="ce11" table:formula="of:=[base.N50]" office:value-type="float" office:value="180" calcext:value-type="float">
            <text:p>180</text:p>
          </table:table-cell>
          <table:table-cell table:style-name="ce17" table:formula="of:=IF(ISBLANK([base.Z50]);&quot;&quot;;[base.Z50])" office:value-type="string" office:string-value="liege_piety" calcext:value-type="string">
            <text:p>liege_piety</text:p>
          </table:table-cell>
          <table:table-cell table:style-name="ce17" table:formula="of:=IF(ISBLANK([base.AA50]);&quot;&quot;;[base.AA50])" office:value-type="float" office:value="0.01" calcext:value-type="float">
            <text:p>0,01</text:p>
          </table:table-cell>
          <table:table-cell table:style-name="ce17" table:formula="of:=IF(ISBLANK([base.AB50]);&quot;&quot;;[base.AB50])" office:value-type="string" office:string-value="liege_prestige" calcext:value-type="string">
            <text:p>liege_prestige</text:p>
          </table:table-cell>
          <table:table-cell table:style-name="ce17" table:formula="of:=IF(ISBLANK([base.AC50]);&quot;&quot;;[base.AC50])" office:value-type="float" office:value="0" calcext:value-type="float">
            <text:p>0</text:p>
          </table:table-cell>
          <table:table-cell table:style-name="ce17" table:formula="of:=IF(ISBLANK([base.AD50]);&quot;&quot;;[base.AD50])" office:value-type="string" office:string-value="local_tax_modifier" calcext:value-type="string">
            <text:p>local_tax_modifier</text:p>
          </table:table-cell>
          <table:table-cell table:style-name="ce17" table:formula="of:=IF(ISBLANK([base.AE50]);&quot;&quot;;[base.AE50])" office:value-type="float" office:value="0.01" calcext:value-type="float">
            <text:p>0,01</text:p>
          </table:table-cell>
          <table:table-cell table:style-name="ce17" table:formula="of:=IF(ISBLANK([base.AF50]);&quot;&quot;;[base.AF50])">
            <text:p/>
          </table:table-cell>
          <table:table-cell table:style-name="ce17" table:formula="of:=IF(ISBLANK([base.AG50]);&quot;&quot;;[base.AG50])">
            <text:p/>
          </table:table-cell>
          <table:table-cell table:style-name="ce17" table:number-columns-repeated="2"/>
          <table:table-cell table:style-name="ce17" table:formula="of:=IF(ISBLANK([base.AJ50]);&quot;&quot;;[base.AJ50])" office:value-type="string" office:string-value="MONASTERE" calcext:value-type="string">
            <text:p>MONASTERE</text:p>
          </table:table-cell>
          <table:table-cell table:style-name="ce17" table:formula="of:=IF(ISBLANK([base.AK50]);&quot;&quot;;[base.AK50])">
            <text:p/>
          </table:table-cell>
          <table:table-cell table:style-name="ce17" table:formula="of:=IF(ISBLANK([base.AL50]);&quot;&quot;;[base.AL50])">
            <text:p/>
          </table:table-cell>
          <table:table-cell table:style-name="ce17" table:formula="of:=IF(ISBLANK([base.AM50]);&quot;&quot;;[base.AM50])">
            <text:p/>
          </table:table-cell>
          <table:table-cell table:style-name="ce17" table:formula="of:=IF(ISBLANK([base.AN50]);&quot;&quot;;[base.AN50])">
            <text:p/>
          </table:table-cell>
          <table:table-cell table:style-name="ce17" table:formula="of:=IF(ISBLANK([base.AO50]);&quot;&quot;;[base.AO50])" office:value-type="string" office:string-value="TECH_CONSTRUCTION" calcext:value-type="string">
            <text:p>TECH_CONSTRUCTION</text:p>
          </table:table-cell>
          <table:table-cell table:style-name="ce17" table:formula="of:=IF(ISBLANK([base.AP50]);&quot;&quot;;[base.AP50])" office:value-type="float" office:value="0" calcext:value-type="float">
            <text:p>0</text:p>
          </table:table-cell>
          <table:table-cell table:style-name="ce17" table:formula="of:=IF(ISBLANK([base.AQ50]);&quot;&quot;;[base.AQ50])" office:value-type="float" office:value="97" calcext:value-type="float">
            <text:p>97</text:p>
          </table:table-cell>
          <table:table-cell table:style-name="ce17" table:formula="of:=IF(ISBLANK([base.AR50]);&quot;&quot;;[base.AR50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1]" office:value-type="string" office:string-value="TP_monastery_2" calcext:value-type="string">
            <text:p>TP_monastery_2</text:p>
          </table:table-cell>
          <table:table-cell table:style-name="ce17" table:formula="of:=IF(ISBLANK([base.D51]);&quot;&quot;;[base.D51])" office:value-type="string" office:string-value="Prieuré" calcext:value-type="string">
            <text:p>Prieuré</text:p>
          </table:table-cell>
          <table:table-cell table:style-name="ce17" table:formula="of:=IF(ISBLANK([base.E51]);&quot;&quot;;[base.E51])" office:value-type="string" office:string-value="Priory" calcext:value-type="string">
            <text:p>Priory</text:p>
          </table:table-cell>
          <table:table-cell table:formula="of:=[base.W51]" office:value-type="float" office:value="140" calcext:value-type="float">
            <text:p>140</text:p>
          </table:table-cell>
          <table:table-cell table:formula="of:=[base.X51]" office:value-type="float" office:value="0" calcext:value-type="float">
            <text:p>0</text:p>
          </table:table-cell>
          <table:table-cell table:style-name="ce11" table:formula="of:=[base.N51]" office:value-type="float" office:value="370" calcext:value-type="float">
            <text:p>370</text:p>
          </table:table-cell>
          <table:table-cell table:style-name="ce17" table:formula="of:=IF(ISBLANK([base.Z51]);&quot;&quot;;[base.Z51])" office:value-type="string" office:string-value="liege_piety" calcext:value-type="string">
            <text:p>liege_piety</text:p>
          </table:table-cell>
          <table:table-cell table:style-name="ce17" table:formula="of:=IF(ISBLANK([base.AA51]);&quot;&quot;;[base.AA51])" office:value-type="float" office:value="0.02" calcext:value-type="float">
            <text:p>0,02</text:p>
          </table:table-cell>
          <table:table-cell table:style-name="ce17" table:formula="of:=IF(ISBLANK([base.AB51]);&quot;&quot;;[base.AB51])" office:value-type="string" office:string-value="liege_prestige" calcext:value-type="string">
            <text:p>liege_prestige</text:p>
          </table:table-cell>
          <table:table-cell table:style-name="ce17" table:formula="of:=IF(ISBLANK([base.AC51]);&quot;&quot;;[base.AC51])" office:value-type="float" office:value="0" calcext:value-type="float">
            <text:p>0</text:p>
          </table:table-cell>
          <table:table-cell table:style-name="ce17" table:formula="of:=IF(ISBLANK([base.AD51]);&quot;&quot;;[base.AD51])" office:value-type="string" office:string-value="local_tax_modifier" calcext:value-type="string">
            <text:p>local_tax_modifier</text:p>
          </table:table-cell>
          <table:table-cell table:style-name="ce17" table:formula="of:=IF(ISBLANK([base.AE51]);&quot;&quot;;[base.AE51])" office:value-type="float" office:value="0.01" calcext:value-type="float">
            <text:p>0,01</text:p>
          </table:table-cell>
          <table:table-cell table:style-name="ce17" table:formula="of:=IF(ISBLANK([base.AF51]);&quot;&quot;;[base.AF51])">
            <text:p/>
          </table:table-cell>
          <table:table-cell table:style-name="ce17" table:formula="of:=IF(ISBLANK([base.AG51]);&quot;&quot;;[base.AG51])">
            <text:p/>
          </table:table-cell>
          <table:table-cell table:style-name="ce17" table:number-columns-repeated="2"/>
          <table:table-cell table:style-name="ce17" table:formula="of:=IF(ISBLANK([base.AJ51]);&quot;&quot;;[base.AJ51])" office:value-type="string" office:string-value="MONASTERE" calcext:value-type="string">
            <text:p>MONASTERE</text:p>
          </table:table-cell>
          <table:table-cell table:style-name="ce17" table:formula="of:=IF(ISBLANK([base.AK51]);&quot;&quot;;[base.AK51])">
            <text:p/>
          </table:table-cell>
          <table:table-cell table:style-name="ce17" table:formula="of:=IF(ISBLANK([base.AL51]);&quot;&quot;;[base.AL51])" office:value-type="string" office:string-value="TP_monastery_1" calcext:value-type="string">
            <text:p>TP_monastery_1</text:p>
          </table:table-cell>
          <table:table-cell table:style-name="ce17" table:formula="of:=IF(ISBLANK([base.AM51]);&quot;&quot;;[base.AM51])">
            <text:p/>
          </table:table-cell>
          <table:table-cell table:style-name="ce17" table:formula="of:=IF(ISBLANK([base.AN51]);&quot;&quot;;[base.AN51])">
            <text:p/>
          </table:table-cell>
          <table:table-cell table:style-name="ce17" table:formula="of:=IF(ISBLANK([base.AO51]);&quot;&quot;;[base.AO51])" office:value-type="string" office:string-value="TECH_CONSTRUCTION" calcext:value-type="string">
            <text:p>TECH_CONSTRUCTION</text:p>
          </table:table-cell>
          <table:table-cell table:style-name="ce17" table:formula="of:=IF(ISBLANK([base.AP51]);&quot;&quot;;[base.AP51])" office:value-type="float" office:value="0" calcext:value-type="float">
            <text:p>0</text:p>
          </table:table-cell>
          <table:table-cell table:style-name="ce17" table:formula="of:=IF(ISBLANK([base.AQ51]);&quot;&quot;;[base.AQ51])" office:value-type="float" office:value="96" calcext:value-type="float">
            <text:p>96</text:p>
          </table:table-cell>
          <table:table-cell table:style-name="ce17" table:formula="of:=IF(ISBLANK([base.AR51]);&quot;&quot;;[base.AR51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2]" office:value-type="string" office:string-value="TP_monastery_3" calcext:value-type="string">
            <text:p>TP_monastery_3</text:p>
          </table:table-cell>
          <table:table-cell table:style-name="ce17" table:formula="of:=IF(ISBLANK([base.D52]);&quot;&quot;;[base.D52])" office:value-type="string" office:string-value="Monastère" calcext:value-type="string">
            <text:p>Monastère</text:p>
          </table:table-cell>
          <table:table-cell table:style-name="ce17" table:formula="of:=IF(ISBLANK([base.E52]);&quot;&quot;;[base.E52])" office:value-type="string" office:string-value="Monastery" calcext:value-type="string">
            <text:p>Monastery</text:p>
          </table:table-cell>
          <table:table-cell table:formula="of:=[base.W52]" office:value-type="float" office:value="170" calcext:value-type="float">
            <text:p>170</text:p>
          </table:table-cell>
          <table:table-cell table:formula="of:=[base.X52]" office:value-type="float" office:value="70" calcext:value-type="float">
            <text:p>70</text:p>
          </table:table-cell>
          <table:table-cell table:style-name="ce11" table:formula="of:=[base.N52]" office:value-type="float" office:value="570" calcext:value-type="float">
            <text:p>570</text:p>
          </table:table-cell>
          <table:table-cell table:style-name="ce17" table:formula="of:=IF(ISBLANK([base.Z52]);&quot;&quot;;[base.Z52])" office:value-type="string" office:string-value="liege_piety" calcext:value-type="string">
            <text:p>liege_piety</text:p>
          </table:table-cell>
          <table:table-cell table:style-name="ce17" table:formula="of:=IF(ISBLANK([base.AA52]);&quot;&quot;;[base.AA52])" office:value-type="float" office:value="0.02" calcext:value-type="float">
            <text:p>0,02</text:p>
          </table:table-cell>
          <table:table-cell table:style-name="ce17" table:formula="of:=IF(ISBLANK([base.AB52]);&quot;&quot;;[base.AB52])" office:value-type="string" office:string-value="liege_prestige" calcext:value-type="string">
            <text:p>liege_prestige</text:p>
          </table:table-cell>
          <table:table-cell table:style-name="ce17" table:formula="of:=IF(ISBLANK([base.AC52]);&quot;&quot;;[base.AC52])" office:value-type="float" office:value="0" calcext:value-type="float">
            <text:p>0</text:p>
          </table:table-cell>
          <table:table-cell table:style-name="ce17" table:formula="of:=IF(ISBLANK([base.AD52]);&quot;&quot;;[base.AD52])" office:value-type="string" office:string-value="local_tax_modifier" calcext:value-type="string">
            <text:p>local_tax_modifier</text:p>
          </table:table-cell>
          <table:table-cell table:style-name="ce17" table:formula="of:=IF(ISBLANK([base.AE52]);&quot;&quot;;[base.AE52])" office:value-type="float" office:value="0.02" calcext:value-type="float">
            <text:p>0,02</text:p>
          </table:table-cell>
          <table:table-cell table:style-name="ce17" table:formula="of:=IF(ISBLANK([base.AF52]);&quot;&quot;;[base.AF52])">
            <text:p/>
          </table:table-cell>
          <table:table-cell table:style-name="ce17" table:formula="of:=IF(ISBLANK([base.AG52]);&quot;&quot;;[base.AG52])">
            <text:p/>
          </table:table-cell>
          <table:table-cell table:style-name="ce17" table:number-columns-repeated="2"/>
          <table:table-cell table:style-name="ce17" table:formula="of:=IF(ISBLANK([base.AJ52]);&quot;&quot;;[base.AJ52])" office:value-type="string" office:string-value="MONASTERE" calcext:value-type="string">
            <text:p>MONASTERE</text:p>
          </table:table-cell>
          <table:table-cell table:style-name="ce17" table:formula="of:=IF(ISBLANK([base.AK52]);&quot;&quot;;[base.AK52])">
            <text:p/>
          </table:table-cell>
          <table:table-cell table:style-name="ce17" table:formula="of:=IF(ISBLANK([base.AL52]);&quot;&quot;;[base.AL52])" office:value-type="string" office:string-value="TP_monastery_2" calcext:value-type="string">
            <text:p>TP_monastery_2</text:p>
          </table:table-cell>
          <table:table-cell table:style-name="ce17" table:formula="of:=IF(ISBLANK([base.AM52]);&quot;&quot;;[base.AM52])">
            <text:p/>
          </table:table-cell>
          <table:table-cell table:style-name="ce17" table:formula="of:=IF(ISBLANK([base.AN52]);&quot;&quot;;[base.AN52])">
            <text:p/>
          </table:table-cell>
          <table:table-cell table:style-name="ce17" table:formula="of:=IF(ISBLANK([base.AO52]);&quot;&quot;;[base.AO52])" office:value-type="string" office:string-value="TECH_CONSTRUCTION" calcext:value-type="string">
            <text:p>TECH_CONSTRUCTION</text:p>
          </table:table-cell>
          <table:table-cell table:style-name="ce17" table:formula="of:=IF(ISBLANK([base.AP52]);&quot;&quot;;[base.AP52])" office:value-type="float" office:value="0" calcext:value-type="float">
            <text:p>0</text:p>
          </table:table-cell>
          <table:table-cell table:style-name="ce17" table:formula="of:=IF(ISBLANK([base.AQ52]);&quot;&quot;;[base.AQ52])" office:value-type="float" office:value="95" calcext:value-type="float">
            <text:p>95</text:p>
          </table:table-cell>
          <table:table-cell table:style-name="ce17" table:formula="of:=IF(ISBLANK([base.AR52]);&quot;&quot;;[base.AR52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3]" office:value-type="string" office:string-value="TP_monastery_4" calcext:value-type="string">
            <text:p>TP_monastery_4</text:p>
          </table:table-cell>
          <table:table-cell table:style-name="ce17" table:formula="of:=IF(ISBLANK([base.D53]);&quot;&quot;;[base.D53])" office:value-type="string" office:string-value="Abbaye" calcext:value-type="string">
            <text:p>Abbaye</text:p>
          </table:table-cell>
          <table:table-cell table:style-name="ce17" table:formula="of:=IF(ISBLANK([base.E53]);&quot;&quot;;[base.E53])" office:value-type="string" office:string-value="Abbey" calcext:value-type="string">
            <text:p>Abbey</text:p>
          </table:table-cell>
          <table:table-cell table:formula="of:=[base.W53]" office:value-type="float" office:value="520" calcext:value-type="float">
            <text:p>520</text:p>
          </table:table-cell>
          <table:table-cell table:formula="of:=[base.X53]" office:value-type="float" office:value="0" calcext:value-type="float">
            <text:p>0</text:p>
          </table:table-cell>
          <table:table-cell table:style-name="ce11" table:formula="of:=[base.N53]" office:value-type="float" office:value="1100" calcext:value-type="float">
            <text:p>1100</text:p>
          </table:table-cell>
          <table:table-cell table:style-name="ce17" table:formula="of:=IF(ISBLANK([base.Z53]);&quot;&quot;;[base.Z53])" office:value-type="string" office:string-value="liege_piety" calcext:value-type="string">
            <text:p>liege_piety</text:p>
          </table:table-cell>
          <table:table-cell table:style-name="ce17" table:formula="of:=IF(ISBLANK([base.AA53]);&quot;&quot;;[base.AA53])" office:value-type="float" office:value="0.02" calcext:value-type="float">
            <text:p>0,02</text:p>
          </table:table-cell>
          <table:table-cell table:style-name="ce17" table:formula="of:=IF(ISBLANK([base.AB53]);&quot;&quot;;[base.AB53])" office:value-type="string" office:string-value="liege_prestige" calcext:value-type="string">
            <text:p>liege_prestige</text:p>
          </table:table-cell>
          <table:table-cell table:style-name="ce17" table:formula="of:=IF(ISBLANK([base.AC53]);&quot;&quot;;[base.AC53])" office:value-type="float" office:value="0.01" calcext:value-type="float">
            <text:p>0,01</text:p>
          </table:table-cell>
          <table:table-cell table:style-name="ce17" table:formula="of:=IF(ISBLANK([base.AD53]);&quot;&quot;;[base.AD53])" office:value-type="string" office:string-value="local_tax_modifier" calcext:value-type="string">
            <text:p>local_tax_modifier</text:p>
          </table:table-cell>
          <table:table-cell table:style-name="ce17" table:formula="of:=IF(ISBLANK([base.AE53]);&quot;&quot;;[base.AE53])" office:value-type="float" office:value="0.01" calcext:value-type="float">
            <text:p>0,01</text:p>
          </table:table-cell>
          <table:table-cell table:style-name="ce17" table:formula="of:=IF(ISBLANK([base.AF53]);&quot;&quot;;[base.AF53])">
            <text:p/>
          </table:table-cell>
          <table:table-cell table:style-name="ce17" table:formula="of:=IF(ISBLANK([base.AG53]);&quot;&quot;;[base.AG53])">
            <text:p/>
          </table:table-cell>
          <table:table-cell table:style-name="ce17" table:number-columns-repeated="2"/>
          <table:table-cell table:style-name="ce17" table:formula="of:=IF(ISBLANK([base.AJ53]);&quot;&quot;;[base.AJ53])" office:value-type="string" office:string-value="MONASTERE" calcext:value-type="string">
            <text:p>MONASTERE</text:p>
          </table:table-cell>
          <table:table-cell table:style-name="ce17" table:formula="of:=IF(ISBLANK([base.AK53]);&quot;&quot;;[base.AK53])">
            <text:p/>
          </table:table-cell>
          <table:table-cell table:style-name="ce17" table:formula="of:=IF(ISBLANK([base.AL53]);&quot;&quot;;[base.AL53])" office:value-type="string" office:string-value="TP_monastery_3" calcext:value-type="string">
            <text:p>TP_monastery_3</text:p>
          </table:table-cell>
          <table:table-cell table:style-name="ce17" table:formula="of:=IF(ISBLANK([base.AM53]);&quot;&quot;;[base.AM53])">
            <text:p/>
          </table:table-cell>
          <table:table-cell table:style-name="ce17" table:formula="of:=IF(ISBLANK([base.AN53]);&quot;&quot;;[base.AN53])">
            <text:p/>
          </table:table-cell>
          <table:table-cell table:style-name="ce17" table:formula="of:=IF(ISBLANK([base.AO53]);&quot;&quot;;[base.AO53])" office:value-type="string" office:string-value="TECH_CONSTRUCTION" calcext:value-type="string">
            <text:p>TECH_CONSTRUCTION</text:p>
          </table:table-cell>
          <table:table-cell table:style-name="ce17" table:formula="of:=IF(ISBLANK([base.AP53]);&quot;&quot;;[base.AP53])" office:value-type="float" office:value="1" calcext:value-type="float">
            <text:p>1</text:p>
          </table:table-cell>
          <table:table-cell table:style-name="ce17" table:formula="of:=IF(ISBLANK([base.AQ53]);&quot;&quot;;[base.AQ53])" office:value-type="float" office:value="94" calcext:value-type="float">
            <text:p>94</text:p>
          </table:table-cell>
          <table:table-cell table:style-name="ce17" table:formula="of:=IF(ISBLANK([base.AR53]);&quot;&quot;;[base.AR53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4]" office:value-type="string" office:string-value="TP_monastery_5" calcext:value-type="string">
            <text:p>TP_monastery_5</text:p>
          </table:table-cell>
          <table:table-cell table:style-name="ce17" table:formula="of:=IF(ISBLANK([base.D54]);&quot;&quot;;[base.D54])" office:value-type="string" office:string-value="Abbatiale" calcext:value-type="string">
            <text:p>Abbatiale</text:p>
          </table:table-cell>
          <table:table-cell table:style-name="ce17" table:formula="of:=IF(ISBLANK([base.E54]);&quot;&quot;;[base.E54])" office:value-type="string" office:string-value="Abbey church" calcext:value-type="string">
            <text:p>Abbey church</text:p>
          </table:table-cell>
          <table:table-cell table:formula="of:=[base.W54]" office:value-type="float" office:value="450" calcext:value-type="float">
            <text:p>450</text:p>
          </table:table-cell>
          <table:table-cell table:formula="of:=[base.X54]" office:value-type="float" office:value="120" calcext:value-type="float">
            <text:p>120</text:p>
          </table:table-cell>
          <table:table-cell table:style-name="ce11" table:formula="of:=[base.N54]" office:value-type="float" office:value="1230" calcext:value-type="float">
            <text:p>1230</text:p>
          </table:table-cell>
          <table:table-cell table:style-name="ce17" table:formula="of:=IF(ISBLANK([base.Z54]);&quot;&quot;;[base.Z54])" office:value-type="string" office:string-value="liege_piety" calcext:value-type="string">
            <text:p>liege_piety</text:p>
          </table:table-cell>
          <table:table-cell table:style-name="ce17" table:formula="of:=IF(ISBLANK([base.AA54]);&quot;&quot;;[base.AA54])" office:value-type="float" office:value="0.01" calcext:value-type="float">
            <text:p>0,01</text:p>
          </table:table-cell>
          <table:table-cell table:style-name="ce17" table:formula="of:=IF(ISBLANK([base.AB54]);&quot;&quot;;[base.AB54])" office:value-type="string" office:string-value="liege_prestige" calcext:value-type="string">
            <text:p>liege_prestige</text:p>
          </table:table-cell>
          <table:table-cell table:style-name="ce17" table:formula="of:=IF(ISBLANK([base.AC54]);&quot;&quot;;[base.AC54])" office:value-type="float" office:value="0.02" calcext:value-type="float">
            <text:p>0,02</text:p>
          </table:table-cell>
          <table:table-cell table:style-name="ce17" table:formula="of:=IF(ISBLANK([base.AD54]);&quot;&quot;;[base.AD54])" office:value-type="string" office:string-value="local_tax_modifier" calcext:value-type="string">
            <text:p>local_tax_modifier</text:p>
          </table:table-cell>
          <table:table-cell table:style-name="ce17" table:formula="of:=IF(ISBLANK([base.AE54]);&quot;&quot;;[base.AE54])" office:value-type="float" office:value="0.02" calcext:value-type="float">
            <text:p>0,02</text:p>
          </table:table-cell>
          <table:table-cell table:style-name="ce17" table:formula="of:=IF(ISBLANK([base.AF54]);&quot;&quot;;[base.AF54])">
            <text:p/>
          </table:table-cell>
          <table:table-cell table:style-name="ce17" table:formula="of:=IF(ISBLANK([base.AG54]);&quot;&quot;;[base.AG54])">
            <text:p/>
          </table:table-cell>
          <table:table-cell table:style-name="ce17" table:number-columns-repeated="2"/>
          <table:table-cell table:style-name="ce17" table:formula="of:=IF(ISBLANK([base.AJ54]);&quot;&quot;;[base.AJ54])" office:value-type="string" office:string-value="MONASTERE" calcext:value-type="string">
            <text:p>MONASTERE</text:p>
          </table:table-cell>
          <table:table-cell table:style-name="ce17" table:formula="of:=IF(ISBLANK([base.AK54]);&quot;&quot;;[base.AK54])">
            <text:p/>
          </table:table-cell>
          <table:table-cell table:style-name="ce17" table:formula="of:=IF(ISBLANK([base.AL54]);&quot;&quot;;[base.AL54])" office:value-type="string" office:string-value="TP_monastery_4" calcext:value-type="string">
            <text:p>TP_monastery_4</text:p>
          </table:table-cell>
          <table:table-cell table:style-name="ce17" table:formula="of:=IF(ISBLANK([base.AM54]);&quot;&quot;;[base.AM54])">
            <text:p/>
          </table:table-cell>
          <table:table-cell table:style-name="ce17" table:formula="of:=IF(ISBLANK([base.AN54]);&quot;&quot;;[base.AN54])">
            <text:p/>
          </table:table-cell>
          <table:table-cell table:style-name="ce17" table:formula="of:=IF(ISBLANK([base.AO54]);&quot;&quot;;[base.AO54])" office:value-type="string" office:string-value="TECH_CONSTRUCTION" calcext:value-type="string">
            <text:p>TECH_CONSTRUCTION</text:p>
          </table:table-cell>
          <table:table-cell table:style-name="ce17" table:formula="of:=IF(ISBLANK([base.AP54]);&quot;&quot;;[base.AP54])" office:value-type="float" office:value="2" calcext:value-type="float">
            <text:p>2</text:p>
          </table:table-cell>
          <table:table-cell table:style-name="ce17" table:formula="of:=IF(ISBLANK([base.AQ54]);&quot;&quot;;[base.AQ54])" office:value-type="float" office:value="93" calcext:value-type="float">
            <text:p>93</text:p>
          </table:table-cell>
          <table:table-cell table:style-name="ce17" table:formula="of:=IF(ISBLANK([base.AR54]);&quot;&quot;;[base.AR54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5]" office:value-type="string" office:string-value="TP_episcopat_L1" calcext:value-type="string">
            <text:p>TP_episcopat_L1</text:p>
          </table:table-cell>
          <table:table-cell table:style-name="ce17" table:formula="of:=IF(ISBLANK([base.D55]);&quot;&quot;;[base.D55])" office:value-type="string" office:string-value="Résidence épiscopale" calcext:value-type="string">
            <text:p>Résidence épiscopale</text:p>
          </table:table-cell>
          <table:table-cell table:style-name="ce17" table:formula="of:=IF(ISBLANK([base.E55]);&quot;&quot;;[base.E55])" office:value-type="string" office:string-value="Episcopal residence" calcext:value-type="string">
            <text:p>Episcopal residence</text:p>
          </table:table-cell>
          <table:table-cell table:formula="of:=[base.W55]" office:value-type="float" office:value="120" calcext:value-type="float">
            <text:p>120</text:p>
          </table:table-cell>
          <table:table-cell table:formula="of:=[base.X55]" office:value-type="float" office:value="0" calcext:value-type="float">
            <text:p>0</text:p>
          </table:table-cell>
          <table:table-cell table:style-name="ce11" table:formula="of:=[base.N55]" office:value-type="float" office:value="180" calcext:value-type="float">
            <text:p>180</text:p>
          </table:table-cell>
          <table:table-cell table:style-name="ce17" table:formula="of:=IF(ISBLANK([base.Z55]);&quot;&quot;;[base.Z55])" office:value-type="string" office:string-value="liege_prestige" calcext:value-type="string">
            <text:p>liege_prestige</text:p>
          </table:table-cell>
          <table:table-cell table:style-name="ce17" table:formula="of:=IF(ISBLANK([base.AA55]);&quot;&quot;;[base.AA55])" office:value-type="float" office:value="0.01" calcext:value-type="float">
            <text:p>0,01</text:p>
          </table:table-cell>
          <table:table-cell table:style-name="ce17" table:formula="of:=IF(ISBLANK([base.AB55]);&quot;&quot;;[base.AB55])" office:value-type="string" office:string-value="tax_income" calcext:value-type="string">
            <text:p>tax_income</text:p>
          </table:table-cell>
          <table:table-cell table:style-name="ce17" table:formula="of:=IF(ISBLANK([base.AC55]);&quot;&quot;;[base.AC55])" office:value-type="float" office:value="0" calcext:value-type="float">
            <text:p>0</text:p>
          </table:table-cell>
          <table:table-cell table:style-name="ce17" table:formula="of:=IF(ISBLANK([base.AD55]);&quot;&quot;;[base.AD55])" office:value-type="string" office:string-value="local_tax_modifier" calcext:value-type="string">
            <text:p>local_tax_modifier</text:p>
          </table:table-cell>
          <table:table-cell table:style-name="ce17" table:formula="of:=IF(ISBLANK([base.AE55]);&quot;&quot;;[base.AE55])" office:value-type="float" office:value="0.01" calcext:value-type="float">
            <text:p>0,01</text:p>
          </table:table-cell>
          <table:table-cell table:style-name="ce17" table:formula="of:=IF(ISBLANK([base.AF55]);&quot;&quot;;[base.AF55])">
            <text:p/>
          </table:table-cell>
          <table:table-cell table:style-name="ce17" table:formula="of:=IF(ISBLANK([base.AG55]);&quot;&quot;;[base.AG55])">
            <text:p/>
          </table:table-cell>
          <table:table-cell table:style-name="ce17" table:number-columns-repeated="2"/>
          <table:table-cell table:style-name="ce17" table:formula="of:=IF(ISBLANK([base.AJ55]);&quot;&quot;;[base.AJ55])">
            <text:p/>
          </table:table-cell>
          <table:table-cell table:style-name="ce17" table:formula="of:=IF(ISBLANK([base.AK55]);&quot;&quot;;[base.AK55])" office:value-type="string" office:string-value="MONASTERE" calcext:value-type="string">
            <text:p>MONASTERE</text:p>
          </table:table-cell>
          <table:table-cell table:style-name="ce17" table:formula="of:=IF(ISBLANK([base.AL55]);&quot;&quot;;[base.AL55])">
            <text:p/>
          </table:table-cell>
          <table:table-cell table:style-name="ce17" table:formula="of:=IF(ISBLANK([base.AM55]);&quot;&quot;;[base.AM55])">
            <text:p/>
          </table:table-cell>
          <table:table-cell table:style-name="ce17" table:formula="of:=IF(ISBLANK([base.AN55]);&quot;&quot;;[base.AN55])">
            <text:p/>
          </table:table-cell>
          <table:table-cell table:style-name="ce17" table:formula="of:=IF(ISBLANK([base.AO55]);&quot;&quot;;[base.AO55])" office:value-type="string" office:string-value="TECH_CONSTRUCTION" calcext:value-type="string">
            <text:p>TECH_CONSTRUCTION</text:p>
          </table:table-cell>
          <table:table-cell table:style-name="ce17" table:formula="of:=IF(ISBLANK([base.AP55]);&quot;&quot;;[base.AP55])" office:value-type="float" office:value="0" calcext:value-type="float">
            <text:p>0</text:p>
          </table:table-cell>
          <table:table-cell table:style-name="ce17" table:formula="of:=IF(ISBLANK([base.AQ55]);&quot;&quot;;[base.AQ55])" office:value-type="float" office:value="97" calcext:value-type="float">
            <text:p>97</text:p>
          </table:table-cell>
          <table:table-cell table:style-name="ce17" table:formula="of:=IF(ISBLANK([base.AR55]);&quot;&quot;;[base.AR55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6]" office:value-type="string" office:string-value="TP_episcopat_L2" calcext:value-type="string">
            <text:p>TP_episcopat_L2</text:p>
          </table:table-cell>
          <table:table-cell table:style-name="ce17" table:formula="of:=IF(ISBLANK([base.D56]);&quot;&quot;;[base.D56])" office:value-type="string" office:string-value="Résidence épiscopale" calcext:value-type="string">
            <text:p>Résidence épiscopale</text:p>
          </table:table-cell>
          <table:table-cell table:style-name="ce17" table:formula="of:=IF(ISBLANK([base.E56]);&quot;&quot;;[base.E56])" office:value-type="string" office:string-value="Episcopal residence" calcext:value-type="string">
            <text:p>Episcopal residence</text:p>
          </table:table-cell>
          <table:table-cell table:formula="of:=[base.W56]" office:value-type="float" office:value="230" calcext:value-type="float">
            <text:p>230</text:p>
          </table:table-cell>
          <table:table-cell table:formula="of:=[base.X56]" office:value-type="float" office:value="0" calcext:value-type="float">
            <text:p>0</text:p>
          </table:table-cell>
          <table:table-cell table:style-name="ce11" table:formula="of:=[base.N56]" office:value-type="float" office:value="380" calcext:value-type="float">
            <text:p>380</text:p>
          </table:table-cell>
          <table:table-cell table:style-name="ce17" table:formula="of:=IF(ISBLANK([base.Z56]);&quot;&quot;;[base.Z56])" office:value-type="string" office:string-value="liege_prestige" calcext:value-type="string">
            <text:p>liege_prestige</text:p>
          </table:table-cell>
          <table:table-cell table:style-name="ce17" table:formula="of:=IF(ISBLANK([base.AA56]);&quot;&quot;;[base.AA56])" office:value-type="float" office:value="0.01" calcext:value-type="float">
            <text:p>0,01</text:p>
          </table:table-cell>
          <table:table-cell table:style-name="ce17" table:formula="of:=IF(ISBLANK([base.AB56]);&quot;&quot;;[base.AB56])" office:value-type="string" office:string-value="tax_income" calcext:value-type="string">
            <text:p>tax_income</text:p>
          </table:table-cell>
          <table:table-cell table:style-name="ce17" table:formula="of:=IF(ISBLANK([base.AC56]);&quot;&quot;;[base.AC56])" office:value-type="float" office:value="0" calcext:value-type="float">
            <text:p>0</text:p>
          </table:table-cell>
          <table:table-cell table:style-name="ce17" table:formula="of:=IF(ISBLANK([base.AD56]);&quot;&quot;;[base.AD56])" office:value-type="string" office:string-value="local_tax_modifier" calcext:value-type="string">
            <text:p>local_tax_modifier</text:p>
          </table:table-cell>
          <table:table-cell table:style-name="ce17" table:formula="of:=IF(ISBLANK([base.AE56]);&quot;&quot;;[base.AE56])" office:value-type="float" office:value="0.01" calcext:value-type="float">
            <text:p>0,01</text:p>
          </table:table-cell>
          <table:table-cell table:style-name="ce17" table:formula="of:=IF(ISBLANK([base.AF56]);&quot;&quot;;[base.AF56])">
            <text:p/>
          </table:table-cell>
          <table:table-cell table:style-name="ce17" table:formula="of:=IF(ISBLANK([base.AG56]);&quot;&quot;;[base.AG56])">
            <text:p/>
          </table:table-cell>
          <table:table-cell table:style-name="ce17" table:number-columns-repeated="2"/>
          <table:table-cell table:style-name="ce17" table:formula="of:=IF(ISBLANK([base.AJ56]);&quot;&quot;;[base.AJ56])">
            <text:p/>
          </table:table-cell>
          <table:table-cell table:style-name="ce17" table:formula="of:=IF(ISBLANK([base.AK56]);&quot;&quot;;[base.AK56])" office:value-type="string" office:string-value="MONASTERE" calcext:value-type="string">
            <text:p>MONASTERE</text:p>
          </table:table-cell>
          <table:table-cell table:style-name="ce17" table:formula="of:=IF(ISBLANK([base.AL56]);&quot;&quot;;[base.AL56])" office:value-type="string" office:string-value="TP_episcopat_L1" calcext:value-type="string">
            <text:p>TP_episcopat_L1</text:p>
          </table:table-cell>
          <table:table-cell table:style-name="ce17" table:formula="of:=IF(ISBLANK([base.AM56]);&quot;&quot;;[base.AM56])">
            <text:p/>
          </table:table-cell>
          <table:table-cell table:style-name="ce17" table:formula="of:=IF(ISBLANK([base.AN56]);&quot;&quot;;[base.AN56])">
            <text:p/>
          </table:table-cell>
          <table:table-cell table:style-name="ce17" table:formula="of:=IF(ISBLANK([base.AO56]);&quot;&quot;;[base.AO56])" office:value-type="string" office:string-value="TECH_CONSTRUCTION" calcext:value-type="string">
            <text:p>TECH_CONSTRUCTION</text:p>
          </table:table-cell>
          <table:table-cell table:style-name="ce17" table:formula="of:=IF(ISBLANK([base.AP56]);&quot;&quot;;[base.AP56])" office:value-type="float" office:value="0" calcext:value-type="float">
            <text:p>0</text:p>
          </table:table-cell>
          <table:table-cell table:style-name="ce17" table:formula="of:=IF(ISBLANK([base.AQ56]);&quot;&quot;;[base.AQ56])" office:value-type="float" office:value="96" calcext:value-type="float">
            <text:p>96</text:p>
          </table:table-cell>
          <table:table-cell table:style-name="ce17" table:formula="of:=IF(ISBLANK([base.AR56]);&quot;&quot;;[base.AR56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7]" office:value-type="string" office:string-value="TP_episcopat_L3" calcext:value-type="string">
            <text:p>TP_episcopat_L3</text:p>
          </table:table-cell>
          <table:table-cell table:style-name="ce17" table:formula="of:=IF(ISBLANK([base.D57]);&quot;&quot;;[base.D57])" office:value-type="string" office:string-value="Résidence épiscopale" calcext:value-type="string">
            <text:p>Résidence épiscopale</text:p>
          </table:table-cell>
          <table:table-cell table:style-name="ce17" table:formula="of:=IF(ISBLANK([base.E57]);&quot;&quot;;[base.E57])" office:value-type="string" office:string-value="Episcopal residence" calcext:value-type="string">
            <text:p>Episcopal residence</text:p>
          </table:table-cell>
          <table:table-cell table:formula="of:=[base.W57]" office:value-type="float" office:value="360" calcext:value-type="float">
            <text:p>360</text:p>
          </table:table-cell>
          <table:table-cell table:formula="of:=[base.X57]" office:value-type="float" office:value="70" calcext:value-type="float">
            <text:p>70</text:p>
          </table:table-cell>
          <table:table-cell table:style-name="ce11" table:formula="of:=[base.N57]" office:value-type="float" office:value="770" calcext:value-type="float">
            <text:p>770</text:p>
          </table:table-cell>
          <table:table-cell table:style-name="ce17" table:formula="of:=IF(ISBLANK([base.Z57]);&quot;&quot;;[base.Z57])" office:value-type="string" office:string-value="liege_prestige" calcext:value-type="string">
            <text:p>liege_prestige</text:p>
          </table:table-cell>
          <table:table-cell table:style-name="ce17" table:formula="of:=IF(ISBLANK([base.AA57]);&quot;&quot;;[base.AA57])" office:value-type="float" office:value="0.01" calcext:value-type="float">
            <text:p>0,01</text:p>
          </table:table-cell>
          <table:table-cell table:style-name="ce17" table:formula="of:=IF(ISBLANK([base.AB57]);&quot;&quot;;[base.AB57])" office:value-type="string" office:string-value="tax_income" calcext:value-type="string">
            <text:p>tax_income</text:p>
          </table:table-cell>
          <table:table-cell table:style-name="ce17" table:formula="of:=IF(ISBLANK([base.AC57]);&quot;&quot;;[base.AC57])" office:value-type="float" office:value="-0.1" calcext:value-type="float">
            <text:p>-0,1</text:p>
          </table:table-cell>
          <table:table-cell table:style-name="ce17" table:formula="of:=IF(ISBLANK([base.AD57]);&quot;&quot;;[base.AD57])" office:value-type="string" office:string-value="local_tax_modifier" calcext:value-type="string">
            <text:p>local_tax_modifier</text:p>
          </table:table-cell>
          <table:table-cell table:style-name="ce17" table:formula="of:=IF(ISBLANK([base.AE57]);&quot;&quot;;[base.AE57])" office:value-type="float" office:value="0.01" calcext:value-type="float">
            <text:p>0,01</text:p>
          </table:table-cell>
          <table:table-cell table:style-name="ce17" table:formula="of:=IF(ISBLANK([base.AF57]);&quot;&quot;;[base.AF57])">
            <text:p/>
          </table:table-cell>
          <table:table-cell table:style-name="ce17" table:formula="of:=IF(ISBLANK([base.AG57]);&quot;&quot;;[base.AG57])">
            <text:p/>
          </table:table-cell>
          <table:table-cell table:style-name="ce17" table:number-columns-repeated="2"/>
          <table:table-cell table:style-name="ce17" table:formula="of:=IF(ISBLANK([base.AJ57]);&quot;&quot;;[base.AJ57])">
            <text:p/>
          </table:table-cell>
          <table:table-cell table:style-name="ce17" table:formula="of:=IF(ISBLANK([base.AK57]);&quot;&quot;;[base.AK57])" office:value-type="string" office:string-value="MONASTERE" calcext:value-type="string">
            <text:p>MONASTERE</text:p>
          </table:table-cell>
          <table:table-cell table:style-name="ce17" table:formula="of:=IF(ISBLANK([base.AL57]);&quot;&quot;;[base.AL57])" office:value-type="string" office:string-value="TP_episcopat_L2" calcext:value-type="string">
            <text:p>TP_episcopat_L2</text:p>
          </table:table-cell>
          <table:table-cell table:style-name="ce17" table:formula="of:=IF(ISBLANK([base.AM57]);&quot;&quot;;[base.AM57])">
            <text:p/>
          </table:table-cell>
          <table:table-cell table:style-name="ce17" table:formula="of:=IF(ISBLANK([base.AN57]);&quot;&quot;;[base.AN57])">
            <text:p/>
          </table:table-cell>
          <table:table-cell table:style-name="ce17" table:formula="of:=IF(ISBLANK([base.AO57]);&quot;&quot;;[base.AO57])" office:value-type="string" office:string-value="TECH_CONSTRUCTION" calcext:value-type="string">
            <text:p>TECH_CONSTRUCTION</text:p>
          </table:table-cell>
          <table:table-cell table:style-name="ce17" table:formula="of:=IF(ISBLANK([base.AP57]);&quot;&quot;;[base.AP57])" office:value-type="float" office:value="0" calcext:value-type="float">
            <text:p>0</text:p>
          </table:table-cell>
          <table:table-cell table:style-name="ce17" table:formula="of:=IF(ISBLANK([base.AQ57]);&quot;&quot;;[base.AQ57])" office:value-type="float" office:value="95" calcext:value-type="float">
            <text:p>95</text:p>
          </table:table-cell>
          <table:table-cell table:style-name="ce17" table:formula="of:=IF(ISBLANK([base.AR57]);&quot;&quot;;[base.AR57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8]" office:value-type="string" office:string-value="TP_episcopat_L4" calcext:value-type="string">
            <text:p>TP_episcopat_L4</text:p>
          </table:table-cell>
          <table:table-cell table:style-name="ce17" table:formula="of:=IF(ISBLANK([base.D58]);&quot;&quot;;[base.D58])" office:value-type="string" office:string-value="Palais épiscopal" calcext:value-type="string">
            <text:p>Palais épiscopal</text:p>
          </table:table-cell>
          <table:table-cell table:style-name="ce17" table:formula="of:=IF(ISBLANK([base.E58]);&quot;&quot;;[base.E58])" office:value-type="string" office:string-value="Episcopal Palace" calcext:value-type="string">
            <text:p>Episcopal Palace</text:p>
          </table:table-cell>
          <table:table-cell table:formula="of:=[base.W58]" office:value-type="float" office:value="380" calcext:value-type="float">
            <text:p>380</text:p>
          </table:table-cell>
          <table:table-cell table:formula="of:=[base.X58]" office:value-type="float" office:value="0" calcext:value-type="float">
            <text:p>0</text:p>
          </table:table-cell>
          <table:table-cell table:style-name="ce11" table:formula="of:=[base.N58]" office:value-type="float" office:value="820" calcext:value-type="float">
            <text:p>820</text:p>
          </table:table-cell>
          <table:table-cell table:style-name="ce17" table:formula="of:=IF(ISBLANK([base.Z58]);&quot;&quot;;[base.Z58])" office:value-type="string" office:string-value="liege_prestige" calcext:value-type="string">
            <text:p>liege_prestige</text:p>
          </table:table-cell>
          <table:table-cell table:style-name="ce17" table:formula="of:=IF(ISBLANK([base.AA58]);&quot;&quot;;[base.AA58])" office:value-type="float" office:value="0.01" calcext:value-type="float">
            <text:p>0,01</text:p>
          </table:table-cell>
          <table:table-cell table:style-name="ce17" table:formula="of:=IF(ISBLANK([base.AB58]);&quot;&quot;;[base.AB58])" office:value-type="string" office:string-value="tax_income" calcext:value-type="string">
            <text:p>tax_income</text:p>
          </table:table-cell>
          <table:table-cell table:style-name="ce17" table:formula="of:=IF(ISBLANK([base.AC58]);&quot;&quot;;[base.AC58])" office:value-type="float" office:value="-0.2" calcext:value-type="float">
            <text:p>-0,2</text:p>
          </table:table-cell>
          <table:table-cell table:style-name="ce17" table:formula="of:=IF(ISBLANK([base.AD58]);&quot;&quot;;[base.AD58])" office:value-type="string" office:string-value="local_tax_modifier" calcext:value-type="string">
            <text:p>local_tax_modifier</text:p>
          </table:table-cell>
          <table:table-cell table:style-name="ce17" table:formula="of:=IF(ISBLANK([base.AE58]);&quot;&quot;;[base.AE58])" office:value-type="float" office:value="0.02" calcext:value-type="float">
            <text:p>0,02</text:p>
          </table:table-cell>
          <table:table-cell table:style-name="ce17" table:formula="of:=IF(ISBLANK([base.AF58]);&quot;&quot;;[base.AF58])">
            <text:p/>
          </table:table-cell>
          <table:table-cell table:style-name="ce17" table:formula="of:=IF(ISBLANK([base.AG58]);&quot;&quot;;[base.AG58])">
            <text:p/>
          </table:table-cell>
          <table:table-cell table:style-name="ce17" table:number-columns-repeated="2"/>
          <table:table-cell table:style-name="ce17" table:formula="of:=IF(ISBLANK([base.AJ58]);&quot;&quot;;[base.AJ58])" office:value-type="string" office:string-value="CITEEPISCOPALE" calcext:value-type="string">
            <text:p>CITEEPISCOPALE</text:p>
          </table:table-cell>
          <table:table-cell table:style-name="ce17" table:formula="of:=IF(ISBLANK([base.AK58]);&quot;&quot;;[base.AK58])" office:value-type="string" office:string-value="MONASTERE" calcext:value-type="string">
            <text:p>MONASTERE</text:p>
          </table:table-cell>
          <table:table-cell table:style-name="ce17" table:formula="of:=IF(ISBLANK([base.AL58]);&quot;&quot;;[base.AL58])" office:value-type="string" office:string-value="TP_episcopat_L3" calcext:value-type="string">
            <text:p>TP_episcopat_L3</text:p>
          </table:table-cell>
          <table:table-cell table:style-name="ce17" table:formula="of:=IF(ISBLANK([base.AM58]);&quot;&quot;;[base.AM58])">
            <text:p/>
          </table:table-cell>
          <table:table-cell table:style-name="ce17" table:formula="of:=IF(ISBLANK([base.AN58]);&quot;&quot;;[base.AN58])">
            <text:p/>
          </table:table-cell>
          <table:table-cell table:style-name="ce17" table:formula="of:=IF(ISBLANK([base.AO58]);&quot;&quot;;[base.AO58])" office:value-type="string" office:string-value="TECH_CONSTRUCTION" calcext:value-type="string">
            <text:p>TECH_CONSTRUCTION</text:p>
          </table:table-cell>
          <table:table-cell table:style-name="ce17" table:formula="of:=IF(ISBLANK([base.AP58]);&quot;&quot;;[base.AP58])" office:value-type="float" office:value="1" calcext:value-type="float">
            <text:p>1</text:p>
          </table:table-cell>
          <table:table-cell table:style-name="ce17" table:formula="of:=IF(ISBLANK([base.AQ58]);&quot;&quot;;[base.AQ58])" office:value-type="float" office:value="94" calcext:value-type="float">
            <text:p>94</text:p>
          </table:table-cell>
          <table:table-cell table:style-name="ce17" table:formula="of:=IF(ISBLANK([base.AR58]);&quot;&quot;;[base.AR58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9]" office:value-type="string" office:string-value="TP_episcopat_L5" calcext:value-type="string">
            <text:p>TP_episcopat_L5</text:p>
          </table:table-cell>
          <table:table-cell table:style-name="ce17" table:formula="of:=IF(ISBLANK([base.D59]);&quot;&quot;;[base.D59])" office:value-type="string" office:string-value="Palais épiscopal" calcext:value-type="string">
            <text:p>Palais épiscopal</text:p>
          </table:table-cell>
          <table:table-cell table:style-name="ce17" table:formula="of:=IF(ISBLANK([base.E59]);&quot;&quot;;[base.E59])" office:value-type="string" office:string-value="Episcopal Palace" calcext:value-type="string">
            <text:p>Episcopal Palace</text:p>
          </table:table-cell>
          <table:table-cell table:formula="of:=[base.W59]" office:value-type="float" office:value="450" calcext:value-type="float">
            <text:p>450</text:p>
          </table:table-cell>
          <table:table-cell table:formula="of:=[base.X59]" office:value-type="float" office:value="120" calcext:value-type="float">
            <text:p>120</text:p>
          </table:table-cell>
          <table:table-cell table:style-name="ce11" table:formula="of:=[base.N59]" office:value-type="float" office:value="1230" calcext:value-type="float">
            <text:p>1230</text:p>
          </table:table-cell>
          <table:table-cell table:style-name="ce17" table:formula="of:=IF(ISBLANK([base.Z59]);&quot;&quot;;[base.Z59])" office:value-type="string" office:string-value="liege_prestige" calcext:value-type="string">
            <text:p>liege_prestige</text:p>
          </table:table-cell>
          <table:table-cell table:style-name="ce17" table:formula="of:=IF(ISBLANK([base.AA59]);&quot;&quot;;[base.AA59])" office:value-type="float" office:value="0.01" calcext:value-type="float">
            <text:p>0,01</text:p>
          </table:table-cell>
          <table:table-cell table:style-name="ce17" table:formula="of:=IF(ISBLANK([base.AB59]);&quot;&quot;;[base.AB59])" office:value-type="string" office:string-value="tax_income" calcext:value-type="string">
            <text:p>tax_income</text:p>
          </table:table-cell>
          <table:table-cell table:style-name="ce17" table:formula="of:=IF(ISBLANK([base.AC59]);&quot;&quot;;[base.AC59])" office:value-type="float" office:value="-0.3" calcext:value-type="float">
            <text:p>-0,3</text:p>
          </table:table-cell>
          <table:table-cell table:style-name="ce17" table:formula="of:=IF(ISBLANK([base.AD59]);&quot;&quot;;[base.AD59])" office:value-type="string" office:string-value="local_tax_modifier" calcext:value-type="string">
            <text:p>local_tax_modifier</text:p>
          </table:table-cell>
          <table:table-cell table:style-name="ce17" table:formula="of:=IF(ISBLANK([base.AE59]);&quot;&quot;;[base.AE59])" office:value-type="float" office:value="0.01" calcext:value-type="float">
            <text:p>0,01</text:p>
          </table:table-cell>
          <table:table-cell table:style-name="ce17" table:formula="of:=IF(ISBLANK([base.AF59]);&quot;&quot;;[base.AF59])">
            <text:p/>
          </table:table-cell>
          <table:table-cell table:style-name="ce17" table:formula="of:=IF(ISBLANK([base.AG59]);&quot;&quot;;[base.AG59])">
            <text:p/>
          </table:table-cell>
          <table:table-cell table:style-name="ce17" table:number-columns-repeated="2"/>
          <table:table-cell table:style-name="ce17" table:formula="of:=IF(ISBLANK([base.AJ59]);&quot;&quot;;[base.AJ59])" office:value-type="string" office:string-value="CITEEPISCOPALE" calcext:value-type="string">
            <text:p>CITEEPISCOPALE</text:p>
          </table:table-cell>
          <table:table-cell table:style-name="ce17" table:formula="of:=IF(ISBLANK([base.AK59]);&quot;&quot;;[base.AK59])" office:value-type="string" office:string-value="MONASTERE" calcext:value-type="string">
            <text:p>MONASTERE</text:p>
          </table:table-cell>
          <table:table-cell table:style-name="ce17" table:formula="of:=IF(ISBLANK([base.AL59]);&quot;&quot;;[base.AL59])" office:value-type="string" office:string-value="TP_episcopat_L4" calcext:value-type="string">
            <text:p>TP_episcopat_L4</text:p>
          </table:table-cell>
          <table:table-cell table:style-name="ce17" table:formula="of:=IF(ISBLANK([base.AM59]);&quot;&quot;;[base.AM59])">
            <text:p/>
          </table:table-cell>
          <table:table-cell table:style-name="ce17" table:formula="of:=IF(ISBLANK([base.AN59]);&quot;&quot;;[base.AN59])">
            <text:p/>
          </table:table-cell>
          <table:table-cell table:style-name="ce17" table:formula="of:=IF(ISBLANK([base.AO59]);&quot;&quot;;[base.AO59])" office:value-type="string" office:string-value="TECH_CONSTRUCTION" calcext:value-type="string">
            <text:p>TECH_CONSTRUCTION</text:p>
          </table:table-cell>
          <table:table-cell table:style-name="ce17" table:formula="of:=IF(ISBLANK([base.AP59]);&quot;&quot;;[base.AP59])" office:value-type="float" office:value="2" calcext:value-type="float">
            <text:p>2</text:p>
          </table:table-cell>
          <table:table-cell table:style-name="ce17" table:formula="of:=IF(ISBLANK([base.AQ59]);&quot;&quot;;[base.AQ59])" office:value-type="float" office:value="93" calcext:value-type="float">
            <text:p>93</text:p>
          </table:table-cell>
          <table:table-cell table:style-name="ce17" table:formula="of:=IF(ISBLANK([base.AR59]);&quot;&quot;;[base.AR59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0]" office:value-type="string" office:string-value="CA_logis_L1" calcext:value-type="string">
            <text:p>CA_logis_L1</text:p>
          </table:table-cell>
          <table:table-cell table:style-name="ce17" table:formula="of:=IF(ISBLANK([base.D60]);&quot;&quot;;[base.D60])" office:value-type="string" office:string-value="Logis seigneurial" calcext:value-type="string">
            <text:p>Logis seigneurial</text:p>
          </table:table-cell>
          <table:table-cell table:style-name="ce17" table:formula="of:=IF(ISBLANK([base.E60]);&quot;&quot;;[base.E60])" office:value-type="string" office:string-value="Seigniorial Residence" calcext:value-type="string">
            <text:p>Seigniorial Residence</text:p>
          </table:table-cell>
          <table:table-cell table:formula="of:=[base.W60]" office:value-type="float" office:value="120" calcext:value-type="float">
            <text:p>120</text:p>
          </table:table-cell>
          <table:table-cell table:formula="of:=[base.X60]" office:value-type="float" office:value="30" calcext:value-type="float">
            <text:p>30</text:p>
          </table:table-cell>
          <table:table-cell table:style-name="ce11" table:formula="of:=[base.N60]" office:value-type="float" office:value="220" calcext:value-type="float">
            <text:p>220</text:p>
          </table:table-cell>
          <table:table-cell table:style-name="ce17" table:formula="of:=IF(ISBLANK([base.Z60]);&quot;&quot;;[base.Z60])" office:value-type="string" office:string-value="liege_prestige" calcext:value-type="string">
            <text:p>liege_prestige</text:p>
          </table:table-cell>
          <table:table-cell table:style-name="ce17" table:formula="of:=IF(ISBLANK([base.AA60]);&quot;&quot;;[base.AA60])" office:value-type="float" office:value="0.01" calcext:value-type="float">
            <text:p>0,01</text:p>
          </table:table-cell>
          <table:table-cell table:style-name="ce17" table:formula="of:=IF(ISBLANK([base.AB60]);&quot;&quot;;[base.AB60])" office:value-type="string" office:string-value="tax_income" calcext:value-type="string">
            <text:p>tax_income</text:p>
          </table:table-cell>
          <table:table-cell table:style-name="ce17" table:formula="of:=IF(ISBLANK([base.AC60]);&quot;&quot;;[base.AC60])" office:value-type="float" office:value="0" calcext:value-type="float">
            <text:p>0</text:p>
          </table:table-cell>
          <table:table-cell table:style-name="ce17" table:formula="of:=IF(ISBLANK([base.AD60]);&quot;&quot;;[base.AD60])" office:value-type="string" office:string-value="local_tax_modifier" calcext:value-type="string">
            <text:p>local_tax_modifier</text:p>
          </table:table-cell>
          <table:table-cell table:style-name="ce17" table:formula="of:=IF(ISBLANK([base.AE60]);&quot;&quot;;[base.AE60])" office:value-type="float" office:value="0.02" calcext:value-type="float">
            <text:p>0,02</text:p>
          </table:table-cell>
          <table:table-cell table:style-name="ce17" table:formula="of:=IF(ISBLANK([base.AF60]);&quot;&quot;;[base.AF60])">
            <text:p/>
          </table:table-cell>
          <table:table-cell table:style-name="ce17" table:formula="of:=IF(ISBLANK([base.AG60]);&quot;&quot;;[base.AG60])">
            <text:p/>
          </table:table-cell>
          <table:table-cell table:style-name="ce17" table:number-columns-repeated="2"/>
          <table:table-cell table:style-name="ce17" table:formula="of:=IF(ISBLANK([base.AJ60]);&quot;&quot;;[base.AJ60])">
            <text:p/>
          </table:table-cell>
          <table:table-cell table:style-name="ce17" table:formula="of:=IF(ISBLANK([base.AK60]);&quot;&quot;;[base.AK60])">
            <text:p/>
          </table:table-cell>
          <table:table-cell table:style-name="ce17" table:formula="of:=IF(ISBLANK([base.AL60]);&quot;&quot;;[base.AL60])">
            <text:p/>
          </table:table-cell>
          <table:table-cell table:style-name="ce17" table:formula="of:=IF(ISBLANK([base.AM60]);&quot;&quot;;[base.AM60])">
            <text:p/>
          </table:table-cell>
          <table:table-cell table:style-name="ce17" table:formula="of:=IF(ISBLANK([base.AN60]);&quot;&quot;;[base.AN60])">
            <text:p/>
          </table:table-cell>
          <table:table-cell table:style-name="ce17" table:formula="of:=IF(ISBLANK([base.AO60]);&quot;&quot;;[base.AO60])" office:value-type="string" office:string-value="TECH_CONSTRUCTION" calcext:value-type="string">
            <text:p>TECH_CONSTRUCTION</text:p>
          </table:table-cell>
          <table:table-cell table:style-name="ce17" table:formula="of:=IF(ISBLANK([base.AP60]);&quot;&quot;;[base.AP60])" office:value-type="float" office:value="0" calcext:value-type="float">
            <text:p>0</text:p>
          </table:table-cell>
          <table:table-cell table:style-name="ce17" table:formula="of:=IF(ISBLANK([base.AQ60]);&quot;&quot;;[base.AQ60])" office:value-type="float" office:value="97" calcext:value-type="float">
            <text:p>97</text:p>
          </table:table-cell>
          <table:table-cell table:style-name="ce17" table:formula="of:=IF(ISBLANK([base.AR60]);&quot;&quot;;[base.AR60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1]" office:value-type="string" office:string-value="CA_logis_L2" calcext:value-type="string">
            <text:p>CA_logis_L2</text:p>
          </table:table-cell>
          <table:table-cell table:style-name="ce17" table:formula="of:=IF(ISBLANK([base.D61]);&quot;&quot;;[base.D61])" office:value-type="string" office:string-value="Logis seigneurial" calcext:value-type="string">
            <text:p>Logis seigneurial</text:p>
          </table:table-cell>
          <table:table-cell table:style-name="ce17" table:formula="of:=IF(ISBLANK([base.E61]);&quot;&quot;;[base.E61])" office:value-type="string" office:string-value="Seigniorial Residence" calcext:value-type="string">
            <text:p>Seigniorial Residence</text:p>
          </table:table-cell>
          <table:table-cell table:formula="of:=[base.W61]" office:value-type="float" office:value="150" calcext:value-type="float">
            <text:p>150</text:p>
          </table:table-cell>
          <table:table-cell table:formula="of:=[base.X61]" office:value-type="float" office:value="0" calcext:value-type="float">
            <text:p>0</text:p>
          </table:table-cell>
          <table:table-cell table:style-name="ce11" table:formula="of:=[base.N61]" office:value-type="float" office:value="380" calcext:value-type="float">
            <text:p>380</text:p>
          </table:table-cell>
          <table:table-cell table:style-name="ce17" table:formula="of:=IF(ISBLANK([base.Z61]);&quot;&quot;;[base.Z61])" office:value-type="string" office:string-value="liege_prestige" calcext:value-type="string">
            <text:p>liege_prestige</text:p>
          </table:table-cell>
          <table:table-cell table:style-name="ce17" table:formula="of:=IF(ISBLANK([base.AA61]);&quot;&quot;;[base.AA61])" office:value-type="float" office:value="0.01" calcext:value-type="float">
            <text:p>0,01</text:p>
          </table:table-cell>
          <table:table-cell table:style-name="ce17" table:formula="of:=IF(ISBLANK([base.AB61]);&quot;&quot;;[base.AB61])" office:value-type="string" office:string-value="tax_income" calcext:value-type="string">
            <text:p>tax_income</text:p>
          </table:table-cell>
          <table:table-cell table:style-name="ce17" table:formula="of:=IF(ISBLANK([base.AC61]);&quot;&quot;;[base.AC61])" office:value-type="float" office:value="0" calcext:value-type="float">
            <text:p>0</text:p>
          </table:table-cell>
          <table:table-cell table:style-name="ce17" table:formula="of:=IF(ISBLANK([base.AD61]);&quot;&quot;;[base.AD61])" office:value-type="string" office:string-value="local_tax_modifier" calcext:value-type="string">
            <text:p>local_tax_modifier</text:p>
          </table:table-cell>
          <table:table-cell table:style-name="ce17" table:formula="of:=IF(ISBLANK([base.AE61]);&quot;&quot;;[base.AE61])" office:value-type="float" office:value="0.01" calcext:value-type="float">
            <text:p>0,01</text:p>
          </table:table-cell>
          <table:table-cell table:style-name="ce17" table:formula="of:=IF(ISBLANK([base.AF61]);&quot;&quot;;[base.AF61])">
            <text:p/>
          </table:table-cell>
          <table:table-cell table:style-name="ce17" table:formula="of:=IF(ISBLANK([base.AG61]);&quot;&quot;;[base.AG61])">
            <text:p/>
          </table:table-cell>
          <table:table-cell table:style-name="ce17" table:number-columns-repeated="2"/>
          <table:table-cell table:style-name="ce17" table:formula="of:=IF(ISBLANK([base.AJ61]);&quot;&quot;;[base.AJ61])">
            <text:p/>
          </table:table-cell>
          <table:table-cell table:style-name="ce17" table:formula="of:=IF(ISBLANK([base.AK61]);&quot;&quot;;[base.AK61])">
            <text:p/>
          </table:table-cell>
          <table:table-cell table:style-name="ce17" table:formula="of:=IF(ISBLANK([base.AL61]);&quot;&quot;;[base.AL61])" office:value-type="string" office:string-value="CA_logis_L1" calcext:value-type="string">
            <text:p>CA_logis_L1</text:p>
          </table:table-cell>
          <table:table-cell table:style-name="ce17" table:formula="of:=IF(ISBLANK([base.AM61]);&quot;&quot;;[base.AM61])">
            <text:p/>
          </table:table-cell>
          <table:table-cell table:style-name="ce17" table:formula="of:=IF(ISBLANK([base.AN61]);&quot;&quot;;[base.AN61])">
            <text:p/>
          </table:table-cell>
          <table:table-cell table:style-name="ce17" table:formula="of:=IF(ISBLANK([base.AO61]);&quot;&quot;;[base.AO61])" office:value-type="string" office:string-value="TECH_CONSTRUCTION" calcext:value-type="string">
            <text:p>TECH_CONSTRUCTION</text:p>
          </table:table-cell>
          <table:table-cell table:style-name="ce17" table:formula="of:=IF(ISBLANK([base.AP61]);&quot;&quot;;[base.AP61])" office:value-type="float" office:value="0" calcext:value-type="float">
            <text:p>0</text:p>
          </table:table-cell>
          <table:table-cell table:style-name="ce17" table:formula="of:=IF(ISBLANK([base.AQ61]);&quot;&quot;;[base.AQ61])" office:value-type="float" office:value="96" calcext:value-type="float">
            <text:p>96</text:p>
          </table:table-cell>
          <table:table-cell table:style-name="ce17" table:formula="of:=IF(ISBLANK([base.AR61]);&quot;&quot;;[base.AR61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2]" office:value-type="string" office:string-value="CA_logis_L3" calcext:value-type="string">
            <text:p>CA_logis_L3</text:p>
          </table:table-cell>
          <table:table-cell table:style-name="ce17" table:formula="of:=IF(ISBLANK([base.D62]);&quot;&quot;;[base.D62])" office:value-type="string" office:string-value="Logis seigneurial" calcext:value-type="string">
            <text:p>Logis seigneurial</text:p>
          </table:table-cell>
          <table:table-cell table:style-name="ce17" table:formula="of:=IF(ISBLANK([base.E62]);&quot;&quot;;[base.E62])" office:value-type="string" office:string-value="Seigniorial Residence" calcext:value-type="string">
            <text:p>Seigniorial Residence</text:p>
          </table:table-cell>
          <table:table-cell table:formula="of:=[base.W62]" office:value-type="float" office:value="270" calcext:value-type="float">
            <text:p>270</text:p>
          </table:table-cell>
          <table:table-cell table:formula="of:=[base.X62]" office:value-type="float" office:value="70" calcext:value-type="float">
            <text:p>70</text:p>
          </table:table-cell>
          <table:table-cell table:style-name="ce11" table:formula="of:=[base.N62]" office:value-type="float" office:value="570" calcext:value-type="float">
            <text:p>570</text:p>
          </table:table-cell>
          <table:table-cell table:style-name="ce17" table:formula="of:=IF(ISBLANK([base.Z62]);&quot;&quot;;[base.Z62])" office:value-type="string" office:string-value="liege_prestige" calcext:value-type="string">
            <text:p>liege_prestige</text:p>
          </table:table-cell>
          <table:table-cell table:style-name="ce17" table:formula="of:=IF(ISBLANK([base.AA62]);&quot;&quot;;[base.AA62])" office:value-type="float" office:value="0.01" calcext:value-type="float">
            <text:p>0,01</text:p>
          </table:table-cell>
          <table:table-cell table:style-name="ce17" table:formula="of:=IF(ISBLANK([base.AB62]);&quot;&quot;;[base.AB62])" office:value-type="string" office:string-value="tax_income" calcext:value-type="string">
            <text:p>tax_income</text:p>
          </table:table-cell>
          <table:table-cell table:style-name="ce17" table:formula="of:=IF(ISBLANK([base.AC62]);&quot;&quot;;[base.AC62])" office:value-type="float" office:value="-0.1" calcext:value-type="float">
            <text:p>-0,1</text:p>
          </table:table-cell>
          <table:table-cell table:style-name="ce17" table:formula="of:=IF(ISBLANK([base.AD62]);&quot;&quot;;[base.AD62])" office:value-type="string" office:string-value="local_tax_modifier" calcext:value-type="string">
            <text:p>local_tax_modifier</text:p>
          </table:table-cell>
          <table:table-cell table:style-name="ce17" table:formula="of:=IF(ISBLANK([base.AE62]);&quot;&quot;;[base.AE62])" office:value-type="float" office:value="0.01" calcext:value-type="float">
            <text:p>0,01</text:p>
          </table:table-cell>
          <table:table-cell table:style-name="ce17" table:formula="of:=IF(ISBLANK([base.AF62]);&quot;&quot;;[base.AF62])">
            <text:p/>
          </table:table-cell>
          <table:table-cell table:style-name="ce17" table:formula="of:=IF(ISBLANK([base.AG62]);&quot;&quot;;[base.AG62])">
            <text:p/>
          </table:table-cell>
          <table:table-cell table:style-name="ce17" table:number-columns-repeated="2"/>
          <table:table-cell table:style-name="ce17" table:formula="of:=IF(ISBLANK([base.AJ62]);&quot;&quot;;[base.AJ62])">
            <text:p/>
          </table:table-cell>
          <table:table-cell table:style-name="ce17" table:formula="of:=IF(ISBLANK([base.AK62]);&quot;&quot;;[base.AK62])">
            <text:p/>
          </table:table-cell>
          <table:table-cell table:style-name="ce17" table:formula="of:=IF(ISBLANK([base.AL62]);&quot;&quot;;[base.AL62])" office:value-type="string" office:string-value="CA_logis_L2" calcext:value-type="string">
            <text:p>CA_logis_L2</text:p>
          </table:table-cell>
          <table:table-cell table:style-name="ce17" table:formula="of:=IF(ISBLANK([base.AM62]);&quot;&quot;;[base.AM62])">
            <text:p/>
          </table:table-cell>
          <table:table-cell table:style-name="ce17" table:formula="of:=IF(ISBLANK([base.AN62]);&quot;&quot;;[base.AN62])">
            <text:p/>
          </table:table-cell>
          <table:table-cell table:style-name="ce17" table:formula="of:=IF(ISBLANK([base.AO62]);&quot;&quot;;[base.AO62])" office:value-type="string" office:string-value="TECH_CONSTRUCTION" calcext:value-type="string">
            <text:p>TECH_CONSTRUCTION</text:p>
          </table:table-cell>
          <table:table-cell table:style-name="ce17" table:formula="of:=IF(ISBLANK([base.AP62]);&quot;&quot;;[base.AP62])" office:value-type="float" office:value="0" calcext:value-type="float">
            <text:p>0</text:p>
          </table:table-cell>
          <table:table-cell table:style-name="ce17" table:formula="of:=IF(ISBLANK([base.AQ62]);&quot;&quot;;[base.AQ62])" office:value-type="float" office:value="95" calcext:value-type="float">
            <text:p>95</text:p>
          </table:table-cell>
          <table:table-cell table:style-name="ce17" table:formula="of:=IF(ISBLANK([base.AR62]);&quot;&quot;;[base.AR62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3]" office:value-type="string" office:string-value="CA_logis_L4" calcext:value-type="string">
            <text:p>CA_logis_L4</text:p>
          </table:table-cell>
          <table:table-cell table:style-name="ce17" table:formula="of:=IF(ISBLANK([base.D63]);&quot;&quot;;[base.D63])" office:value-type="string" office:string-value="Logis seigneurial" calcext:value-type="string">
            <text:p>Logis seigneurial</text:p>
          </table:table-cell>
          <table:table-cell table:style-name="ce17" table:formula="of:=IF(ISBLANK([base.E63]);&quot;&quot;;[base.E63])" office:value-type="string" office:string-value="Seigniorial Palace" calcext:value-type="string">
            <text:p>Seigniorial Palace</text:p>
          </table:table-cell>
          <table:table-cell table:formula="of:=[base.W63]" office:value-type="float" office:value="270" calcext:value-type="float">
            <text:p>270</text:p>
          </table:table-cell>
          <table:table-cell table:formula="of:=[base.X63]" office:value-type="float" office:value="0" calcext:value-type="float">
            <text:p>0</text:p>
          </table:table-cell>
          <table:table-cell table:style-name="ce11" table:formula="of:=[base.N63]" office:value-type="float" office:value="570" calcext:value-type="float">
            <text:p>570</text:p>
          </table:table-cell>
          <table:table-cell table:style-name="ce17" table:formula="of:=IF(ISBLANK([base.Z63]);&quot;&quot;;[base.Z63])" office:value-type="string" office:string-value="liege_prestige" calcext:value-type="string">
            <text:p>liege_prestige</text:p>
          </table:table-cell>
          <table:table-cell table:style-name="ce17" table:formula="of:=IF(ISBLANK([base.AA63]);&quot;&quot;;[base.AA63])" office:value-type="float" office:value="0.01" calcext:value-type="float">
            <text:p>0,01</text:p>
          </table:table-cell>
          <table:table-cell table:style-name="ce17" table:formula="of:=IF(ISBLANK([base.AB63]);&quot;&quot;;[base.AB63])" office:value-type="string" office:string-value="tax_income" calcext:value-type="string">
            <text:p>tax_income</text:p>
          </table:table-cell>
          <table:table-cell table:style-name="ce17" table:formula="of:=IF(ISBLANK([base.AC63]);&quot;&quot;;[base.AC63])" office:value-type="float" office:value="-0.2" calcext:value-type="float">
            <text:p>-0,2</text:p>
          </table:table-cell>
          <table:table-cell table:style-name="ce17" table:formula="of:=IF(ISBLANK([base.AD63]);&quot;&quot;;[base.AD63])" office:value-type="string" office:string-value="local_tax_modifier" calcext:value-type="string">
            <text:p>local_tax_modifier</text:p>
          </table:table-cell>
          <table:table-cell table:style-name="ce17" table:formula="of:=IF(ISBLANK([base.AE63]);&quot;&quot;;[base.AE63])" office:value-type="float" office:value="0.01" calcext:value-type="float">
            <text:p>0,01</text:p>
          </table:table-cell>
          <table:table-cell table:style-name="ce17" table:formula="of:=IF(ISBLANK([base.AF63]);&quot;&quot;;[base.AF63])">
            <text:p/>
          </table:table-cell>
          <table:table-cell table:style-name="ce17" table:formula="of:=IF(ISBLANK([base.AG63]);&quot;&quot;;[base.AG63])">
            <text:p/>
          </table:table-cell>
          <table:table-cell table:style-name="ce17" table:number-columns-repeated="2"/>
          <table:table-cell table:style-name="ce17" table:formula="of:=IF(ISBLANK([base.AJ63]);&quot;&quot;;[base.AJ63])">
            <text:p/>
          </table:table-cell>
          <table:table-cell table:style-name="ce17" table:formula="of:=IF(ISBLANK([base.AK63]);&quot;&quot;;[base.AK63])">
            <text:p/>
          </table:table-cell>
          <table:table-cell table:style-name="ce17" table:formula="of:=IF(ISBLANK([base.AL63]);&quot;&quot;;[base.AL63])" office:value-type="string" office:string-value="CA_logis_L3" calcext:value-type="string">
            <text:p>CA_logis_L3</text:p>
          </table:table-cell>
          <table:table-cell table:style-name="ce17" table:formula="of:=IF(ISBLANK([base.AM63]);&quot;&quot;;[base.AM63])">
            <text:p/>
          </table:table-cell>
          <table:table-cell table:style-name="ce17" table:formula="of:=IF(ISBLANK([base.AN63]);&quot;&quot;;[base.AN63])">
            <text:p/>
          </table:table-cell>
          <table:table-cell table:style-name="ce17" table:formula="of:=IF(ISBLANK([base.AO63]);&quot;&quot;;[base.AO63])" office:value-type="string" office:string-value="TECH_CONSTRUCTION" calcext:value-type="string">
            <text:p>TECH_CONSTRUCTION</text:p>
          </table:table-cell>
          <table:table-cell table:style-name="ce17" table:formula="of:=IF(ISBLANK([base.AP63]);&quot;&quot;;[base.AP63])" office:value-type="float" office:value="1" calcext:value-type="float">
            <text:p>1</text:p>
          </table:table-cell>
          <table:table-cell table:style-name="ce17" table:formula="of:=IF(ISBLANK([base.AQ63]);&quot;&quot;;[base.AQ63])" office:value-type="float" office:value="94" calcext:value-type="float">
            <text:p>94</text:p>
          </table:table-cell>
          <table:table-cell table:style-name="ce17" table:formula="of:=IF(ISBLANK([base.AR63]);&quot;&quot;;[base.AR63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4]" office:value-type="string" office:string-value="CA_logis_L5" calcext:value-type="string">
            <text:p>CA_logis_L5</text:p>
          </table:table-cell>
          <table:table-cell table:style-name="ce17" table:formula="of:=IF(ISBLANK([base.D64]);&quot;&quot;;[base.D64])" office:value-type="string" office:string-value="Logis seigneurial" calcext:value-type="string">
            <text:p>Logis seigneurial</text:p>
          </table:table-cell>
          <table:table-cell table:style-name="ce17" table:formula="of:=IF(ISBLANK([base.E64]);&quot;&quot;;[base.E64])" office:value-type="string" office:string-value="Seigniorial Palace" calcext:value-type="string">
            <text:p>Seigniorial Palace</text:p>
          </table:table-cell>
          <table:table-cell table:formula="of:=[base.W64]" office:value-type="float" office:value="450" calcext:value-type="float">
            <text:p>450</text:p>
          </table:table-cell>
          <table:table-cell table:formula="of:=[base.X64]" office:value-type="float" office:value="120" calcext:value-type="float">
            <text:p>120</text:p>
          </table:table-cell>
          <table:table-cell table:style-name="ce11" table:formula="of:=[base.N64]" office:value-type="float" office:value="1230" calcext:value-type="float">
            <text:p>1230</text:p>
          </table:table-cell>
          <table:table-cell table:style-name="ce17" table:formula="of:=IF(ISBLANK([base.Z64]);&quot;&quot;;[base.Z64])" office:value-type="string" office:string-value="liege_prestige" calcext:value-type="string">
            <text:p>liege_prestige</text:p>
          </table:table-cell>
          <table:table-cell table:style-name="ce17" table:formula="of:=IF(ISBLANK([base.AA64]);&quot;&quot;;[base.AA64])" office:value-type="float" office:value="0.01" calcext:value-type="float">
            <text:p>0,01</text:p>
          </table:table-cell>
          <table:table-cell table:style-name="ce17" table:formula="of:=IF(ISBLANK([base.AB64]);&quot;&quot;;[base.AB64])" office:value-type="string" office:string-value="tax_income" calcext:value-type="string">
            <text:p>tax_income</text:p>
          </table:table-cell>
          <table:table-cell table:style-name="ce17" table:formula="of:=IF(ISBLANK([base.AC64]);&quot;&quot;;[base.AC64])" office:value-type="float" office:value="-0.3" calcext:value-type="float">
            <text:p>-0,3</text:p>
          </table:table-cell>
          <table:table-cell table:style-name="ce17" table:formula="of:=IF(ISBLANK([base.AD64]);&quot;&quot;;[base.AD64])" office:value-type="string" office:string-value="local_tax_modifier" calcext:value-type="string">
            <text:p>local_tax_modifier</text:p>
          </table:table-cell>
          <table:table-cell table:style-name="ce17" table:formula="of:=IF(ISBLANK([base.AE64]);&quot;&quot;;[base.AE64])" office:value-type="float" office:value="0.01" calcext:value-type="float">
            <text:p>0,01</text:p>
          </table:table-cell>
          <table:table-cell table:style-name="ce17" table:formula="of:=IF(ISBLANK([base.AF64]);&quot;&quot;;[base.AF64])">
            <text:p/>
          </table:table-cell>
          <table:table-cell table:style-name="ce17" table:formula="of:=IF(ISBLANK([base.AG64]);&quot;&quot;;[base.AG64])">
            <text:p/>
          </table:table-cell>
          <table:table-cell table:style-name="ce17" table:number-columns-repeated="2"/>
          <table:table-cell table:style-name="ce17" table:formula="of:=IF(ISBLANK([base.AJ64]);&quot;&quot;;[base.AJ64])" office:value-type="string" office:string-value="FEODAL_adm" calcext:value-type="string">
            <text:p>FEODAL_adm</text:p>
          </table:table-cell>
          <table:table-cell table:style-name="ce17" table:formula="of:=IF(ISBLANK([base.AK64]);&quot;&quot;;[base.AK64])">
            <text:p/>
          </table:table-cell>
          <table:table-cell table:style-name="ce17" table:formula="of:=IF(ISBLANK([base.AL64]);&quot;&quot;;[base.AL64])" office:value-type="string" office:string-value="CA_logis_L4" calcext:value-type="string">
            <text:p>CA_logis_L4</text:p>
          </table:table-cell>
          <table:table-cell table:style-name="ce17" table:formula="of:=IF(ISBLANK([base.AM64]);&quot;&quot;;[base.AM64])">
            <text:p/>
          </table:table-cell>
          <table:table-cell table:style-name="ce17" table:formula="of:=IF(ISBLANK([base.AN64]);&quot;&quot;;[base.AN64])">
            <text:p/>
          </table:table-cell>
          <table:table-cell table:style-name="ce17" table:formula="of:=IF(ISBLANK([base.AO64]);&quot;&quot;;[base.AO64])" office:value-type="string" office:string-value="TECH_CONSTRUCTION" calcext:value-type="string">
            <text:p>TECH_CONSTRUCTION</text:p>
          </table:table-cell>
          <table:table-cell table:style-name="ce17" table:formula="of:=IF(ISBLANK([base.AP64]);&quot;&quot;;[base.AP64])" office:value-type="float" office:value="2" calcext:value-type="float">
            <text:p>2</text:p>
          </table:table-cell>
          <table:table-cell table:style-name="ce17" table:formula="of:=IF(ISBLANK([base.AQ64]);&quot;&quot;;[base.AQ64])" office:value-type="float" office:value="93" calcext:value-type="float">
            <text:p>93</text:p>
          </table:table-cell>
          <table:table-cell table:style-name="ce17" table:formula="of:=IF(ISBLANK([base.AR64]);&quot;&quot;;[base.AR64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5]" office:value-type="string" office:string-value="CA_adm_seigneurial_L1" calcext:value-type="string">
            <text:p>CA_adm_seigneurial_L1</text:p>
          </table:table-cell>
          <table:table-cell table:style-name="ce17" table:formula="of:=IF(ISBLANK([base.D65]);&quot;&quot;;[base.D65])" office:value-type="string" office:string-value="Perception" calcext:value-type="string">
            <text:p>Perception</text:p>
          </table:table-cell>
          <table:table-cell table:style-name="ce17" table:formula="of:=IF(ISBLANK([base.E65]);&quot;&quot;;[base.E65])" office:value-type="string" office:string-value="Perception" calcext:value-type="string">
            <text:p>Perception</text:p>
          </table:table-cell>
          <table:table-cell table:formula="of:=[base.W65]" office:value-type="float" office:value="130" calcext:value-type="float">
            <text:p>130</text:p>
          </table:table-cell>
          <table:table-cell table:formula="of:=[base.X65]" office:value-type="float" office:value="30" calcext:value-type="float">
            <text:p>30</text:p>
          </table:table-cell>
          <table:table-cell table:style-name="ce11" table:formula="of:=[base.N65]" office:value-type="float" office:value="220" calcext:value-type="float">
            <text:p>220</text:p>
          </table:table-cell>
          <table:table-cell table:style-name="ce17" table:formula="of:=IF(ISBLANK([base.Z65]);&quot;&quot;;[base.Z65])" office:value-type="string" office:string-value="local_tax_modifier" calcext:value-type="string">
            <text:p>local_tax_modifier</text:p>
          </table:table-cell>
          <table:table-cell table:style-name="ce17" table:formula="of:=IF(ISBLANK([base.AA65]);&quot;&quot;;[base.AA65])" office:value-type="float" office:value="0.1" calcext:value-type="float">
            <text:p>0,1</text:p>
          </table:table-cell>
          <table:table-cell table:style-name="ce17" table:formula="of:=IF(ISBLANK([base.AB65]);&quot;&quot;;[base.AB65])">
            <text:p/>
          </table:table-cell>
          <table:table-cell table:style-name="ce17" table:formula="of:=IF(ISBLANK([base.AC65]);&quot;&quot;;[base.AC65])">
            <text:p/>
          </table:table-cell>
          <table:table-cell table:style-name="ce17" table:formula="of:=IF(ISBLANK([base.AD65]);&quot;&quot;;[base.AD65])">
            <text:p/>
          </table:table-cell>
          <table:table-cell table:style-name="ce17" table:formula="of:=IF(ISBLANK([base.AE65]);&quot;&quot;;[base.AE65])">
            <text:p/>
          </table:table-cell>
          <table:table-cell table:style-name="ce17" table:formula="of:=IF(ISBLANK([base.AF65]);&quot;&quot;;[base.AF65])">
            <text:p/>
          </table:table-cell>
          <table:table-cell table:style-name="ce17" table:formula="of:=IF(ISBLANK([base.AG65]);&quot;&quot;;[base.AG65])">
            <text:p/>
          </table:table-cell>
          <table:table-cell table:style-name="ce17" table:number-columns-repeated="2"/>
          <table:table-cell table:style-name="ce17" table:formula="of:=IF(ISBLANK([base.AJ65]);&quot;&quot;;[base.AJ65])">
            <text:p/>
          </table:table-cell>
          <table:table-cell table:style-name="ce17" table:formula="of:=IF(ISBLANK([base.AK65]);&quot;&quot;;[base.AK65])" office:value-type="string" office:string-value="CA_logis_L1" calcext:value-type="string">
            <text:p>CA_logis_L1</text:p>
          </table:table-cell>
          <table:table-cell table:style-name="ce17" table:formula="of:=IF(ISBLANK([base.AL65]);&quot;&quot;;[base.AL65])">
            <text:p/>
          </table:table-cell>
          <table:table-cell table:style-name="ce17" table:formula="of:=IF(ISBLANK([base.AM65]);&quot;&quot;;[base.AM65])">
            <text:p/>
          </table:table-cell>
          <table:table-cell table:style-name="ce17" table:formula="of:=IF(ISBLANK([base.AN65]);&quot;&quot;;[base.AN65])">
            <text:p/>
          </table:table-cell>
          <table:table-cell table:style-name="ce17" table:formula="of:=IF(ISBLANK([base.AO65]);&quot;&quot;;[base.AO65])" office:value-type="string" office:string-value="TECH_CONSTRUCTION" calcext:value-type="string">
            <text:p>TECH_CONSTRUCTION</text:p>
          </table:table-cell>
          <table:table-cell table:style-name="ce17" table:formula="of:=IF(ISBLANK([base.AP65]);&quot;&quot;;[base.AP65])" office:value-type="float" office:value="1" calcext:value-type="float">
            <text:p>1</text:p>
          </table:table-cell>
          <table:table-cell table:style-name="ce17" table:formula="of:=IF(ISBLANK([base.AQ65]);&quot;&quot;;[base.AQ65])" office:value-type="float" office:value="95" calcext:value-type="float">
            <text:p>95</text:p>
          </table:table-cell>
          <table:table-cell table:style-name="ce17" table:formula="of:=IF(ISBLANK([base.AR65]);&quot;&quot;;[base.AR65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6]" office:value-type="string" office:string-value="CA_adm_seigneurial_L2" calcext:value-type="string">
            <text:p>CA_adm_seigneurial_L2</text:p>
          </table:table-cell>
          <table:table-cell table:style-name="ce17" table:formula="of:=IF(ISBLANK([base.D66]);&quot;&quot;;[base.D66])" office:value-type="string" office:string-value="Perception" calcext:value-type="string">
            <text:p>Perception</text:p>
          </table:table-cell>
          <table:table-cell table:style-name="ce17" table:formula="of:=IF(ISBLANK([base.E66]);&quot;&quot;;[base.E66])" office:value-type="string" office:string-value="Perception" calcext:value-type="string">
            <text:p>Perception</text:p>
          </table:table-cell>
          <table:table-cell table:formula="of:=[base.W66]" office:value-type="float" office:value="190" calcext:value-type="float">
            <text:p>190</text:p>
          </table:table-cell>
          <table:table-cell table:formula="of:=[base.X66]" office:value-type="float" office:value="0" calcext:value-type="float">
            <text:p>0</text:p>
          </table:table-cell>
          <table:table-cell table:style-name="ce11" table:formula="of:=[base.N66]" office:value-type="float" office:value="380" calcext:value-type="float">
            <text:p>380</text:p>
          </table:table-cell>
          <table:table-cell table:style-name="ce17" table:formula="of:=IF(ISBLANK([base.Z66]);&quot;&quot;;[base.Z66])" office:value-type="string" office:string-value="local_tax_modifier" calcext:value-type="string">
            <text:p>local_tax_modifier</text:p>
          </table:table-cell>
          <table:table-cell table:style-name="ce17" table:formula="of:=IF(ISBLANK([base.AA66]);&quot;&quot;;[base.AA66])" office:value-type="float" office:value="0.1" calcext:value-type="float">
            <text:p>0,1</text:p>
          </table:table-cell>
          <table:table-cell table:style-name="ce17" table:formula="of:=IF(ISBLANK([base.AB66]);&quot;&quot;;[base.AB66])">
            <text:p/>
          </table:table-cell>
          <table:table-cell table:style-name="ce17" table:formula="of:=IF(ISBLANK([base.AC66]);&quot;&quot;;[base.AC66])">
            <text:p/>
          </table:table-cell>
          <table:table-cell table:style-name="ce17" table:formula="of:=IF(ISBLANK([base.AD66]);&quot;&quot;;[base.AD66])">
            <text:p/>
          </table:table-cell>
          <table:table-cell table:style-name="ce17" table:formula="of:=IF(ISBLANK([base.AE66]);&quot;&quot;;[base.AE66])">
            <text:p/>
          </table:table-cell>
          <table:table-cell table:style-name="ce17" table:formula="of:=IF(ISBLANK([base.AF66]);&quot;&quot;;[base.AF66])">
            <text:p/>
          </table:table-cell>
          <table:table-cell table:style-name="ce17" table:formula="of:=IF(ISBLANK([base.AG66]);&quot;&quot;;[base.AG66])">
            <text:p/>
          </table:table-cell>
          <table:table-cell table:style-name="ce17" table:number-columns-repeated="2"/>
          <table:table-cell table:style-name="ce17" table:formula="of:=IF(ISBLANK([base.AJ66]);&quot;&quot;;[base.AJ66])">
            <text:p/>
          </table:table-cell>
          <table:table-cell table:style-name="ce17" table:formula="of:=IF(ISBLANK([base.AK66]);&quot;&quot;;[base.AK66])" office:value-type="string" office:string-value="FEODAL_mil" calcext:value-type="string">
            <text:p>FEODAL_mil</text:p>
          </table:table-cell>
          <table:table-cell table:style-name="ce17" table:formula="of:=IF(ISBLANK([base.AL66]);&quot;&quot;;[base.AL66])" office:value-type="string" office:string-value="CA_adm_seigneurial_L1" calcext:value-type="string">
            <text:p>CA_adm_seigneurial_L1</text:p>
          </table:table-cell>
          <table:table-cell table:style-name="ce17" table:formula="of:=IF(ISBLANK([base.AM66]);&quot;&quot;;[base.AM66])">
            <text:p/>
          </table:table-cell>
          <table:table-cell table:style-name="ce17" table:formula="of:=IF(ISBLANK([base.AN66]);&quot;&quot;;[base.AN66])">
            <text:p/>
          </table:table-cell>
          <table:table-cell table:style-name="ce17" table:formula="of:=IF(ISBLANK([base.AO66]);&quot;&quot;;[base.AO66])" office:value-type="string" office:string-value="TECH_CONSTRUCTION" calcext:value-type="string">
            <text:p>TECH_CONSTRUCTION</text:p>
          </table:table-cell>
          <table:table-cell table:style-name="ce17" table:formula="of:=IF(ISBLANK([base.AP66]);&quot;&quot;;[base.AP66])" office:value-type="float" office:value="1" calcext:value-type="float">
            <text:p>1</text:p>
          </table:table-cell>
          <table:table-cell table:style-name="ce17" table:formula="of:=IF(ISBLANK([base.AQ66]);&quot;&quot;;[base.AQ66])" office:value-type="float" office:value="94" calcext:value-type="float">
            <text:p>94</text:p>
          </table:table-cell>
          <table:table-cell table:style-name="ce17" table:formula="of:=IF(ISBLANK([base.AR66]);&quot;&quot;;[base.AR66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7]" office:value-type="string" office:string-value="CA_adm_seigneurial_L3" calcext:value-type="string">
            <text:p>CA_adm_seigneurial_L3</text:p>
          </table:table-cell>
          <table:table-cell table:style-name="ce17" table:formula="of:=IF(ISBLANK([base.D67]);&quot;&quot;;[base.D67])" office:value-type="string" office:string-value="Perception" calcext:value-type="string">
            <text:p>Perception</text:p>
          </table:table-cell>
          <table:table-cell table:style-name="ce17" table:formula="of:=IF(ISBLANK([base.E67]);&quot;&quot;;[base.E67])" office:value-type="string" office:string-value="Perception" calcext:value-type="string">
            <text:p>Perception</text:p>
          </table:table-cell>
          <table:table-cell table:formula="of:=[base.W67]" office:value-type="float" office:value="330" calcext:value-type="float">
            <text:p>330</text:p>
          </table:table-cell>
          <table:table-cell table:formula="of:=[base.X67]" office:value-type="float" office:value="0" calcext:value-type="float">
            <text:p>0</text:p>
          </table:table-cell>
          <table:table-cell table:style-name="ce11" table:formula="of:=[base.N67]" office:value-type="float" office:value="640" calcext:value-type="float">
            <text:p>640</text:p>
          </table:table-cell>
          <table:table-cell table:style-name="ce17" table:formula="of:=IF(ISBLANK([base.Z67]);&quot;&quot;;[base.Z67])" office:value-type="string" office:string-value="local_tax_modifier" calcext:value-type="string">
            <text:p>local_tax_modifier</text:p>
          </table:table-cell>
          <table:table-cell table:style-name="ce17" table:formula="of:=IF(ISBLANK([base.AA67]);&quot;&quot;;[base.AA67])" office:value-type="float" office:value="0.1" calcext:value-type="float">
            <text:p>0,1</text:p>
          </table:table-cell>
          <table:table-cell table:style-name="ce17" table:formula="of:=IF(ISBLANK([base.AB67]);&quot;&quot;;[base.AB67])">
            <text:p/>
          </table:table-cell>
          <table:table-cell table:style-name="ce17" table:formula="of:=IF(ISBLANK([base.AC67]);&quot;&quot;;[base.AC67])">
            <text:p/>
          </table:table-cell>
          <table:table-cell table:style-name="ce17" table:formula="of:=IF(ISBLANK([base.AD67]);&quot;&quot;;[base.AD67])">
            <text:p/>
          </table:table-cell>
          <table:table-cell table:style-name="ce17" table:formula="of:=IF(ISBLANK([base.AE67]);&quot;&quot;;[base.AE67])">
            <text:p/>
          </table:table-cell>
          <table:table-cell table:style-name="ce17" table:formula="of:=IF(ISBLANK([base.AF67]);&quot;&quot;;[base.AF67])">
            <text:p/>
          </table:table-cell>
          <table:table-cell table:style-name="ce17" table:formula="of:=IF(ISBLANK([base.AG67]);&quot;&quot;;[base.AG67])">
            <text:p/>
          </table:table-cell>
          <table:table-cell table:style-name="ce17" table:number-columns-repeated="2"/>
          <table:table-cell table:style-name="ce17" table:formula="of:=IF(ISBLANK([base.AJ67]);&quot;&quot;;[base.AJ67])" office:value-type="string" office:string-value="FEODAL_adm" calcext:value-type="string">
            <text:p>FEODAL_adm</text:p>
          </table:table-cell>
          <table:table-cell table:style-name="ce17" table:formula="of:=IF(ISBLANK([base.AK67]);&quot;&quot;;[base.AK67])" office:value-type="string" office:string-value="CA_logis_L3" calcext:value-type="string">
            <text:p>CA_logis_L3</text:p>
          </table:table-cell>
          <table:table-cell table:style-name="ce17" table:formula="of:=IF(ISBLANK([base.AL67]);&quot;&quot;;[base.AL67])" office:value-type="string" office:string-value="CA_adm_seigneurial_L2" calcext:value-type="string">
            <text:p>CA_adm_seigneurial_L2</text:p>
          </table:table-cell>
          <table:table-cell table:style-name="ce17" table:formula="of:=IF(ISBLANK([base.AM67]);&quot;&quot;;[base.AM67])">
            <text:p/>
          </table:table-cell>
          <table:table-cell table:style-name="ce17" table:formula="of:=IF(ISBLANK([base.AN67]);&quot;&quot;;[base.AN67])">
            <text:p/>
          </table:table-cell>
          <table:table-cell table:style-name="ce17" table:formula="of:=IF(ISBLANK([base.AO67]);&quot;&quot;;[base.AO67])" office:value-type="string" office:string-value="TECH_CONSTRUCTION" calcext:value-type="string">
            <text:p>TECH_CONSTRUCTION</text:p>
          </table:table-cell>
          <table:table-cell table:style-name="ce17" table:formula="of:=IF(ISBLANK([base.AP67]);&quot;&quot;;[base.AP67])" office:value-type="float" office:value="1" calcext:value-type="float">
            <text:p>1</text:p>
          </table:table-cell>
          <table:table-cell table:style-name="ce17" table:formula="of:=IF(ISBLANK([base.AQ67]);&quot;&quot;;[base.AQ67])" office:value-type="float" office:value="93" calcext:value-type="float">
            <text:p>93</text:p>
          </table:table-cell>
          <table:table-cell table:style-name="ce17" table:formula="of:=IF(ISBLANK([base.AR67]);&quot;&quot;;[base.AR67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8]" office:value-type="string" office:string-value="CT_adm_urbain_L1" calcext:value-type="string">
            <text:p>CT_adm_urbain_L1</text:p>
          </table:table-cell>
          <table:table-cell table:style-name="ce17" table:formula="of:=IF(ISBLANK([base.D68]);&quot;&quot;;[base.D68])" office:value-type="string" office:string-value="Maison de commune" calcext:value-type="string">
            <text:p>Maison de commune</text:p>
          </table:table-cell>
          <table:table-cell table:style-name="ce17" table:formula="of:=IF(ISBLANK([base.E68]);&quot;&quot;;[base.E68])" office:value-type="string" office:string-value="Communal House" calcext:value-type="string">
            <text:p>Communal House</text:p>
          </table:table-cell>
          <table:table-cell table:formula="of:=[base.W68]" office:value-type="float" office:value="120" calcext:value-type="float">
            <text:p>120</text:p>
          </table:table-cell>
          <table:table-cell table:formula="of:=[base.X68]" office:value-type="float" office:value="0" calcext:value-type="float">
            <text:p>0</text:p>
          </table:table-cell>
          <table:table-cell table:style-name="ce11" table:formula="of:=[base.N68]" office:value-type="float" office:value="180" calcext:value-type="float">
            <text:p>180</text:p>
          </table:table-cell>
          <table:table-cell table:style-name="ce17" table:formula="of:=IF(ISBLANK([base.Z68]);&quot;&quot;;[base.Z68])" office:value-type="string" office:string-value="tax_income" calcext:value-type="string">
            <text:p>tax_income</text:p>
          </table:table-cell>
          <table:table-cell table:style-name="ce17" table:formula="of:=IF(ISBLANK([base.AA68]);&quot;&quot;;[base.AA68])" office:value-type="float" office:value="0" calcext:value-type="float">
            <text:p>0</text:p>
          </table:table-cell>
          <table:table-cell table:style-name="ce17" table:formula="of:=IF(ISBLANK([base.AB68]);&quot;&quot;;[base.AB68])" office:value-type="string" office:string-value="local_tax_modifier" calcext:value-type="string">
            <text:p>local_tax_modifier</text:p>
          </table:table-cell>
          <table:table-cell table:style-name="ce17" table:formula="of:=IF(ISBLANK([base.AC68]);&quot;&quot;;[base.AC68])" office:value-type="float" office:value="0.01" calcext:value-type="float">
            <text:p>0,01</text:p>
          </table:table-cell>
          <table:table-cell table:style-name="ce17" table:formula="of:=IF(ISBLANK([base.AD68]);&quot;&quot;;[base.AD68])">
            <text:p/>
          </table:table-cell>
          <table:table-cell table:style-name="ce17" table:formula="of:=IF(ISBLANK([base.AE68]);&quot;&quot;;[base.AE68])">
            <text:p/>
          </table:table-cell>
          <table:table-cell table:style-name="ce17" table:formula="of:=IF(ISBLANK([base.AF68]);&quot;&quot;;[base.AF68])">
            <text:p/>
          </table:table-cell>
          <table:table-cell table:style-name="ce17" table:formula="of:=IF(ISBLANK([base.AG68]);&quot;&quot;;[base.AG68])">
            <text:p/>
          </table:table-cell>
          <table:table-cell table:style-name="ce17" table:number-columns-repeated="2"/>
          <table:table-cell table:style-name="ce17" table:formula="of:=IF(ISBLANK([base.AJ68]);&quot;&quot;;[base.AJ68])">
            <text:p/>
          </table:table-cell>
          <table:table-cell table:style-name="ce17" table:formula="of:=IF(ISBLANK([base.AK68]);&quot;&quot;;[base.AK68])">
            <text:p/>
          </table:table-cell>
          <table:table-cell table:style-name="ce17" table:formula="of:=IF(ISBLANK([base.AL68]);&quot;&quot;;[base.AL68])">
            <text:p/>
          </table:table-cell>
          <table:table-cell table:style-name="ce17" table:formula="of:=IF(ISBLANK([base.AM68]);&quot;&quot;;[base.AM68])">
            <text:p/>
          </table:table-cell>
          <table:table-cell table:style-name="ce17" table:formula="of:=IF(ISBLANK([base.AN68]);&quot;&quot;;[base.AN68])">
            <text:p/>
          </table:table-cell>
          <table:table-cell table:style-name="ce17" table:formula="of:=IF(ISBLANK([base.AO68]);&quot;&quot;;[base.AO68])" office:value-type="string" office:string-value="TECH_CONSTRUCTION" calcext:value-type="string">
            <text:p>TECH_CONSTRUCTION</text:p>
          </table:table-cell>
          <table:table-cell table:style-name="ce17" table:formula="of:=IF(ISBLANK([base.AP68]);&quot;&quot;;[base.AP68])" office:value-type="float" office:value="0" calcext:value-type="float">
            <text:p>0</text:p>
          </table:table-cell>
          <table:table-cell table:style-name="ce17" table:formula="of:=IF(ISBLANK([base.AQ68]);&quot;&quot;;[base.AQ68])" office:value-type="float" office:value="97" calcext:value-type="float">
            <text:p>97</text:p>
          </table:table-cell>
          <table:table-cell table:style-name="ce17" table:formula="of:=IF(ISBLANK([base.AR68]);&quot;&quot;;[base.AR68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9]" office:value-type="string" office:string-value="CT_adm_urbain_L2" calcext:value-type="string">
            <text:p>CT_adm_urbain_L2</text:p>
          </table:table-cell>
          <table:table-cell table:style-name="ce17" table:formula="of:=IF(ISBLANK([base.D69]);&quot;&quot;;[base.D69])" office:value-type="string" office:string-value="Hôtel de commune" calcext:value-type="string">
            <text:p>Hôtel de commune</text:p>
          </table:table-cell>
          <table:table-cell table:style-name="ce17" table:formula="of:=IF(ISBLANK([base.E69]);&quot;&quot;;[base.E69])" office:value-type="string" office:string-value="Town Hall" calcext:value-type="string">
            <text:p>Town Hall</text:p>
          </table:table-cell>
          <table:table-cell table:formula="of:=[base.W69]" office:value-type="float" office:value="150" calcext:value-type="float">
            <text:p>150</text:p>
          </table:table-cell>
          <table:table-cell table:formula="of:=[base.X69]" office:value-type="float" office:value="0" calcext:value-type="float">
            <text:p>0</text:p>
          </table:table-cell>
          <table:table-cell table:style-name="ce11" table:formula="of:=[base.N69]" office:value-type="float" office:value="380" calcext:value-type="float">
            <text:p>380</text:p>
          </table:table-cell>
          <table:table-cell table:style-name="ce17" table:formula="of:=IF(ISBLANK([base.Z69]);&quot;&quot;;[base.Z69])" office:value-type="string" office:string-value="tax_income" calcext:value-type="string">
            <text:p>tax_income</text:p>
          </table:table-cell>
          <table:table-cell table:style-name="ce17" table:formula="of:=IF(ISBLANK([base.AA69]);&quot;&quot;;[base.AA69])" office:value-type="float" office:value="0" calcext:value-type="float">
            <text:p>0</text:p>
          </table:table-cell>
          <table:table-cell table:style-name="ce17" table:formula="of:=IF(ISBLANK([base.AB69]);&quot;&quot;;[base.AB69])" office:value-type="string" office:string-value="local_tax_modifier" calcext:value-type="string">
            <text:p>local_tax_modifier</text:p>
          </table:table-cell>
          <table:table-cell table:style-name="ce17" table:formula="of:=IF(ISBLANK([base.AC69]);&quot;&quot;;[base.AC69])" office:value-type="float" office:value="0.01" calcext:value-type="float">
            <text:p>0,01</text:p>
          </table:table-cell>
          <table:table-cell table:style-name="ce17" table:formula="of:=IF(ISBLANK([base.AD69]);&quot;&quot;;[base.AD69])">
            <text:p/>
          </table:table-cell>
          <table:table-cell table:style-name="ce17" table:formula="of:=IF(ISBLANK([base.AE69]);&quot;&quot;;[base.AE69])">
            <text:p/>
          </table:table-cell>
          <table:table-cell table:style-name="ce17" table:formula="of:=IF(ISBLANK([base.AF69]);&quot;&quot;;[base.AF69])">
            <text:p/>
          </table:table-cell>
          <table:table-cell table:style-name="ce17" table:formula="of:=IF(ISBLANK([base.AG69]);&quot;&quot;;[base.AG69])">
            <text:p/>
          </table:table-cell>
          <table:table-cell table:style-name="ce17" table:number-columns-repeated="2"/>
          <table:table-cell table:style-name="ce17" table:formula="of:=IF(ISBLANK([base.AJ69]);&quot;&quot;;[base.AJ69])">
            <text:p/>
          </table:table-cell>
          <table:table-cell table:style-name="ce17" table:formula="of:=IF(ISBLANK([base.AK69]);&quot;&quot;;[base.AK69])">
            <text:p/>
          </table:table-cell>
          <table:table-cell table:style-name="ce17" table:formula="of:=IF(ISBLANK([base.AL69]);&quot;&quot;;[base.AL69])" office:value-type="string" office:string-value="CT_adm_urbain_L1" calcext:value-type="string">
            <text:p>CT_adm_urbain_L1</text:p>
          </table:table-cell>
          <table:table-cell table:style-name="ce17" table:formula="of:=IF(ISBLANK([base.AM69]);&quot;&quot;;[base.AM69])">
            <text:p/>
          </table:table-cell>
          <table:table-cell table:style-name="ce17" table:formula="of:=IF(ISBLANK([base.AN69]);&quot;&quot;;[base.AN69])">
            <text:p/>
          </table:table-cell>
          <table:table-cell table:style-name="ce17" table:formula="of:=IF(ISBLANK([base.AO69]);&quot;&quot;;[base.AO69])" office:value-type="string" office:string-value="TECH_CONSTRUCTION" calcext:value-type="string">
            <text:p>TECH_CONSTRUCTION</text:p>
          </table:table-cell>
          <table:table-cell table:style-name="ce17" table:formula="of:=IF(ISBLANK([base.AP69]);&quot;&quot;;[base.AP69])" office:value-type="float" office:value="0" calcext:value-type="float">
            <text:p>0</text:p>
          </table:table-cell>
          <table:table-cell table:style-name="ce17" table:formula="of:=IF(ISBLANK([base.AQ69]);&quot;&quot;;[base.AQ69])" office:value-type="float" office:value="96" calcext:value-type="float">
            <text:p>96</text:p>
          </table:table-cell>
          <table:table-cell table:style-name="ce17" table:formula="of:=IF(ISBLANK([base.AR69]);&quot;&quot;;[base.AR69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70]" office:value-type="string" office:string-value="CT_adm_urbain_L3" calcext:value-type="string">
            <text:p>CT_adm_urbain_L3</text:p>
          </table:table-cell>
          <table:table-cell table:style-name="ce17" table:formula="of:=IF(ISBLANK([base.D70]);&quot;&quot;;[base.D70])" office:value-type="string" office:string-value="Hôtel de ville" calcext:value-type="string">
            <text:p>Hôtel de ville</text:p>
          </table:table-cell>
          <table:table-cell table:style-name="ce17" table:formula="of:=IF(ISBLANK([base.E70]);&quot;&quot;;[base.E70])" office:value-type="string" office:string-value="City Hall" calcext:value-type="string">
            <text:p>City Hall</text:p>
          </table:table-cell>
          <table:table-cell table:formula="of:=[base.W70]" office:value-type="float" office:value="380" calcext:value-type="float">
            <text:p>380</text:p>
          </table:table-cell>
          <table:table-cell table:formula="of:=[base.X70]" office:value-type="float" office:value="70" calcext:value-type="float">
            <text:p>70</text:p>
          </table:table-cell>
          <table:table-cell table:style-name="ce11" table:formula="of:=[base.N70]" office:value-type="float" office:value="820" calcext:value-type="float">
            <text:p>820</text:p>
          </table:table-cell>
          <table:table-cell table:style-name="ce17" table:formula="of:=IF(ISBLANK([base.Z70]);&quot;&quot;;[base.Z70])" office:value-type="string" office:string-value="tax_income" calcext:value-type="string">
            <text:p>tax_income</text:p>
          </table:table-cell>
          <table:table-cell table:style-name="ce17" table:formula="of:=IF(ISBLANK([base.AA70]);&quot;&quot;;[base.AA70])" office:value-type="float" office:value="-0.1" calcext:value-type="float">
            <text:p>-0,1</text:p>
          </table:table-cell>
          <table:table-cell table:style-name="ce17" table:formula="of:=IF(ISBLANK([base.AB70]);&quot;&quot;;[base.AB70])" office:value-type="string" office:string-value="local_tax_modifier" calcext:value-type="string">
            <text:p>local_tax_modifier</text:p>
          </table:table-cell>
          <table:table-cell table:style-name="ce17" table:formula="of:=IF(ISBLANK([base.AC70]);&quot;&quot;;[base.AC70])" office:value-type="float" office:value="0.02" calcext:value-type="float">
            <text:p>0,02</text:p>
          </table:table-cell>
          <table:table-cell table:style-name="ce17" table:formula="of:=IF(ISBLANK([base.AD70]);&quot;&quot;;[base.AD70])">
            <text:p/>
          </table:table-cell>
          <table:table-cell table:style-name="ce17" table:formula="of:=IF(ISBLANK([base.AE70]);&quot;&quot;;[base.AE70])">
            <text:p/>
          </table:table-cell>
          <table:table-cell table:style-name="ce17" table:formula="of:=IF(ISBLANK([base.AF70]);&quot;&quot;;[base.AF70])">
            <text:p/>
          </table:table-cell>
          <table:table-cell table:style-name="ce17" table:formula="of:=IF(ISBLANK([base.AG70]);&quot;&quot;;[base.AG70])">
            <text:p/>
          </table:table-cell>
          <table:table-cell table:style-name="ce17" table:number-columns-repeated="2"/>
          <table:table-cell table:style-name="ce17" table:formula="of:=IF(ISBLANK([base.AJ70]);&quot;&quot;;[base.AJ70])" office:value-type="string" office:string-value="CITE_L1" calcext:value-type="string">
            <text:p>CITE_L1</text:p>
          </table:table-cell>
          <table:table-cell table:style-name="ce17" table:formula="of:=IF(ISBLANK([base.AK70]);&quot;&quot;;[base.AK70])" office:value-type="string" office:string-value="VOC_COMMERCIALE" calcext:value-type="string">
            <text:p>VOC_COMMERCIALE</text:p>
          </table:table-cell>
          <table:table-cell table:style-name="ce17" table:formula="of:=IF(ISBLANK([base.AL70]);&quot;&quot;;[base.AL70])" office:value-type="string" office:string-value="CT_adm_urbain_L2" calcext:value-type="string">
            <text:p>CT_adm_urbain_L2</text:p>
          </table:table-cell>
          <table:table-cell table:style-name="ce17" table:formula="of:=IF(ISBLANK([base.AM70]);&quot;&quot;;[base.AM70])">
            <text:p/>
          </table:table-cell>
          <table:table-cell table:style-name="ce17" table:formula="of:=IF(ISBLANK([base.AN70]);&quot;&quot;;[base.AN70])">
            <text:p/>
          </table:table-cell>
          <table:table-cell table:style-name="ce17" table:formula="of:=IF(ISBLANK([base.AO70]);&quot;&quot;;[base.AO70])" office:value-type="string" office:string-value="TECH_CONSTRUCTION" calcext:value-type="string">
            <text:p>TECH_CONSTRUCTION</text:p>
          </table:table-cell>
          <table:table-cell table:style-name="ce17" table:formula="of:=IF(ISBLANK([base.AP70]);&quot;&quot;;[base.AP70])" office:value-type="float" office:value="0" calcext:value-type="float">
            <text:p>0</text:p>
          </table:table-cell>
          <table:table-cell table:style-name="ce17" table:formula="of:=IF(ISBLANK([base.AQ70]);&quot;&quot;;[base.AQ70])" office:value-type="float" office:value="95" calcext:value-type="float">
            <text:p>95</text:p>
          </table:table-cell>
          <table:table-cell table:style-name="ce17" table:formula="of:=IF(ISBLANK([base.AR70]);&quot;&quot;;[base.AR70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71]" office:value-type="string" office:string-value="CT_adm_urbain_L4" calcext:value-type="string">
            <text:p>CT_adm_urbain_L4</text:p>
          </table:table-cell>
          <table:table-cell table:style-name="ce17" table:formula="of:=IF(ISBLANK([base.D71]);&quot;&quot;;[base.D71])" office:value-type="string" office:string-value="Salle du conseil" calcext:value-type="string">
            <text:p>Salle du conseil</text:p>
          </table:table-cell>
          <table:table-cell table:style-name="ce17" table:formula="of:=IF(ISBLANK([base.E71]);&quot;&quot;;[base.E71])" office:value-type="string" office:string-value="Council room" calcext:value-type="string">
            <text:p>Council room</text:p>
          </table:table-cell>
          <table:table-cell table:formula="of:=[base.W71]" office:value-type="float" office:value="520" calcext:value-type="float">
            <text:p>520</text:p>
          </table:table-cell>
          <table:table-cell table:formula="of:=[base.X71]" office:value-type="float" office:value="0" calcext:value-type="float">
            <text:p>0</text:p>
          </table:table-cell>
          <table:table-cell table:style-name="ce11" table:formula="of:=[base.N71]" office:value-type="float" office:value="1100" calcext:value-type="float">
            <text:p>1100</text:p>
          </table:table-cell>
          <table:table-cell table:style-name="ce17" table:formula="of:=IF(ISBLANK([base.Z71]);&quot;&quot;;[base.Z71])" office:value-type="string" office:string-value="tax_income" calcext:value-type="string">
            <text:p>tax_income</text:p>
          </table:table-cell>
          <table:table-cell table:style-name="ce17" table:formula="of:=IF(ISBLANK([base.AA71]);&quot;&quot;;[base.AA71])" office:value-type="float" office:value="-0.2" calcext:value-type="float">
            <text:p>-0,2</text:p>
          </table:table-cell>
          <table:table-cell table:style-name="ce17" table:formula="of:=IF(ISBLANK([base.AB71]);&quot;&quot;;[base.AB71])" office:value-type="string" office:string-value="local_tax_modifier" calcext:value-type="string">
            <text:p>local_tax_modifier</text:p>
          </table:table-cell>
          <table:table-cell table:style-name="ce17" table:formula="of:=IF(ISBLANK([base.AC71]);&quot;&quot;;[base.AC71])" office:value-type="float" office:value="0.02" calcext:value-type="float">
            <text:p>0,02</text:p>
          </table:table-cell>
          <table:table-cell table:style-name="ce17" table:formula="of:=IF(ISBLANK([base.AD71]);&quot;&quot;;[base.AD71])">
            <text:p/>
          </table:table-cell>
          <table:table-cell table:style-name="ce17" table:formula="of:=IF(ISBLANK([base.AE71]);&quot;&quot;;[base.AE71])">
            <text:p/>
          </table:table-cell>
          <table:table-cell table:style-name="ce17" table:formula="of:=IF(ISBLANK([base.AF71]);&quot;&quot;;[base.AF71])">
            <text:p/>
          </table:table-cell>
          <table:table-cell table:style-name="ce17" table:formula="of:=IF(ISBLANK([base.AG71]);&quot;&quot;;[base.AG71])">
            <text:p/>
          </table:table-cell>
          <table:table-cell table:style-name="ce17" table:number-columns-repeated="2"/>
          <table:table-cell table:style-name="ce17" table:formula="of:=IF(ISBLANK([base.AJ71]);&quot;&quot;;[base.AJ71])">
            <text:p/>
          </table:table-cell>
          <table:table-cell table:style-name="ce17" table:formula="of:=IF(ISBLANK([base.AK71]);&quot;&quot;;[base.AK71])" office:value-type="string" office:string-value="VOC_COMMERCIALE" calcext:value-type="string">
            <text:p>VOC_COMMERCIALE</text:p>
          </table:table-cell>
          <table:table-cell table:style-name="ce17" table:formula="of:=IF(ISBLANK([base.AL71]);&quot;&quot;;[base.AL71])" office:value-type="string" office:string-value="CT_adm_urbain_L3" calcext:value-type="string">
            <text:p>CT_adm_urbain_L3</text:p>
          </table:table-cell>
          <table:table-cell table:style-name="ce17" table:formula="of:=IF(ISBLANK([base.AM71]);&quot;&quot;;[base.AM71])">
            <text:p/>
          </table:table-cell>
          <table:table-cell table:style-name="ce17" table:formula="of:=IF(ISBLANK([base.AN71]);&quot;&quot;;[base.AN71])">
            <text:p/>
          </table:table-cell>
          <table:table-cell table:style-name="ce17" table:formula="of:=IF(ISBLANK([base.AO71]);&quot;&quot;;[base.AO71])" office:value-type="string" office:string-value="TECH_CONSTRUCTION" calcext:value-type="string">
            <text:p>TECH_CONSTRUCTION</text:p>
          </table:table-cell>
          <table:table-cell table:style-name="ce17" table:formula="of:=IF(ISBLANK([base.AP71]);&quot;&quot;;[base.AP71])" office:value-type="float" office:value="1" calcext:value-type="float">
            <text:p>1</text:p>
          </table:table-cell>
          <table:table-cell table:style-name="ce17" table:formula="of:=IF(ISBLANK([base.AQ71]);&quot;&quot;;[base.AQ71])" office:value-type="float" office:value="94" calcext:value-type="float">
            <text:p>94</text:p>
          </table:table-cell>
          <table:table-cell table:style-name="ce17" table:formula="of:=IF(ISBLANK([base.AR71]);&quot;&quot;;[base.AR71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72]" office:value-type="string" office:string-value="CT_adm_urbain_L5" calcext:value-type="string">
            <text:p>CT_adm_urbain_L5</text:p>
          </table:table-cell>
          <table:table-cell table:style-name="ce17" table:formula="of:=IF(ISBLANK([base.D72]);&quot;&quot;;[base.D72])" office:value-type="string" office:string-value="Palais communal" calcext:value-type="string">
            <text:p>Palais communal</text:p>
          </table:table-cell>
          <table:table-cell table:style-name="ce17" table:formula="of:=IF(ISBLANK([base.E72]);&quot;&quot;;[base.E72])" office:value-type="string" office:string-value="City palace" calcext:value-type="string">
            <text:p>City palace</text:p>
          </table:table-cell>
          <table:table-cell table:formula="of:=[base.W72]" office:value-type="float" office:value="450" calcext:value-type="float">
            <text:p>450</text:p>
          </table:table-cell>
          <table:table-cell table:formula="of:=[base.X72]" office:value-type="float" office:value="120" calcext:value-type="float">
            <text:p>120</text:p>
          </table:table-cell>
          <table:table-cell table:style-name="ce11" table:formula="of:=[base.N72]" office:value-type="float" office:value="1230" calcext:value-type="float">
            <text:p>1230</text:p>
          </table:table-cell>
          <table:table-cell table:style-name="ce17" table:formula="of:=IF(ISBLANK([base.Z72]);&quot;&quot;;[base.Z72])" office:value-type="string" office:string-value="tax_income" calcext:value-type="string">
            <text:p>tax_income</text:p>
          </table:table-cell>
          <table:table-cell table:style-name="ce17" table:formula="of:=IF(ISBLANK([base.AA72]);&quot;&quot;;[base.AA72])" office:value-type="float" office:value="-0.3" calcext:value-type="float">
            <text:p>-0,3</text:p>
          </table:table-cell>
          <table:table-cell table:style-name="ce17" table:formula="of:=IF(ISBLANK([base.AB72]);&quot;&quot;;[base.AB72])" office:value-type="string" office:string-value="local_tax_modifier" calcext:value-type="string">
            <text:p>local_tax_modifier</text:p>
          </table:table-cell>
          <table:table-cell table:style-name="ce17" table:formula="of:=IF(ISBLANK([base.AC72]);&quot;&quot;;[base.AC72])" office:value-type="float" office:value="0.04" calcext:value-type="float">
            <text:p>0,04</text:p>
          </table:table-cell>
          <table:table-cell table:style-name="ce17" table:formula="of:=IF(ISBLANK([base.AD72]);&quot;&quot;;[base.AD72])">
            <text:p/>
          </table:table-cell>
          <table:table-cell table:style-name="ce17" table:formula="of:=IF(ISBLANK([base.AE72]);&quot;&quot;;[base.AE72])">
            <text:p/>
          </table:table-cell>
          <table:table-cell table:style-name="ce17" table:formula="of:=IF(ISBLANK([base.AF72]);&quot;&quot;;[base.AF72])">
            <text:p/>
          </table:table-cell>
          <table:table-cell table:style-name="ce17" table:formula="of:=IF(ISBLANK([base.AG72]);&quot;&quot;;[base.AG72])">
            <text:p/>
          </table:table-cell>
          <table:table-cell table:style-name="ce17" table:number-columns-repeated="2"/>
          <table:table-cell table:style-name="ce17" table:formula="of:=IF(ISBLANK([base.AJ72]);&quot;&quot;;[base.AJ72])">
            <text:p/>
          </table:table-cell>
          <table:table-cell table:style-name="ce17" table:formula="of:=IF(ISBLANK([base.AK72]);&quot;&quot;;[base.AK72])" office:value-type="string" office:string-value="VOC_COMMERCIALE" calcext:value-type="string">
            <text:p>VOC_COMMERCIALE</text:p>
          </table:table-cell>
          <table:table-cell table:style-name="ce17" table:formula="of:=IF(ISBLANK([base.AL72]);&quot;&quot;;[base.AL72])" office:value-type="string" office:string-value="CT_adm_urbain_L4" calcext:value-type="string">
            <text:p>CT_adm_urbain_L4</text:p>
          </table:table-cell>
          <table:table-cell table:style-name="ce17" table:formula="of:=IF(ISBLANK([base.AM72]);&quot;&quot;;[base.AM72])">
            <text:p/>
          </table:table-cell>
          <table:table-cell table:style-name="ce17" table:formula="of:=IF(ISBLANK([base.AN72]);&quot;&quot;;[base.AN72])">
            <text:p/>
          </table:table-cell>
          <table:table-cell table:style-name="ce17" table:formula="of:=IF(ISBLANK([base.AO72]);&quot;&quot;;[base.AO72])" office:value-type="string" office:string-value="TECH_CONSTRUCTION" calcext:value-type="string">
            <text:p>TECH_CONSTRUCTION</text:p>
          </table:table-cell>
          <table:table-cell table:style-name="ce17" table:formula="of:=IF(ISBLANK([base.AP72]);&quot;&quot;;[base.AP72])" office:value-type="float" office:value="2" calcext:value-type="float">
            <text:p>2</text:p>
          </table:table-cell>
          <table:table-cell table:style-name="ce17" table:formula="of:=IF(ISBLANK([base.AQ72]);&quot;&quot;;[base.AQ72])" office:value-type="float" office:value="93" calcext:value-type="float">
            <text:p>93</text:p>
          </table:table-cell>
          <table:table-cell table:style-name="ce17" table:formula="of:=IF(ISBLANK([base.AR72]);&quot;&quot;;[base.AR72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73]" office:value-type="string" office:string-value="CT_beffroi_L1" calcext:value-type="string">
            <text:p>CT_beffroi_L1</text:p>
          </table:table-cell>
          <table:table-cell table:style-name="ce17" table:formula="of:=IF(ISBLANK([base.D73]);&quot;&quot;;[base.D73])" office:value-type="string" office:string-value="Tour Horloge" calcext:value-type="string">
            <text:p>Tour Horloge</text:p>
          </table:table-cell>
          <table:table-cell table:style-name="ce17" table:formula="of:=IF(ISBLANK([base.E73]);&quot;&quot;;[base.E73])" office:value-type="string" office:string-value="Clock Tower" calcext:value-type="string">
            <text:p>Clock Tower</text:p>
          </table:table-cell>
          <table:table-cell table:formula="of:=[base.W73]" office:value-type="float" office:value="150" calcext:value-type="float">
            <text:p>150</text:p>
          </table:table-cell>
          <table:table-cell table:formula="of:=[base.X73]" office:value-type="float" office:value="30" calcext:value-type="float">
            <text:p>30</text:p>
          </table:table-cell>
          <table:table-cell table:style-name="ce11" table:formula="of:=[base.N73]" office:value-type="float" office:value="220" calcext:value-type="float">
            <text:p>220</text:p>
          </table:table-cell>
          <table:table-cell table:style-name="ce17" table:formula="of:=IF(ISBLANK([base.Z73]);&quot;&quot;;[base.Z73])" office:value-type="string" office:string-value="liege_prestige" calcext:value-type="string">
            <text:p>liege_prestige</text:p>
          </table:table-cell>
          <table:table-cell table:style-name="ce17" table:formula="of:=IF(ISBLANK([base.AA73]);&quot;&quot;;[base.AA73])" office:value-type="float" office:value="0.02" calcext:value-type="float">
            <text:p>0,02</text:p>
          </table:table-cell>
          <table:table-cell table:style-name="ce17" table:formula="of:=IF(ISBLANK([base.AB73]);&quot;&quot;;[base.AB73])" office:value-type="string" office:string-value="tax_income" calcext:value-type="string">
            <text:p>tax_income</text:p>
          </table:table-cell>
          <table:table-cell table:style-name="ce17" table:formula="of:=IF(ISBLANK([base.AC73]);&quot;&quot;;[base.AC73])" office:value-type="float" office:value="-0.1" calcext:value-type="float">
            <text:p>-0,1</text:p>
          </table:table-cell>
          <table:table-cell table:style-name="ce17" table:formula="of:=IF(ISBLANK([base.AD73]);&quot;&quot;;[base.AD73])">
            <text:p/>
          </table:table-cell>
          <table:table-cell table:style-name="ce17" table:formula="of:=IF(ISBLANK([base.AE73]);&quot;&quot;;[base.AE73])">
            <text:p/>
          </table:table-cell>
          <table:table-cell table:style-name="ce17" table:formula="of:=IF(ISBLANK([base.AF73]);&quot;&quot;;[base.AF73])">
            <text:p/>
          </table:table-cell>
          <table:table-cell table:style-name="ce17" table:formula="of:=IF(ISBLANK([base.AG73]);&quot;&quot;;[base.AG73])">
            <text:p/>
          </table:table-cell>
          <table:table-cell table:style-name="ce17" table:number-columns-repeated="2"/>
          <table:table-cell table:style-name="ce17" table:formula="of:=IF(ISBLANK([base.AJ73]);&quot;&quot;;[base.AJ73])" office:value-type="string" office:string-value="CITE_L1" calcext:value-type="string">
            <text:p>CITE_L1</text:p>
          </table:table-cell>
          <table:table-cell table:style-name="ce17" table:formula="of:=IF(ISBLANK([base.AK73]);&quot;&quot;;[base.AK73])" office:value-type="string" office:string-value="CT_adm_urbain_L1" calcext:value-type="string">
            <text:p>CT_adm_urbain_L1</text:p>
          </table:table-cell>
          <table:table-cell table:style-name="ce17" table:formula="of:=IF(ISBLANK([base.AL73]);&quot;&quot;;[base.AL73])">
            <text:p/>
          </table:table-cell>
          <table:table-cell table:style-name="ce17" table:formula="of:=IF(ISBLANK([base.AM73]);&quot;&quot;;[base.AM73])">
            <text:p/>
          </table:table-cell>
          <table:table-cell table:style-name="ce17" table:formula="of:=IF(ISBLANK([base.AN73]);&quot;&quot;;[base.AN73])">
            <text:p/>
          </table:table-cell>
          <table:table-cell table:style-name="ce17" table:formula="of:=IF(ISBLANK([base.AO73]);&quot;&quot;;[base.AO73])" office:value-type="string" office:string-value="TECH_CONSTRUCTION" calcext:value-type="string">
            <text:p>TECH_CONSTRUCTION</text:p>
          </table:table-cell>
          <table:table-cell table:style-name="ce17" table:formula="of:=IF(ISBLANK([base.AP73]);&quot;&quot;;[base.AP73])" office:value-type="float" office:value="1" calcext:value-type="float">
            <text:p>1</text:p>
          </table:table-cell>
          <table:table-cell table:style-name="ce17" table:formula="of:=IF(ISBLANK([base.AQ73]);&quot;&quot;;[base.AQ73])" office:value-type="float" office:value="95" calcext:value-type="float">
            <text:p>95</text:p>
          </table:table-cell>
          <table:table-cell table:style-name="ce17" table:formula="of:=IF(ISBLANK([base.AR73]);&quot;&quot;;[base.AR73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74]" office:value-type="string" office:string-value="CT_beffroi_L2" calcext:value-type="string">
            <text:p>CT_beffroi_L2</text:p>
          </table:table-cell>
          <table:table-cell table:style-name="ce17" table:formula="of:=IF(ISBLANK([base.D74]);&quot;&quot;;[base.D74])" office:value-type="string" office:string-value="Beffroi" calcext:value-type="string">
            <text:p>Beffroi</text:p>
          </table:table-cell>
          <table:table-cell table:style-name="ce17" table:formula="of:=IF(ISBLANK([base.E74]);&quot;&quot;;[base.E74])" office:value-type="string" office:string-value="Belfry" calcext:value-type="string">
            <text:p>Belfry</text:p>
          </table:table-cell>
          <table:table-cell table:formula="of:=[base.W74]" office:value-type="float" office:value="240" calcext:value-type="float">
            <text:p>240</text:p>
          </table:table-cell>
          <table:table-cell table:formula="of:=[base.X74]" office:value-type="float" office:value="60" calcext:value-type="float">
            <text:p>60</text:p>
          </table:table-cell>
          <table:table-cell table:style-name="ce11" table:formula="of:=[base.N74]" office:value-type="float" office:value="460" calcext:value-type="float">
            <text:p>460</text:p>
          </table:table-cell>
          <table:table-cell table:style-name="ce17" table:formula="of:=IF(ISBLANK([base.Z74]);&quot;&quot;;[base.Z74])" office:value-type="string" office:string-value="liege_prestige" calcext:value-type="string">
            <text:p>liege_prestige</text:p>
          </table:table-cell>
          <table:table-cell table:style-name="ce17" table:formula="of:=IF(ISBLANK([base.AA74]);&quot;&quot;;[base.AA74])" office:value-type="float" office:value="0.03" calcext:value-type="float">
            <text:p>0,03</text:p>
          </table:table-cell>
          <table:table-cell table:style-name="ce17" table:formula="of:=IF(ISBLANK([base.AB74]);&quot;&quot;;[base.AB74])" office:value-type="string" office:string-value="tax_income" calcext:value-type="string">
            <text:p>tax_income</text:p>
          </table:table-cell>
          <table:table-cell table:style-name="ce17" table:formula="of:=IF(ISBLANK([base.AC74]);&quot;&quot;;[base.AC74])" office:value-type="float" office:value="-0.2" calcext:value-type="float">
            <text:p>-0,2</text:p>
          </table:table-cell>
          <table:table-cell table:style-name="ce17" table:formula="of:=IF(ISBLANK([base.AD74]);&quot;&quot;;[base.AD74])">
            <text:p/>
          </table:table-cell>
          <table:table-cell table:style-name="ce17" table:formula="of:=IF(ISBLANK([base.AE74]);&quot;&quot;;[base.AE74])">
            <text:p/>
          </table:table-cell>
          <table:table-cell table:style-name="ce17" table:formula="of:=IF(ISBLANK([base.AF74]);&quot;&quot;;[base.AF74])">
            <text:p/>
          </table:table-cell>
          <table:table-cell table:style-name="ce17" table:formula="of:=IF(ISBLANK([base.AG74]);&quot;&quot;;[base.AG74])">
            <text:p/>
          </table:table-cell>
          <table:table-cell table:style-name="ce17" table:number-columns-repeated="2"/>
          <table:table-cell table:style-name="ce17" table:formula="of:=IF(ISBLANK([base.AJ74]);&quot;&quot;;[base.AJ74])">
            <text:p/>
          </table:table-cell>
          <table:table-cell table:style-name="ce17" table:formula="of:=IF(ISBLANK([base.AK74]);&quot;&quot;;[base.AK74])" office:value-type="string" office:string-value="VOC_COMMERCIALE" calcext:value-type="string">
            <text:p>VOC_COMMERCIALE</text:p>
          </table:table-cell>
          <table:table-cell table:style-name="ce17" table:formula="of:=IF(ISBLANK([base.AL74]);&quot;&quot;;[base.AL74])" office:value-type="string" office:string-value="CT_beffroi_L1" calcext:value-type="string">
            <text:p>CT_beffroi_L1</text:p>
          </table:table-cell>
          <table:table-cell table:style-name="ce17" table:formula="of:=IF(ISBLANK([base.AM74]);&quot;&quot;;[base.AM74])">
            <text:p/>
          </table:table-cell>
          <table:table-cell table:style-name="ce17" table:formula="of:=IF(ISBLANK([base.AN74]);&quot;&quot;;[base.AN74])">
            <text:p/>
          </table:table-cell>
          <table:table-cell table:style-name="ce17" table:formula="of:=IF(ISBLANK([base.AO74]);&quot;&quot;;[base.AO74])" office:value-type="string" office:string-value="TECH_CONSTRUCTION" calcext:value-type="string">
            <text:p>TECH_CONSTRUCTION</text:p>
          </table:table-cell>
          <table:table-cell table:style-name="ce17" table:formula="of:=IF(ISBLANK([base.AP74]);&quot;&quot;;[base.AP74])" office:value-type="float" office:value="1" calcext:value-type="float">
            <text:p>1</text:p>
          </table:table-cell>
          <table:table-cell table:style-name="ce17" table:formula="of:=IF(ISBLANK([base.AQ74]);&quot;&quot;;[base.AQ74])" office:value-type="float" office:value="94" calcext:value-type="float">
            <text:p>94</text:p>
          </table:table-cell>
          <table:table-cell table:style-name="ce17" table:formula="of:=IF(ISBLANK([base.AR74]);&quot;&quot;;[base.AR74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75]" office:value-type="string" office:string-value="CT_beffroi_L3" calcext:value-type="string">
            <text:p>CT_beffroi_L3</text:p>
          </table:table-cell>
          <table:table-cell table:style-name="ce17" table:formula="of:=IF(ISBLANK([base.D75]);&quot;&quot;;[base.D75])" office:value-type="string" office:string-value="Haut Beffroi" calcext:value-type="string">
            <text:p>Haut Beffroi</text:p>
          </table:table-cell>
          <table:table-cell table:style-name="ce17" table:formula="of:=IF(ISBLANK([base.E75]);&quot;&quot;;[base.E75])" office:value-type="string" office:string-value="High Belfry" calcext:value-type="string">
            <text:p>High Belfry</text:p>
          </table:table-cell>
          <table:table-cell table:formula="of:=[base.W75]" office:value-type="float" office:value="360" calcext:value-type="float">
            <text:p>360</text:p>
          </table:table-cell>
          <table:table-cell table:formula="of:=[base.X75]" office:value-type="float" office:value="70" calcext:value-type="float">
            <text:p>70</text:p>
          </table:table-cell>
          <table:table-cell table:style-name="ce11" table:formula="of:=[base.N75]" office:value-type="float" office:value="770" calcext:value-type="float">
            <text:p>770</text:p>
          </table:table-cell>
          <table:table-cell table:style-name="ce17" table:formula="of:=IF(ISBLANK([base.Z75]);&quot;&quot;;[base.Z75])" office:value-type="string" office:string-value="liege_prestige" calcext:value-type="string">
            <text:p>liege_prestige</text:p>
          </table:table-cell>
          <table:table-cell table:style-name="ce17" table:formula="of:=IF(ISBLANK([base.AA75]);&quot;&quot;;[base.AA75])" office:value-type="float" office:value="0.05" calcext:value-type="float">
            <text:p>0,05</text:p>
          </table:table-cell>
          <table:table-cell table:style-name="ce17" table:formula="of:=IF(ISBLANK([base.AB75]);&quot;&quot;;[base.AB75])" office:value-type="string" office:string-value="tax_income" calcext:value-type="string">
            <text:p>tax_income</text:p>
          </table:table-cell>
          <table:table-cell table:style-name="ce17" table:formula="of:=IF(ISBLANK([base.AC75]);&quot;&quot;;[base.AC75])" office:value-type="float" office:value="-0.3" calcext:value-type="float">
            <text:p>-0,3</text:p>
          </table:table-cell>
          <table:table-cell table:style-name="ce17" table:formula="of:=IF(ISBLANK([base.AD75]);&quot;&quot;;[base.AD75])">
            <text:p/>
          </table:table-cell>
          <table:table-cell table:style-name="ce17" table:formula="of:=IF(ISBLANK([base.AE75]);&quot;&quot;;[base.AE75])">
            <text:p/>
          </table:table-cell>
          <table:table-cell table:style-name="ce17" table:formula="of:=IF(ISBLANK([base.AF75]);&quot;&quot;;[base.AF75])">
            <text:p/>
          </table:table-cell>
          <table:table-cell table:style-name="ce17" table:formula="of:=IF(ISBLANK([base.AG75]);&quot;&quot;;[base.AG75])">
            <text:p/>
          </table:table-cell>
          <table:table-cell table:style-name="ce17" table:number-columns-repeated="2"/>
          <table:table-cell table:style-name="ce17" table:formula="of:=IF(ISBLANK([base.AJ75]);&quot;&quot;;[base.AJ75])" office:value-type="string" office:string-value="CT_adm_urbain_L3" calcext:value-type="string">
            <text:p>CT_adm_urbain_L3</text:p>
          </table:table-cell>
          <table:table-cell table:style-name="ce17" table:formula="of:=IF(ISBLANK([base.AK75]);&quot;&quot;;[base.AK75])" office:value-type="string" office:string-value="VOC_COMMERCIALE" calcext:value-type="string">
            <text:p>VOC_COMMERCIALE</text:p>
          </table:table-cell>
          <table:table-cell table:style-name="ce17" table:formula="of:=IF(ISBLANK([base.AL75]);&quot;&quot;;[base.AL75])" office:value-type="string" office:string-value="CT_beffroi_L2" calcext:value-type="string">
            <text:p>CT_beffroi_L2</text:p>
          </table:table-cell>
          <table:table-cell table:style-name="ce17" table:formula="of:=IF(ISBLANK([base.AM75]);&quot;&quot;;[base.AM75])">
            <text:p/>
          </table:table-cell>
          <table:table-cell table:style-name="ce17" table:formula="of:=IF(ISBLANK([base.AN75]);&quot;&quot;;[base.AN75])">
            <text:p/>
          </table:table-cell>
          <table:table-cell table:style-name="ce17" table:formula="of:=IF(ISBLANK([base.AO75]);&quot;&quot;;[base.AO75])" office:value-type="string" office:string-value="TECH_CONSTRUCTION" calcext:value-type="string">
            <text:p>TECH_CONSTRUCTION</text:p>
          </table:table-cell>
          <table:table-cell table:style-name="ce17" table:formula="of:=IF(ISBLANK([base.AP75]);&quot;&quot;;[base.AP75])" office:value-type="float" office:value="1" calcext:value-type="float">
            <text:p>1</text:p>
          </table:table-cell>
          <table:table-cell table:style-name="ce17" table:formula="of:=IF(ISBLANK([base.AQ75]);&quot;&quot;;[base.AQ75])" office:value-type="float" office:value="93" calcext:value-type="float">
            <text:p>93</text:p>
          </table:table-cell>
          <table:table-cell table:style-name="ce17" table:formula="of:=IF(ISBLANK([base.AR75]);&quot;&quot;;[base.AR75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 table:number-rows-repeated="5">
          <table:table-cell/>
          <table:table-cell table:style-name="ce17" table:number-columns-repeated="2"/>
          <table:table-cell table:number-columns-repeated="2"/>
          <table:table-cell table:style-name="ce11"/>
          <table:table-cell table:style-name="ce17" table:number-columns-repeated="21"/>
          <table:table-cell table:number-columns-repeated="997"/>
        </table:table-row>
        <table:table-row table:style-name="ro2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0" loext:min-decimal-places="0" number:min-integer-digits="3"/>
    </number:number-style>
    <number:percentage-style style:name="N122">
      <number:number number:decimal-places="1" loext:min-decimal-places="1" number:min-integer-digits="1"/>
      <number:text>%</number:text>
    </number:percentage-style>
    <number:percentage-style style:name="N123">
      <number:number number:decimal-places="3" loext:min-decimal-places="3" number:min-integer-digits="1"/>
      <number:text>%</number:text>
    </number:percentage-style>
    <number:percentage-style style:name="N124">
      <number:number number:decimal-places="4" loext:min-decimal-places="4" number:min-integer-digits="1"/>
      <number:text>%</number:text>
    </number:percentage-style>
    <number:number-style style:name="N125">
      <number:number number:decimal-places="14" loext:min-decimal-places="14" number:min-integer-digits="1"/>
    </number:number-style>
    <number:number-style style:name="N126">
      <number:number number:decimal-places="0" loext:min-decimal-places="0" number:min-integer-digits="1" number:display-factor="1000"/>
      <number:text> an(s)</number:text>
    </number:number-style>
    <number:number-style style:name="N127">
      <number:text>et </number:text>
      <number:number number:decimal-places="0" loext:min-decimal-places="0" number:min-integer-digits="2"/>
      <number:text> mois</number:text>
    </number:number-style>
    <number:number-style style:name="N128">
      <number:number number:decimal-places="0" loext:min-decimal-places="0" number:min-integer-digits="2" number:display-factor="1000"/>
      <number:text> an(s)</number:text>
    </number:number-style>
    <number:number-style style:name="N129">
      <number:number number:decimal-places="0" loext:min-decimal-places="0" number:min-integer-digits="1"/>
      <number:text> an(s)</number:text>
    </number:number-style>
    <number:percentage-style style:name="N130">
      <number:number number:decimal-places="2" loext:min-decimal-places="2" number:min-integer-digits="1"/>
      <number:text>%</number:text>
    </number:percentage-style>
    <number:percentage-style style:name="N131">
      <number:number number:decimal-places="0" loext:min-decimal-places="0" number:min-integer-digits="1"/>
      <number:text>%</number:text>
    </number:percentage-style>
    <number:number-style style:name="N132">
      <number:number number:decimal-places="1" loext:min-decimal-places="1" number:min-integer-digits="1" number:grouping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15:04:54.5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49:59.61</meta:creation-date>
    <dc:date>2020-05-16T18:59:18.008000000</dc:date>
    <meta:editing-duration>PT5H47M54S</meta:editing-duration>
    <meta:editing-cycles>9</meta:editing-cycles>
    <meta:generator>LibreOffice/6.0.7.3$Windows_X86_64 LibreOffice_project/dc89aa7a9eabfd848af146d5086077aeed2ae4a5</meta:generator>
    <meta:document-statistic meta:table-count="2" meta:cell-count="1950" meta:object-count="0"/>
  </office:meta>
</office:document-meta>
</file>